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2.03.31 12:42   |   <text:a xlink:type="simple" xlink:href="http://palinfo.habago.org/Entry?Command=Information_PrintForum&amp;iPage=511#FORUM31439"><text:span text:style-name="T2">#</text:span></text:a></text:p>
      <text:p text:style-name="P2"><text:span text:style-name="T3">(</text:span>續<text:span text:style-name="T3">)<text:line-break/><text:line-break/></text:span>賀<text:span text:style-name="T3">!!! </text:span>黑松茶花綠茶榮獲國家認證<text:span text:style-name="T3"><text:s/>"</text:span>不易形成體脂肪<text:span text:style-name="T3">".<text:line-break/><text:line-break/></text:span>斗大的紅色賀字標籤就貼在每一瓶飲料罐上<text:span text:style-name="T3">. </text:span>我們的<text:span text:style-name="T3"><text:s/>"</text:span>國家認證<text:span text:style-name="T3">" </text:span>真的很好笑<text:span text:style-name="T3">,</text:span>感覺就像一種圖利廠商的廣告<text:span text:style-name="T3">,</text:span>而非科學認證<text:span text:style-name="T3">. </text:span>而且<text:span text:style-name="T3">,</text:span>這話很奇怪<text:span text:style-name="T3">,</text:span>喝茶怎麼形成體脂肪<text:span text:style-name="T3">? </text:span>再仔細一看瓶子上的廣告內容<text:span text:style-name="T3">,</text:span>寫著<text:span text:style-name="T3">: "</text:span>本產品經動物實驗證實有助於降低體脂肪形成<text:span text:style-name="T3">."<text:line-break/><text:line-break/></text:span>之前提到的那瓶朋友由美國攜回的魚油<text:span text:style-name="T3">,</text:span>上面寫著<text:span text:style-name="T3"><text:s/>"</text:span>本產品無法診斷治療或預防任何一種疾病<text:span text:style-name="T3">,</text:span>但有一些支持性卻非結論性的研究指出或許有助於降低心血管疾病的風險<text:span text:style-name="T3">." </text:span>相對之下<text:span text:style-name="T3">,</text:span>我們華人在各行各業的心態和用語顯然就不誠實且誇大許多<text:span text:style-name="T3">. </text:span>動不動就是斗大的<text:span text:style-name="T3"><text:s/>"</text:span>賀<text:span text:style-name="T3">" </text:span>字<text:span text:style-name="T3">!! </text:span>盡一切可能誇大聳動渲染甚至乾脆捏造比較快<text:span text:style-name="T3">,</text:span>能預防這個預防那個<text:span text:style-name="T3">,</text:span>往往講得幾乎就像仙丹那樣神奇<text:span text:style-name="T3">. <text:line-break/><text:line-break/></text:span>這都還是屬於有管制的<text:span text:style-name="T3">,</text:span>至於那些沒有管制的就更離譜了<text:span text:style-name="T3">. </text:span>而且<text:span text:style-name="T3">,</text:span>不管有管制沒管制<text:span text:style-name="T3">,</text:span>你也不能對之公開有所質疑喔<text:span text:style-name="T3">,</text:span>要不然很可能哪天回家在路上就被人砍腳筋剁手筋了<text:span text:style-name="T3">. </text:span>陳永興當高雄衛生局局長就是因為當真去查緝或管制不良藥品<text:span text:style-name="T3">,</text:span>結果被打到頭部縫了四十幾針<text:span text:style-name="T3">. </text:span>還好我完全沒興趣<text:span text:style-name="T3">(</text:span>也沒那個膽<text:span text:style-name="T3">)</text:span>當官或當民代<text:span text:style-name="T3">,</text:span>否則恐怕就不是四十幾針能脫身<text:span text:style-name="T3">.<text:line-break/><text:line-break/></text:span>哪天若把這留言給寫成立報<text:span text:style-name="T3">,</text:span>得再多打上幾個馬賽克才行<text:span text:style-name="T3">,</text:span>完全不能指名道姓<text:span text:style-name="T3">,</text:span>除非我活得不耐煩了<text:span text:style-name="T3">.<text:line-break/><text:line-break/></text:span>在某個意義上來講<text:span text:style-name="T3">,</text:span>自然科學是不會有<text:span text:style-name="T3"><text:s/>"</text:span>證實<text:span text:style-name="T3">" </text:span>這回事的<text:span text:style-name="T3">,</text:span>因為經驗世界永遠都說不準<text:span text:style-name="T3">,</text:span>今天太陽升起了<text:span text:style-name="T3">,</text:span>明天是否還升起<text:span text:style-name="T3">,</text:span>沒有人能說得準<text:span text:style-name="T3">. </text:span>如果明天太陽仍然升起了<text:span text:style-name="T3">,</text:span>那也只是一種偶然<text:span text:style-name="T3">,</text:span>而非邏輯上之必然<text:span text:style-name="T3">. </text:span>我們對於經驗世界的各項研究與預測<text:span text:style-name="T3">,</text:span>只是一種歸納<text:span text:style-name="T3">,</text:span>而非演繹<text:span text:style-name="T3">. </text:span>觀察了一千萬隻白天鵝<text:span text:style-name="T3">,</text:span>我們永遠不知道第一千萬零一隻是否會跑出一隻黑天鵝<text:span text:style-name="T3">. <text:line-break/><text:line-break/></text:span>但是<text:span text:style-name="T3">,</text:span>你看市面上各種廣告卻動不動就寫著<text:span text:style-name="T3"><text:s/>"</text:span>證實<text:span text:style-name="T3">",</text:span>又不是邏輯數學<text:span text:style-name="T3">,</text:span>你怎麼可能證實一種對於未來事件的預測<text:span text:style-name="T3">? </text:span>但人家外國人卻只敢寫著<text:span text:style-name="T3"><text:s/>"</text:span>有一些支持性但非結論性的研究指出<text:span text:style-name="T3">".<text:line-break/><text:line-break/></text:span>即便是針對<text:span text:style-name="T3"><text:s/>"</text:span>該產品之降低體脂肪形成<text:span text:style-name="T3">" </text:span>進行研究<text:span text:style-name="T3">,</text:span>都得一大堆人分別研究個十幾年<text:span text:style-name="T3">,</text:span>慢慢才會有一些<text:span text:style-name="T3"><text:s/>"</text:span>支持性<text:span text:style-name="T3">" </text:span>而非<text:span text:style-name="T3"><text:s/>"</text:span>結論性<text:span text:style-name="T3">" </text:span>的研究結果出現<text:span text:style-name="T3">,</text:span>黑松哪來這樣一些研究人員<text:span text:style-name="T3">? </text:span>再說<text:span text:style-name="T3">,</text:span>這得需要一大筆研究經費<text:span text:style-name="T3">,</text:span>廠商捨得花嗎<text:span text:style-name="T3">? </text:span>我很好奇於是就去查了一下黑松究竟怎麼做動物實驗<text:span text:style-name="T3">? <text:line-break/><text:line-break/></text:span>馬上就在這裏<text:span text:style-name="T3"><text:s/>http://www.mtc5118.ntou.edu.tw/ </text:span>的<text:span text:style-name="T3"><text:s/>"</text:span>執行計畫<text:span text:style-name="T3">" </text:span>欄裏找到了<text:span text:style-name="T3">. </text:span>一共有兩個研究<text:span text:style-name="T3">,</text:span>一個經費四十萬<text:span text:style-name="T3">,</text:span>一個一百萬<text:span text:style-name="T3">. </text:span>研究時間約半年<text:span text:style-name="T3">. </text:span>這樣的研究能得出結論甚至<text:span text:style-name="T3"><text:s/>"</text:span>證實<text:span text:style-name="T3">" </text:span>甚至貼上斗大的<text:span text:style-name="T3"><text:s/>"</text:span>賀<text:span text:style-name="T3">" </text:span>字標籤說是<text:span text:style-name="T3"><text:s/>"</text:span>國家認證<text:span text:style-name="T3">" </text:span>嗎<text:span text:style-name="T3">? </text:span>這樣的認證不會太兒戲太荒唐嗎<text:span text:style-name="T3">?<text:line-break/><text:line-break/></text:span>更不可思議的是<text:span text:style-name="T3">,</text:span>這兩個黑松研究計畫的執行者竟然就是衛生署健康食品審議委員會委員本人<text:span text:style-name="T3">. </text:span>這就跟蔡英文的宇昌案一樣<text:span text:style-name="T3">,</text:span>自己提出申請<text:span text:style-name="T3">,</text:span>然後自己審查<text:span text:style-name="T3">,</text:span>左手審查右手<text:span text:style-name="T3">,</text:span>有可能不<text:span text:style-name="T3"><text:s/>"</text:span>認證<text:span text:style-name="T3">" </text:span>通過嗎<text:span text:style-name="T3">?<text:line-break/><text:line-break/></text:span>我不相信只是黑松如此<text:span text:style-name="T3">,</text:span>我倒是相信這樣一種現象應該非常普遍甚至就是一種基本常態<text:span text:style-name="T3">.<text:line-break/><text:line-break/></text:span>別小看這樣一些事<text:span text:style-name="T3">,</text:span>它一點也不小<text:span text:style-name="T3">,</text:span>在我看來<text:span text:style-name="T3">,</text:span>它不但不是小事<text:span text:style-name="T3">,</text:span>而且是有關文明生活的大事<text:span text:style-name="T3">. </text:span>從這個措詞跳到那個措詞<text:span text:style-name="T3">,</text:span>短短幾個筆畫<text:span text:style-name="T3">,</text:span>卻不知要累積多少年的痛苦<text:span text:style-name="T3">.</text:span></text:p>
      <text:p text:style-name="P1"><text:span text:style-name="T1">良哲</text:span><text:s/>  |  2012.03.30 01:33   |   <text:a xlink:type="simple" xlink:href="http://palinfo.habago.org/Entry?Command=Information_PrintForum&amp;iPage=511#FORUM31438"><text:span text:style-name="T2">#</text:span></text:a></text:p>
      <text:p text:style-name="P3">稍早有找狗狗溝通，已經放出來了，應該就是桑博吧？</text:p>
      <text:p text:style-name="P1"><text:span text:style-name="T1">鄭啟承</text:span><text:s/>  |  2012.03.30 00:23   |   <text:a xlink:type="simple" xlink:href="http://palinfo.habago.org/Entry?Command=Information_PrintForum&amp;iPage=511#FORUM31437"><text:span text:style-name="T2">#</text:span></text:a></text:p>
      <text:p text:style-name="P2">家裡工作的電腦壞了，沒辦法訓狗，等明天進辦公室才有辦法放人了。<text:span text:style-name="T3"><text:line-break/><text:line-break/></text:span>管教不週，請見諒。</text:p>
      <text:p text:style-name="P1"><text:span text:style-name="T1">陳真</text:span><text:s/>  |  2012.03.29 16:20   |   <text:a xlink:type="simple" xlink:href="http://palinfo.habago.org/Entry?Command=Information_PrintForum&amp;iPage=511#FORUM31436"><text:span text:style-name="T2">#</text:span></text:a></text:p>
      <text:p text:style-name="P3">有朋友之留言擋在後台<text:span text:style-name="T3">,</text:span>我人不在家中<text:span text:style-name="T3">,</text:span>無法放行<text:span text:style-name="T3">,</text:span>懇請方便放行者教訓一下笨狗<text:span text:style-name="T3">,</text:span>給予放行<text:span text:style-name="T3">.</text:span></text:p>
      <text:p text:style-name="P1"><text:span text:style-name="T1">陳真</text:span><text:s/>  |  2012.03.29 16:17   |   <text:a xlink:type="simple" xlink:href="http://palinfo.habago.org/Entry?Command=Information_PrintForum&amp;iPage=511#FORUM31435"><text:span text:style-name="T2">#</text:span></text:a></text:p>
      <text:p text:style-name="P2"><text:span text:style-name="T3">(</text:span>續<text:span text:style-name="T3">)<text:line-break/><text:line-break/></text:span>這是續之前批評<text:span text:style-name="T3"><text:s/>"</text:span>貼爛文大王<text:span text:style-name="T3">" </text:span>李同學曾貼過的一篇綠營學者爛文<text:span text:style-name="T3">,</text:span>那爛文為了打擊馬英九選情<text:span text:style-name="T3">,</text:span>裝模作樣好像很關心什麼人權自由似的<text:span text:style-name="T3">,</text:span>講一堆有關什麼台灣人權自由的<text:span text:style-name="T3"><text:s/>"</text:span>大倒退<text:span text:style-name="T3">" </text:span>進而成為什麼<text:span text:style-name="T3">"</text:span>國際笑柄<text:span text:style-name="T3">" </text:span>的<text:span text:style-name="T3"><text:s/>"</text:span>數據<text:span text:style-name="T3">". </text:span>但是<text:span text:style-name="T3">,</text:span>就算沒唸過書<text:span text:style-name="T3">,</text:span>理應也不至於會笨到那樣解讀資訊<text:span text:style-name="T3">,</text:span>完全就是歪曲或剪接<text:span text:style-name="T3">. <text:line-break/><text:line-break/></text:span>對此<text:span text:style-name="T3">,</text:span>我之前已舉證其刻意歪曲與荒謬理解的部份<text:span text:style-name="T3">.</text:span>當他們看到底下這樣一種甚至勝過浪漫自由的法國意味著台灣乃人權大國的<text:span text:style-name="T3"><text:s/>"</text:span>國際大光榮<text:span text:style-name="T3">"</text:span>的資訊<text:span text:style-name="T3">,</text:span>依其邏輯<text:span text:style-name="T3">,</text:span>他們豈不是應該馬上普天同慶歌頌馬英九才對<text:span text:style-name="T3">,</text:span>簡直是台灣之光不是嗎<text:span text:style-name="T3">?<text:line-break/><text:line-break/></text:span>我可以很確定地說<text:span text:style-name="T3">: </text:span>這年頭<text:span text:style-name="T3">,</text:span>只要是挺綠的媒體或讀書人<text:span text:style-name="T3">,</text:span>他們不管講什麼我都不會馬上相信<text:span text:style-name="T3">(</text:span>其實應該說我會馬上不相信<text:span text:style-name="T3">),</text:span>因為歪曲造謠比例幾乎高達百分之百<text:span text:style-name="T3">,</text:span>非常不誠實<text:span text:style-name="T3">.<text:line-break/><text:line-break/></text:span>如前所說<text:span text:style-name="T3">,</text:span>我們其實都只是在做廣告<text:span text:style-name="T3">,</text:span>但即便是廣告商也該誠實<text:span text:style-name="T3">. </text:span>當一個人或一個黨或一個媒體<text:span text:style-name="T3">,</text:span>對你用一種智障到爆非常低能的方式企圖來欺騙你時<text:span text:style-name="T3">,</text:span>那意味著他根本只是把你當北七而無絲毫尊重<text:span text:style-name="T3">.<text:line-break/><text:line-break/></text:span>有朋友從美國帶給我一瓶魚油<text:span text:style-name="T3">,</text:span>我看到上面清楚寫著<text:span text:style-name="T3">: "</text:span>本產品無法診斷或治療或預防任何疾病<text:span text:style-name="T3">",</text:span>然後後面還寫著<text:span text:style-name="T3">: "</text:span>但有一些支持性而非結論性的研究指出<text:span text:style-name="T3">: </text:span>此類魚油之適量攝取<text:span text:style-name="T3">,</text:span>或許有助於降低心血管疾病的風險<text:span text:style-name="T3">".<text:line-break/><text:line-break/></text:span>英國的連鎖大超市<text:span text:style-name="T3">Tesco,</text:span>有一回在芒果攤位旁掛了個小牌子<text:span text:style-name="T3">,</text:span>上頭寫著<text:span text:style-name="T3">: "</text:span>可提昇免疫力<text:span text:style-name="T3">,</text:span>預防罹癌<text:span text:style-name="T3">",</text:span>結果馬上被有關單位開罰數百萬鉅款<text:span text:style-name="T3">. </text:span>但在台灣<text:span text:style-name="T3">,</text:span>你幾乎可以宣稱你的產品可以防癌防中風防所有疾病<text:span text:style-name="T3">,</text:span>隨便你怎麼胡說八道都行<text:span text:style-name="T3">. </text:span>這也難怪為什麼台灣特別是南部<text:span text:style-name="T3">,</text:span>洗腎率世界最高<text:span text:style-name="T3">,</text:span>因為他們太愛吃什麼保健食品或維他命了<text:span text:style-name="T3">. <text:line-break/><text:line-break/></text:span>這些微量元素或礦物質維他命之類<text:span text:style-name="T3">,</text:span>除非你飲食功能有障礙無法適當進食或是經常有一餐沒一餐<text:span text:style-name="T3">,</text:span>或身處偏遠<text:span text:style-name="T3">,</text:span>食物來源選擇極度有限<text:span text:style-name="T3">,</text:span>否則根本不需要再補充什麼保健食品<text:span text:style-name="T3">,</text:span>根本沒有那種東西<text:span text:style-name="T3">,</text:span>如果真的想吃<text:span text:style-name="T3">,</text:span>偶而吃個一顆補充一下就行<text:span text:style-name="T3">,</text:span>根本也不需要每天吃一堆<text:span text:style-name="T3">. <text:line-break/><text:line-break/></text:span>我每天花許多時間告訴病人這些觀念<text:span text:style-name="T3">,</text:span>但沒有幾個人能聽得進去<text:span text:style-name="T3">,</text:span>他們顯然比較相信藉此賺取暴利的藥商與醫生們的不實廣告<text:span text:style-name="T3">,</text:span>把自己的五臟六腑拿來當藥罐<text:span text:style-name="T3">,</text:span>讓別人賺大錢<text:span text:style-name="T3">.<text:line-break/><text:line-break/></text:span>基本上<text:span text:style-name="T3">,</text:span>這個世界就是由各種廣告組成<text:span text:style-name="T3">,</text:span>學會怎麼看廣告<text:span text:style-name="T3">,</text:span>於是變成一件最為基本重要的事<text:span text:style-name="T3">. </text:span>你要知道怎麼看待是非與善惡美醜<text:span text:style-name="T3">,</text:span>通常來說<text:span text:style-name="T3">,</text:span>越是光鮮亮麗越是溫馨越是正義凜然的<text:span text:style-name="T3">,</text:span>似乎也往往越是臭不可聞<text:span text:style-name="T3">,</text:span>離真實越遠<text:span text:style-name="T3">. </text:span>當然<text:span text:style-name="T3">,</text:span>我不是說每一個都是這樣<text:span text:style-name="T3">,</text:span>所以請正人君子們不用生氣<text:span text:style-name="T3">; </text:span>有原則當然就有例外<text:span text:style-name="T3">,</text:span>搞不好你剛好就是例外<text:span text:style-name="T3">.<text:line-break/><text:line-break/></text:span>陳真<text:span text:style-name="T3"><text:line-break/>======================<text:line-break/><text:line-break/></text:span>全球媒體自由台灣第<text:span text:style-name="T3">17</text:span>　亞洲<text:span text:style-name="T3">NO.1<text:line-break/><text:line-break/></text:span>蘋果日報<text:span text:style-name="T3"><text:line-break/>2012</text:span>年<text:span text:style-name="T3">03</text:span>月<text:span text:style-name="T3">29</text:span>日<text:span text:style-name="T3">11:59 <text:line-break/><text:line-break/></text:span>蓋洛普民意測驗中心（<text:span text:style-name="T3">Gallup</text:span>）今天公布的「<text:span text:style-name="T3">2011</text:span>年全球媒體自由度調查報告」，這項針對全球<text:span text:style-name="T3">133</text:span>個國家進行的調查中，台灣全球排名第<text:span text:style-name="T3">17</text:span>，是亞洲地區最高，排名甚至高於法國、西班牙和日本。芬蘭在調查中奪冠，是全球媒體自由度最高的國家，其次是荷蘭和澳洲。<text:span text:style-name="T3"><text:line-break/><text:line-break/></text:span>香港排名第<text:span text:style-name="T3">19</text:span>，被列為擁有部分新聞自由的地區，<text:span text:style-name="T3">85%</text:span>的港人認為媒體有報導自由。中國大陸排名<text:span text:style-name="T3">89</text:span>，被評定為沒有新聞自由的國家，但<text:span text:style-name="T3">58%</text:span>的中國受訪者認為有報導自由，只有<text:span text:style-name="T3">14%</text:span>認為沒有。</text:p>
      <text:p text:style-name="P4"/>
      <text:p text:style-name="P1"><text:span text:style-name="T1">桑博</text:span><text:s/>  |  2012.03.28 21:21   |   <text:a xlink:type="simple" xlink:href="http://palinfo.habago.org/Entry?Command=Information_PrintForum&amp;iPage=512#FORUM31434"><text:span text:style-name="T2">#</text:span></text:a></text:p>
      <text:p text:style-name="P2">网站负责人：<text:span text:style-name="T3"><text:line-break/></text:span>你好。<text:span text:style-name="T3"><text:line-break/></text:span>我们是中国大陆民间<text:span text:style-name="T3">“</text:span>关注影视制作小组<text:span text:style-name="T3">”</text:span>，已将新近译制的《<text:span text:style-name="T3">THE NEW BLACK</text:span>（新一代黑鬼）》（<text:span text:style-name="T3">WMV</text:span>格式文件）发到贵站邮箱<text:span text:style-name="T3">pal.letters@Gmail.com<text:line-break/></text:span>请查收。<text:span text:style-name="T3"><text:line-break/></text:span>该音乐视频系南非、巴勒斯坦音乐家首次携手创作。译制工作，我们获得了原作者授权。<text:span text:style-name="T3"><text:line-break/></text:span>请协助传播。<text:span text:style-name="T3"><text:line-break/></text:span>向你们致敬。</text:p>
      <text:p text:style-name="P1"><text:span text:style-name="T1">梁裕康</text:span><text:s/>  |  2012.03.27 18:55   |   <text:a xlink:type="simple" xlink:href="http://palinfo.habago.org/Entry?Command=Information_PrintForum&amp;iPage=512#FORUM31433"><text:span text:style-name="T2">#</text:span></text:a></text:p>
      <text:p text:style-name="P3">如果我也有這樣的影片，<text:span text:style-name="T3"><text:line-break/><text:line-break/></text:span>而且也看到了，<text:span text:style-name="T3"><text:line-break/><text:line-break/></text:span>我想我會立刻掉眼淚。</text:p>
      <text:p text:style-name="P1"><text:span text:style-name="T1">陳真</text:span><text:s/>  |  2012.03.27 17:09   |   <text:a xlink:type="simple" xlink:href="http://palinfo.habago.org/Entry?Command=Information_PrintForum&amp;iPage=512#FORUM31432"><text:span text:style-name="T2">#</text:span></text:a></text:p>
      <text:p text:style-name="P2"><text:span text:style-name="T3">(</text:span>續<text:span text:style-name="T3">)<text:line-break/><text:line-break/></text:span>不知道為什麼<text:span text:style-name="T3">,</text:span>常想起維根斯坦生活中的特定幾件事<text:span text:style-name="T3">,</text:span>例如愛丁堡的某道城牆<text:span text:style-name="T3">,</text:span>醫院志工同事們下了班<text:span text:style-name="T3">,</text:span>經常三五成群互相邀約去街上逛<text:span text:style-name="T3">,</text:span>但維根斯坦有點怪異彆扭<text:span text:style-name="T3">,</text:span>所以沒有人喜歡找他<text:span text:style-name="T3">,</text:span>於是他常一個人就在那牆上走著<text:span text:style-name="T3">.<text:line-break/><text:line-break/></text:span>剛去劍橋時<text:span text:style-name="T3">,</text:span>我一個人住在教會的一個房子叫<text:span text:style-name="T3">Link House,</text:span>就在康河邊<text:span text:style-name="T3">,</text:span>有塊大草皮<text:span text:style-name="T3">. </text:span>維根斯坦曾經在這草皮上跟幾個學生和朋友玩他所要求要玩自己發明的一個遊戲<text:span text:style-name="T3">: </text:span>每個人扮一個星球<text:span text:style-name="T3">,</text:span>有人扮地球<text:span text:style-name="T3">,</text:span>有人扮月亮太陽及各大行星<text:span text:style-name="T3">,</text:span>然後就開始轉<text:span text:style-name="T3">. <text:line-break/><text:line-break/></text:span>轉了很久<text:span text:style-name="T3">,</text:span>大家覺得這遊戲真的很無聊<text:span text:style-name="T3">,</text:span>但社會化程度很低<text:span text:style-name="T3">,</text:span>平常拘謹怪異而彆扭的維根斯坦卻發號施令教每顆星球怎麼轉<text:span text:style-name="T3">,</text:span>轉得很開心<text:span text:style-name="T3">,</text:span>發出平常難得一聞樂不可支的叫聲<text:span text:style-name="T3">,</text:span>這下卻讓大家更覺得怪異了<text:span text:style-name="T3">,</text:span>心裏想著<text:span text:style-name="T3"><text:s/>"</text:span>有這麼好玩嗎<text:span text:style-name="T3">?"<text:line-break/><text:line-break/></text:span>不知道為什麼<text:span text:style-name="T3">,</text:span>每當我想起這些或許微不足道的往事時<text:span text:style-name="T3">,</text:span>心裏就特別難過<text:span text:style-name="T3">. </text:span>幾次在他墳上<text:span text:style-name="T3">,</text:span>我都會想辦法用念力告訴地底下的維根斯坦說<text:span text:style-name="T3">...<text:line-break/><text:line-break/></text:span>想說什麼卻說不上來<text:span text:style-name="T3">,</text:span>或許就像在他愛爾蘭海邊故居天花板橫樑上找到的那一小塊破碎的信紙<text:span text:style-name="T3">,</text:span>上頭只能看見兩個字<text:span text:style-name="T3">: Dear Wittgenstein</text:span></text:p>
      <text:p text:style-name="P1"><text:span text:style-name="T1">陳真</text:span><text:s/>  |  2012.03.27 16:40   |   <text:a xlink:type="simple" xlink:href="http://palinfo.habago.org/Entry?Command=Information_PrintForum&amp;iPage=512#FORUM31431"><text:span text:style-name="T2">#</text:span></text:a></text:p>
      <text:p text:style-name="P3">兩點了<text:span text:style-name="T3">,</text:span>頭痛欲裂<text:span text:style-name="T3">,</text:span>吃完了勇敢餐<text:span text:style-name="T3">,</text:span>做了光明操的練習<text:span text:style-name="T3">,</text:span>鼓起勇氣<text:span text:style-name="T3">,</text:span>勇敢燦爛地迎向陽光<text:span text:style-name="T3">,</text:span>來到店裏準備接客<text:span text:style-name="T3">. </text:span>據說史懷哲有時脾氣火爆<text:span text:style-name="T3">,</text:span>看診看到怒火攻心摔椅子捶牆壁<text:span text:style-name="T3">. </text:span>不管好人壞人<text:span text:style-name="T3">,</text:span>人不是布偶<text:span text:style-name="T3">,</text:span>不是二次元生物<text:span text:style-name="T3">,</text:span>人總會有或總該有著一種人性深度<text:span text:style-name="T3">. <text:line-break/><text:line-break/></text:span>常想拍一部維根斯坦的電影<text:span text:style-name="T3">,</text:span>連片名都想好了<text:span text:style-name="T3">,</text:span>就叫做<text:span text:style-name="T3"><text:s/>"</text:span>親愛的維根斯坦<text:span text:style-name="T3">". </text:span>大約二十幾年前有人也拍了一部<text:span text:style-name="T3">,</text:span>拍得爛到爆<text:span text:style-name="T3">,</text:span>把維根斯坦拍得陰陽怪氣裝模作樣<text:span text:style-name="T3">.<text:line-break/><text:line-break/></text:span>理解一個人或描述一個人<text:span text:style-name="T3">,</text:span>並不是講述那些所謂重要事蹟或什麼重要思想<text:span text:style-name="T3">,</text:span>人的真實樣貌反倒是藏在那些不具有公眾意義的瑣碎細節或一顰一笑<text:span text:style-name="T3">.<text:line-break/><text:line-break/></text:span>我唸小學三四年級就被狗仔隊偷拍了<text:span text:style-name="T3">,</text:span>有人在背後跟著我放學回家<text:span text:style-name="T3">,</text:span>一路偷拍<text:span text:style-name="T3">,</text:span>而我都沒察覺<text:span text:style-name="T3">. </text:span>偷拍的人就是我媽<text:span text:style-name="T3">. </text:span>在那個年代<text:span text:style-name="T3">,</text:span>連相機都十分罕見<text:span text:style-name="T3">,</text:span>更不用說<text:span text:style-name="T3">v8.<text:line-break/><text:line-break/></text:span>那捲偷拍的影片裏<text:span text:style-name="T3">,</text:span>我放學回家走到半路<text:span text:style-name="T3">,</text:span>經過路旁一棵樹<text:span text:style-name="T3">,</text:span>伸出一枝橫向樹幹<text:span text:style-name="T3">. </text:span>我想了一想又折返<text:span text:style-name="T3">,</text:span>攀上樹幹<text:span text:style-name="T3">,</text:span>像猴子一樣抓著樹幹蕩來蕩去<text:span text:style-name="T3">,</text:span>蕩了一會又從樹上跳下繼續走<text:span text:style-name="T3">,</text:span>走到鞋子都掉了又跑回去撿<text:span text:style-name="T3">. </text:span>短短不到五分鐘的短片<text:span text:style-name="T3">,</text:span>我常覺得這似乎才是我的真實影像<text:span text:style-name="T3">. </text:span>但我能想像<text:span text:style-name="T3">,</text:span>今天假設來了一個笨導演<text:span text:style-name="T3">,</text:span>那我就慘了<text:span text:style-name="T3">,</text:span>拍出來的我恐怕連我自己都不認得<text:span text:style-name="T3">.<text:line-break/><text:line-break/></text:span>我若拍維根斯坦<text:span text:style-name="T3">,</text:span>根本不需要講他的什麼哲學思想<text:span text:style-name="T3">,</text:span>一樣能<text:span text:style-name="T3"><text:s/>"</text:span>說出<text:span text:style-name="T3">" </text:span>很多說不上來但卻屬於他以及屬於每個人共有的東西<text:span text:style-name="T3">. </text:span>如果詩真能救世界<text:span text:style-name="T3">,</text:span>或許原因就在此<text:span text:style-name="T3">. </text:span>理解如何<text:span text:style-name="T3">,</text:span>世界便如何<text:span text:style-name="T3">.<text:line-break/><text:line-break/></text:span>可這年頭<text:span text:style-name="T3">,</text:span>世界越來越扁平化<text:span text:style-name="T3">,</text:span>從聲音影像變成一道道行為主義式的庸俗命題<text:span text:style-name="T3">,</text:span>進而變成一個個標語口號<text:span text:style-name="T3">. </text:span>比方說一樣是拍人物<text:span text:style-name="T3">,</text:span>從蘇古諾夫拍日本天皇<text:span text:style-name="T3">(The Sun),</text:span>到<text:span text:style-name="T3">Martin scorsese</text:span>拍達賴<text:span text:style-name="T3">(Kundun),</text:span>從天才到大師約略降了一級<text:span text:style-name="T3">,</text:span>一直到了盧貝松拍翁山蘇姬<text:span text:style-name="T3">,</text:span>差不多就跟拍鹹酥雞的廣告差不多水平了<text:span text:style-name="T3">. <text:line-break/><text:line-break/></text:span>至於那些本土盛行的影片<text:span text:style-name="T3">,</text:span>例如拍<text:span text:style-name="T3">xxx(</text:span>恕我膽小不敢明言<text:span text:style-name="T3">,</text:span>我之前留言板罵過的那部拍宜蘭某夫婦的片<text:span text:style-name="T3">),</text:span>無疑更是北七級的代表作<text:span text:style-name="T3">(</text:span>我當然不會去看<text:span text:style-name="T3">,</text:span>但我不用看也知道那是大爛片<text:span text:style-name="T3">).<text:line-break/><text:line-break/></text:span>難道講這些也跟戰爭與和平有關<text:span text:style-name="T3">? </text:span>當然有關<text:span text:style-name="T3">. </text:span>詩沒法改變事實<text:span text:style-name="T3">,</text:span>但能整個改變我們對於所謂事實的態度<text:span text:style-name="T3">. </text:span>沈從文說得對<text:span text:style-name="T3">,</text:span>詩人是這樣一種生物<text:span text:style-name="T3">,</text:span>同樣一個東西<text:span text:style-name="T3">,</text:span>他可以一下說這樣一下又說那樣<text:span text:style-name="T3">;</text:span>沈從文說<text:span text:style-name="T3">,</text:span>別跟這樣一些怪人為難<text:span text:style-name="T3">,</text:span>由他去吧<text:span text:style-name="T3">. </text:span>借用柏拉圖的洞穴寓言<text:span text:style-name="T3">,</text:span>或許這些曾經走出洞外的怪人之所見<text:span text:style-name="T3">,</text:span>才是較為真實的影像<text:span text:style-name="T3">.</text:span></text:p>
      <text:p text:style-name="P1">J. Z.   |  2012.03.27 15:21   |   <text:a xlink:type="simple" xlink:href="http://palinfo.habago.org/Entry?Command=Information_PrintForum&amp;iPage=512#FORUM31430"><text:span text:style-name="T2">#</text:span></text:a></text:p>
      <text:p text:style-name="P2">我相信就算愛因斯坦看過<text:span text:style-name="T3">"</text:span>黑太陽<text:span text:style-name="T3">"</text:span>或是其它什麼日本軍隊燒殺的紀錄他還是會說一樣的話<text:span text:style-name="T3">. <text:line-break/><text:line-break/></text:span>為什麼<text:span text:style-name="T3">? </text:span>因為這根本一碼歸一碼啊<text:span text:style-name="T3">!!<text:line-break/><text:line-break/></text:span>難道我們可以講<text:span text:style-name="T3">: "</text:span>當年納粹殺猶太人真是幹得好<text:span text:style-name="T3">, </text:span>看今日以色列對巴勒斯坦人做的<text:span text:style-name="T3">..."<text:line-break/><text:line-break/></text:span>不知道李同學是不是常常上巴哈姆特的場外<text:span text:style-name="T3">? </text:span>因為這種論述方式讓我想到那樣一個莫名其妙亂七八糟的台式論壇<text:span text:style-name="T3">.</text:span></text:p>
      <text:p text:style-name="P1"><text:span text:style-name="T1">鄭啟承</text:span><text:s/>  |  2012.03.27 01:57   |   <text:a xlink:type="simple" xlink:href="http://palinfo.habago.org/Entry?Command=Information_PrintForum&amp;iPage=512#FORUM31429"><text:span text:style-name="T2">#</text:span></text:a></text:p>
      <text:p text:style-name="P3">李同學你突然這樣寫我還真是有點傻眼。我不認識你，對你個人當然沒意見，但一個人要寫些什麼東西前，特別是<text:span text:style-name="T3">(1)</text:span>如果他希望只用一兩句就寫完自己的想法時，<text:span text:style-name="T3">(2)</text:span>如果他所提及的是一個智力和品性都十分優越的人的行為或想法，那他最好多用點大腦再下筆，否則人家看了只會搖頭。<text:span text:style-name="T3"><text:line-break/><text:line-break/></text:span>你這樣子的「回應」差不多就和吐痰或打手槍射精在公眾場所牆壁上沒什麼兩樣，我英文不好，但是一些狀聲詞記得很多比如看到什麼讓我傻眼或是感覺被打敗的東西時我腦內除了冒出台語國語有時候還會冒出一句<text:span text:style-name="T3"><text:s/>WTF? </text:span>你的「回應」就讓我腦裡出現<text:span text:style-name="T3"><text:s/>WTF </text:span>三個字加一個問號。<text:span text:style-name="T3"><text:line-break/><text:line-break/></text:span>我當然不是說我寫的很有水平或很高尚，我寫的基本上也是在吐痰和打手槍，但基本上我是忍不住才戰戰競競滿懷羞恥或敬意在打，你讓我感覺很隨便，隨便到一見牆上有痰你也跟著吐了，而且吐得亂七八糟很沒誠意，只噴出些口水沒見什麼痰在裡頭。</text:p>
      <text:p text:style-name="P1"><text:span text:style-name="T1">李秉叡</text:span><text:s/>  |  2012.03.26 23:15   |   <text:a xlink:type="simple" xlink:href="http://palinfo.habago.org/Entry?Command=Information_PrintForum&amp;iPage=512#FORUM31428"><text:span text:style-name="T2">#</text:span></text:a></text:p>
      <text:p text:style-name="P2">此人如果知道當年日本在中國、南韓、東南亞地區做了許多亂七八糟的事的話，它火許就不會這麼想了。<text:span text:style-name="T3"><text:line-break/>==========================================<text:line-break/></text:span>愛因斯坦的研究間接促成了後來原子彈的製造和使用，原子彈投下日本後他卻相當懊悔，說當初致信羅斯福提議研製原子彈是他「一生中最大的錯誤和遺憾」。他甚至對自己的研究成果感到後悔。「早知如此，我寧可當個修錶匠。」</text:p>
      <text:p text:style-name="P1"><text:span text:style-name="T1">鄭啟承</text:span><text:s/>  |  2012.03.25 14:05   |   <text:a xlink:type="simple" xlink:href="http://palinfo.habago.org/Entry?Command=Information_PrintForum&amp;iPage=512#FORUM31427"><text:span text:style-name="T2">#</text:span></text:a></text:p>
      <text:p text:style-name="P3">楊．馬泰爾（<text:span text:style-name="T3">Yan Martel</text:span>）在「少年<text:span text:style-name="T3"><text:s/>Pi </text:span>的奇幻漂流（<text:span text:style-name="T3">Life of Pi</text:span>）」中說了這麼一段話：「我知道動物園在人們心中已不再美好，宗教也是，某種關於自由的幻想毀了它們。」我的一種夢境受傷的感覺同樣強烈，只不過毀了它們的不只是幻想，還有各種謊言和操弄，以及一種視生命痛苦為無物的冷血態度。<text:span text:style-name="T3"><text:line-break/><text:line-break/></text:span>常有人說我多才多藝，但才華並非我所願，十項全能與其說是追尋，不如說是逃避。就像馬泰爾在書裡說的，動物園裡的動物之所以會逃跑，通常不是為了「去」某個特定的地方，而是為了「躲」什麼東西，換句話說在動物的領域裡有什麼東西驚嚇了牠，才讓牠跑了出來，而非如人們想像般奔向什麼自由。嚮往自由或追求智慧和成就等等並不是我們的天性，躲避到一個安全的地方療傷恐怕才是真正的寫照。<text:span text:style-name="T3"><text:line-break/><text:line-break/></text:span>現實害你跌倒，一切快樂只好往夢裡尋。也許這就是為什麼我從小喜歡打電動、喜歡看漫畫、喜歡機械和科學，喜歡生物學和動物的原因吧。也許所有自閉的人都有這樣的氣質。說穿了不過一個字：逃。萬般天才不過就一個逃字，所謂才華高低只是看你逃的決心大小而已。<text:span text:style-name="T3"><text:line-break/><text:line-break/></text:span>但永遠有那麼一種東西，不但征服了一切，甚至連你的夢都不忘過，讓你逃也逃不走。戰爭似乎離我很遠，但聽不到震天砲火、看不到血肉模糊的戰爭似乎更有殺傷力，它沒有傷害到我們的肉體，卻深深傷害了我們的心。一切違反人性或是遭致痛苦的事當然都是一種戰爭，這樣一個時代，還有哪一個角落能夠讓你安安穩穩地放個自己的夢？我不知道有沒有上帝，但世界上被造出了這麼多的雨林和千萬種生命總有其理由，我們卻很敢，硬生生地將這些迅速毀去，製造大片汙染環境，甚至連自己同種的同胞也不放過而殺戮無數。<text:span text:style-name="T3"><text:line-break/><text:line-break/></text:span>從小就喜歡動物園和各種動物，縱然不是野人，但總覺得血液裡流著野性的因子，動物總是比較貼近我的心。這貼近當然是一廂情願，不是說我很愛護動物，貼近是指我想貼近動物，動物可不一定想被我貼近，特別是小時候玩弄甚至玩死過這麼多動物後。長大後念了書，知識豐富了，許多事明白了，特別是瞭解了所謂保育或動物權概念，我的一廂情願自然就被打醒了。至少有個改變是我便不再做動物實驗甚至放棄從小做為一個生物學家的夢想，即使我仍記得過去這些帶給我多少的快樂。<text:span text:style-name="T3"><text:line-break/><text:line-break/></text:span>戰爭或槍砲彈藥或動物實驗或各種科技或商業，當我對這些東西知道愈多，我那些原來的夢就變得愈黯淡。問題不在這些東西本身，問題是它們被用在製造痛苦上頭。一個東西當被連結到了痛苦上，它自然就不再美好。<text:span text:style-name="T3"><text:line-break/><text:line-break/>10 </text:span>歲起沒了家庭，生命就靠著逃避在支撐，總在逃之中享受醒著的時光。比如少年時常常在電動遊樂場遊盪，要不就在家裡的電視機前鍛練，練就一身高超的電玩本領。我的科技天份以及深度（<text:span text:style-name="T3">I mean </text:span>近視深度）大概就是這樣培養出來的吧。<text:span text:style-name="T3"><text:line-break/><text:line-break/></text:span>長大後多麼懷念那樣一種感覺，五光十色，打打殺殺好不快活。總想重溫從小的這樣一種興趣，但不管我再有技術或再有錢可以完全重現小時候的那些電動遊戲或是最新沒玩過的電玩科技，我的心早已變了，不再能享受這些東西了。看到拿著槍砲或刀械對著別人砍殺－即便只是個虛擬的人，我心裡仍有說不出的厭惡。飛機汽車機械也是一樣，原本對這些十分著迷的，但如今這些卻全讓我聯想到一些不好的事，內心十分排拒。我這才頓時明白戰爭究竟帶給了我什麼影響，是怎麼傷害了我。戰爭侵蝕了我，毀了我一個一個的夢。<text:span text:style-name="T3"><text:line-break/><text:line-break/></text:span>戰爭以及槍砲彈藥最可怕並不是它殺死了多少生命，而是它毀了我們原本對一切事物的基本良善認知。於是你失去了看漫畫的動力、失去了對打打殺殺的電玩的嗜好，失去了對機械飛機汽車的興趣，失去了對動物園的喜愛，失去了對科學研究的熱情，甚至失去了肉慾（<text:span text:style-name="T3">I mean </text:span>吃肉的慾望）。<text:span text:style-name="T3"><text:line-break/><text:line-break/></text:span>愛因斯坦的研究間接促成了後來原子彈的製造和使用，原子彈投下日本後他卻相當懊悔，說當初致信羅斯福提議研製原子彈是他「一生中最大的錯誤和遺憾」。他甚至對自己的研究成果感到後悔。「早知如此，我寧可當個修錶匠。」<text:span text:style-name="T3"><text:line-break/><text:line-break/></text:span>不知道愛因斯坦是不是真心講這話。但還好我天性樂觀，從不覺得人生一定要矢志篤行。志向在我生命中不是很重要的概念，志向的反義詞我倒是做得很好，逃吧。一個夢碎了，只好再逃進另一個夢，於是我又逃進了攝影，逃進了繪畫，逃進了音樂，逃進了雕刻等一個個更純綷更脫離地面的東西。想想也難怪有人會喜歡數學或哲學或天文學，這大概是逃的極限了吧我想，總不會連這些東西都有人想要染指吧？<text:span text:style-name="T3"><text:line-break/><text:line-break/></text:span>一直很喜歡攝影，但這<text:span text:style-name="T3"><text:s/>Kony 2012 </text:span>恐怕連我攝影這夢也要蒙上一層羞辱的痛苦感。忍耐很久才有辦法把這影片看完，在我看這樣的一部影片恐怕就足以讓我們動了殺機來引爆原子彈或發動革命了。革命當然不是照影片所說去革一個什麼大魔頭或恐怖組織的命，而是去革這些所謂善心正義人士或慈善團體的命，把這些全給消滅掉。<text:span text:style-name="T3"><text:line-break/><text:line-break/></text:span>在我看這影片正是一個很好的測試，像驗孕棒一樣，你是聰明還是愚笨，是善良還是嗜血，驗完立刻分曉。正如這影片一開始所說，這二十幾分鐘的畫面是一個實驗。只是這實驗結果洽洽說明了大多數人理智和情感的素質。<text:span text:style-name="T3"><text:line-break/><text:line-break/></text:span>我其實一秒鐘也不想講這影片，恨不得把它從我腦裡完全刪除，和人說我看過這影片就和被人發現我在公眾場合自慰一樣，我也許野蠻下流又不求上進，但羞恥心卻是有的。就像我從大約一歲起出門就一定會穿衣服，三十幾年來志向十分堅定。<text:span text:style-name="T3"><text:line-break/><text:line-break/></text:span>怎麼會有一個慈善<text:span text:style-name="T3">(</text:span>？<text:span text:style-name="T3">)</text:span>團體說我們一定要這樣那樣來「改變人類歷史進程」？彷彿我們這麼做就是在「創造歷史」並成就了什麼偉大的正義使命一樣？甚至一副不這樣不那樣不完成這個那個使命人類歷史就會因此而遭逢什麼不測一般？<text:span text:style-name="T3"> <text:line-break/><text:line-break/></text:span>這個「偉大」的運動未免也太沒骨頭了一點，像小李子一樣「求」美國出兵擔任所謂顧問，人家不理你的時候灰心喪志，人家點頭答應時欣喜若狂，這麼軟<text:span text:style-name="T3">Q</text:span>的一種社運不怕讓人瞧不起嗎？<text:span text:style-name="T3"><text:line-break/><text:line-break/></text:span>而且若是如果這影片所說這是「美國歷史上首次因人民的要求而改變或做出特定的政策」，那這所謂的民主大國未免也可笑了吧，美國人不該因此感到歡欣鼓舞，應該感到羞恥才對。而且這所謂美國的支援在「利益虧損」時還「隨時會撤走」喔，有這樣一個想去就去，想走就走，高興的時候配合你一下，不高興的時候就不鳥你、完全看利益辦事的政府，美國人應該徹底懷疑自己對民主的認知並開始懷疑自己所做的諸如這類所謂「社運」的意義才對，怎麼會還會像開派對一樣彷如自己成就了什麼偉大的正義使命一般？<text:span text:style-name="T3"><text:line-break/><text:line-break/></text:span>但這些其實都不是真正的問題，真正的問題它假善惡之名汙辱了我們的智慧，也汙辱了一切我們對人世真實血肉的理解，這般把善惡給「電玩」化、弄成漫畫式情節讓我們心生厭惡，更浮現出無數不妙的感覺。我們喜歡單純精緻，但真實人世卻不是這樣，人性有限，人性造就的善惡悲歡卻是複雜無限，豈有舉世悲劇化約為寥寥幾方角色之理？把現實悲劇怪罪在某一個特定人物是很可惡很反智的，反之亦然。如此科學小飛俠大戰惡魔黨的廣告式情節出現的時候，小偵探柯南便會眉頭深鎖說道：看來案情並不單純。經驗告訴我們，操弄是一切惡事的前兆，特別是美國。<text:span text:style-name="T3"><text:line-break/><text:line-break/></text:span>我不參加社運，因此這些不便講太多，說到這裡就好，以免引人反感，畢竟別人要支持什麼運動是他的自由。<text:span text:style-name="T3">Kony 2012 </text:span>在我看確實就像病毒一樣，不值得關注，若不想讓它影響自己的健康和心情，那就別把它當一回事，把它視為一種花大錢製作、精緻但不實的廣告即可。<text:span text:style-name="T3"><text:line-break/><text:line-break/></text:span>如果有人因為小弟說這些而被弄糊塗了，感覺無所適從，那也只能說抱歉，我無意影響別人。這其實也很正常，畢竟我們某個意義上都是電視兒童，是看廣告長大的，我們藉廣告和文宣建立起自己的世界觀，差別只在於我們後來選擇了不同的頻道收看而已。廣告只是搖籃曲，像各式藥效不同的安眠藥一樣。如果你發現有人信誓誓旦旦說著一些讓你困惑的話，別怪他，他不奇怪也不壞，他只是心裡懷抱著和你不一樣的夢而已。</text:p>
      <text:p text:style-name="P1"><text:span text:style-name="T1">陳真</text:span><text:s/>  |  2012.03.25 12:44   |   <text:a xlink:type="simple" xlink:href="http://palinfo.habago.org/Entry?Command=Information_PrintForum&amp;iPage=512#FORUM31426"><text:span text:style-name="T2">#</text:span></text:a></text:p>
      <text:p text:style-name="P2"><text:span text:style-name="T3">(</text:span>續前所述<text:span text:style-name="T3">) </text:span>我們一樣是在做廣告<text:span text:style-name="T3">,</text:span>差別只是在於我們廣告做輸人家而已<text:span text:style-name="T3">. <text:line-break/><text:line-break/></text:span>另外還有個重要差別是這些混蛋做的是<text:span text:style-name="T3"><text:s/>"</text:span>不實<text:span text:style-name="T3">" </text:span>廣告<text:span text:style-name="T3">. </text:span>也許你會說<text:span text:style-name="T3">,</text:span>既然都是廣告<text:span text:style-name="T3">,by definition,</text:span>豈有真實的廣告之理<text:span text:style-name="T3">?</text:span>就算記錄片或新聞報導也不可能是實在的<text:span text:style-name="T3">,</text:span>因為我們畢竟不是神<text:span text:style-name="T3">,</text:span>無法觀照一切<text:span text:style-name="T3">,</text:span>我們只能透果某種品味或世界觀來<text:span text:style-name="T3"><text:s/>"</text:span>剪接<text:span text:style-name="T3">",</text:span>呈現出一種我們所欲呈現的<text:span text:style-name="T3"><text:s/>"</text:span>世界<text:span text:style-name="T3">".<text:line-break/><text:line-break/></text:span>這樣講當然沒有錯<text:span text:style-name="T3">,</text:span>但即便如此<text:span text:style-name="T3">,</text:span>一個合理的廣告跟詐騙集團純屬詐騙的廣告畢竟還是有著失之毫釐謬以千里的差別<text:span text:style-name="T3">,</text:span>雖然兩者本質上都只是一種詮釋<text:span text:style-name="T3">.<text:line-break/><text:line-break/></text:span>也許你又會說<text:span text:style-name="T3">: </text:span>你不是老說齊克果說自己是個騙子老千<text:span text:style-name="T3">,</text:span>要把人騙進真理裏頭來嗎<text:span text:style-name="T3">? </text:span>還不是一樣都是騙<text:span text:style-name="T3">. <text:line-break/><text:line-break/></text:span>這樣說其實也沒錯<text:span text:style-name="T3">,</text:span>但即便如此仍然還是有個差別<text:span text:style-name="T3">. </text:span>詐騙集團行騙是一種私利圖謀<text:span text:style-name="T3">,</text:span>什麼人權自由什麼碗糕民主什麼愛台灣愛啥曉的漂亮話純粹只是一種幌子<text:span text:style-name="T3">,</text:span>背後的暴利與權力才是目的<text:span text:style-name="T3">. <text:line-break/><text:line-break/></text:span>他不是真的要解決他宣稱所要解決的那些痛苦與不幸<text:span text:style-name="T3">,</text:span>而是看到痛苦與不幸便爽歪了<text:span text:style-name="T3">,</text:span>越是不幸他就越有炒作渲染擴大的生意空間<text:span text:style-name="T3">.</text:span>在傷口上撒鹽<text:span text:style-name="T3">,</text:span>製造更多不幸衝突與對立<text:span text:style-name="T3">,</text:span>獲得最大的暴利與權力<text:span text:style-name="T3">.<text:line-break/><text:line-break/></text:span>本來只是死一百人<text:span text:style-name="T3">,</text:span>在這些詐騙集團的<text:span text:style-name="T3"><text:s/>"</text:span>拯救<text:span text:style-name="T3">" </text:span>下<text:span text:style-name="T3">,</text:span>保證能死上一百萬<text:span text:style-name="T3">. </text:span>但是<text:span text:style-name="T3">,</text:span>在他們宣稱要<text:span text:style-name="T3"><text:s/>"</text:span>拯救<text:span text:style-name="T3">" </text:span>這一百人時<text:span text:style-name="T3">,</text:span>凡是阻撓其騙術或不願配合演出者<text:span text:style-name="T3">,</text:span>便會被抹黑成<text:span text:style-name="T3"><text:s/>"</text:span>恐怖份子<text:span text:style-name="T3">",</text:span>或說他們不關心人權什麼碗糕的<text:span text:style-name="T3">.<text:line-break/><text:line-break/></text:span>市面上一直有著這樣兩種廣告公司<text:span text:style-name="T3">,</text:span>一間開得很大<text:span text:style-name="T3">,</text:span>營業額動輒億來億去<text:span text:style-name="T3">,</text:span>另一間往往是小本經營<text:span text:style-name="T3">,</text:span>永遠虧本<text:span text:style-name="T3">,</text:span>賠上青春血淚<text:span text:style-name="T3">.<text:line-break/><text:line-break/></text:span>會不會哪一天小公司取得勝利<text:span text:style-name="T3">? </text:span>我想應該會<text:span text:style-name="T3">,</text:span>但各位最好不要相信我的話<text:span text:style-name="T3">.</text:span>這就好像說上帝國有一天將會君臨天下一樣<text:span text:style-name="T3">. </text:span>想要相信的人<text:span text:style-name="T3">,</text:span>後果自負<text:span text:style-name="T3">,</text:span>屆時上帝國如果一直沒有來<text:span text:style-name="T3">,</text:span>可別說你被誰騙了<text:span text:style-name="T3">.<text:line-break/><text:line-break/></text:span>我多少也稱得上是個騙子<text:span text:style-name="T3">,</text:span>不過我是個誠實的騙子<text:span text:style-name="T3">,</text:span>跟姜太公釣魚一樣<text:span text:style-name="T3">,</text:span>願被騙者請上鉤<text:span text:style-name="T3">,</text:span>不願者回頭<text:span text:style-name="T3">. <text:line-break/><text:line-break/></text:span></text:p>
      <text:p text:style-name="P1"><text:span text:style-name="T1">陳真</text:span><text:s/>  |  2012.03.24 04:59   |   <text:a xlink:type="simple" xlink:href="http://palinfo.habago.org/Entry?Command=Information_PrintForum&amp;iPage=512#FORUM31425"><text:span text:style-name="T2">#</text:span></text:a></text:p>
      <text:p text:style-name="P3">這是續喬治庫什麼尼的被<text:span text:style-name="T3"><text:s/>"</text:span>逮捕<text:span text:style-name="T3">" </text:span>的那件事<text:span text:style-name="T3">. <text:line-break/><text:line-break/></text:span>說來慚愧<text:span text:style-name="T3">,</text:span>要不是<text:span text:style-name="T3">Kusturica</text:span>在<text:span text:style-name="T3">1995</text:span>年針對南斯拉夫內戰所講的那一席指控美國<text:span text:style-name="T3">CIA</text:span>介入挑起戰爭的言論<text:span text:style-name="T3">,</text:span>我恐怕不知道還要被美國多騙幾年<text:span text:style-name="T3">. <text:line-break/><text:line-break/></text:span>當時不了解<text:span text:style-name="T3">Kusturica</text:span>為什麼會講出這麼<text:span text:style-name="T3"><text:s/>"</text:span>奇怪<text:span text:style-name="T3">" </text:span>而且<text:span text:style-name="T3"><text:s/>"</text:span>違反常識<text:span text:style-name="T3">" </text:span>的話<text:span text:style-name="T3">,</text:span>美國不是民主人權大國嗎<text:span text:style-name="T3">? </text:span>維護民主人權自由都來不及了<text:span text:style-name="T3">,</text:span>怎麼會是這樣一場腥風血雨的幕後推手<text:span text:style-name="T3">? <text:line-break/><text:line-break/></text:span>但我還是選擇把<text:span text:style-name="T3">Kusturisca</text:span>的話認真看待<text:span text:style-name="T3">,</text:span>因為一個如此正直聰明而且非常虔誠的人<text:span text:style-name="T3">,</text:span>不可能在一個重要問題上講出如此違反常識的傻話<text:span text:style-name="T3">,</text:span>其言必有所本<text:span text:style-name="T3">. </text:span>一定是我們所認為的<text:span text:style-name="T3"><text:s/>"</text:span>常識<text:span text:style-name="T3">" </text:span>錯了<text:span text:style-name="T3">.<text:line-break/><text:line-break/></text:span>這故事告訴我們三件事<text:span text:style-name="T3">: <text:line-break/><text:line-break/></text:span>第一<text:span text:style-name="T3">: </text:span>我們必須學會因人廢言<text:span text:style-name="T3">,</text:span>因人舉言<text:span text:style-name="T3">. <text:line-break/><text:line-break/></text:span>一個渾蛋或一個俗不可耐的人或一個不知道自己是北七的北七講的話<text:span text:style-name="T3">(</text:span>例如市面上各種名人<text:span text:style-name="T3">),</text:span>根本連聽都不用聽<text:span text:style-name="T3">,</text:span>直接當做放屁就好<text:span text:style-name="T3">. </text:span>相反地<text:span text:style-name="T3">,</text:span>一個好人當真講的話往往值得聆聽<text:span text:style-name="T3">. </text:span>特別是當一個好人甘冒大不諱講出一些不討喜的言論時<text:span text:style-name="T3">,</text:span>那些話必有其重要性<text:span text:style-name="T3">.<text:line-break/><text:line-break/></text:span>第二<text:span text:style-name="T3">,</text:span>科學<text:span text:style-name="T3"><text:s/>"</text:span>常識<text:span text:style-name="T3">" </text:span>也許是透過某種理性產生<text:span text:style-name="T3">,</text:span>但科學以外的<text:span text:style-name="T3"><text:s/>"</text:span>常識<text:span text:style-name="T3">" </text:span>卻很顯然是人工塑造<text:span text:style-name="T3">. </text:span>我們其實就像飼料雞一樣<text:span text:style-name="T3">,</text:span>主人餵什麼<text:span text:style-name="T3">,</text:span>我們就吃什麼<text:span text:style-name="T3">;</text:span>主人要我們怎麼想<text:span text:style-name="T3">,</text:span>我們便怎麼想<text:span text:style-name="T3">;</text:span>主人要我們愛誰<text:span text:style-name="T3">,</text:span>我們就愛誰<text:span text:style-name="T3">,</text:span>乖得很<text:span text:style-name="T3">.<text:line-break/><text:line-break/></text:span>在入侵伊拉克之前大約一年半載<text:span text:style-name="T3">,</text:span>美國的民意調查顯示只有不到一成的人認為伊拉克的海珊對世界和平或美國安全構成威脅<text:span text:style-name="T3">. </text:span>但是<text:span text:style-name="T3">,</text:span>經過媒體綿密的所謂人權報導與恐怖攻擊之洗腦<text:span text:style-name="T3">,</text:span>加上各種<text:span text:style-name="T3"><text:s/>"</text:span>人權鬥士<text:span text:style-name="T3">" </text:span>們的<text:span text:style-name="T3"><text:s/>"</text:span>熱血<text:span text:style-name="T3">" </text:span>呼號以及網路上各種無大腦的聲援轉寄連署之類<text:span text:style-name="T3">,</text:span>短短幾個月的時間<text:span text:style-name="T3">,</text:span>竟然有高達八九成的美國人認為海珊將用什麼大規模毀滅武器摧毀美國摧毀世界和平<text:span text:style-name="T3">.</text:span>所謂常識就是這麼來的<text:span text:style-name="T3">. <text:line-break/><text:line-break/></text:span>後來<text:span text:style-name="T3">,</text:span>伊戰失利<text:span text:style-name="T3">,</text:span>無數的謊言一一被揭穿<text:span text:style-name="T3">,</text:span>布希講了九百多個有關伊拉克的指控<text:span text:style-name="T3">,</text:span>竟然除了海刪確有其人之外<text:span text:style-name="T3">,</text:span>沒有一道指控是真的<text:span text:style-name="T3">,</text:span>全是謊言<text:span text:style-name="T3">. </text:span>於是美國所謂<text:span text:style-name="T3"><text:s/>"</text:span>民意<text:span text:style-name="T3">" </text:span>對於伊戰的評價也就隨著政治風向而旋轉到反戰的那一頭<text:span text:style-name="T3">,</text:span>八成以上的美國人認為侵略伊拉克是錯的<text:span text:style-name="T3">.<text:line-break/><text:line-break/></text:span>如果你以為這樣一種轉向意味著<text:span text:style-name="T3"><text:s/>"</text:span>民智大開<text:span text:style-name="T3">" </text:span>或什麼<text:span text:style-name="T3"><text:s/>"</text:span>民意的覺醒<text:span text:style-name="T3">",</text:span>那你真的是太天真了<text:span text:style-name="T3">. </text:span>民意或常識只是隨著不同的政治需要而調整<text:span text:style-name="T3">,</text:span>而不是這一群飼料雞本身產生了理性上的質變<text:span text:style-name="T3">. </text:span>美國如此<text:span text:style-name="T3">,</text:span>台灣當然也一樣<text:span text:style-name="T3">. <text:line-break/><text:line-break/></text:span>第三<text:span text:style-name="T3">,</text:span>政治沒有那麼多偶然或湊巧<text:span text:style-name="T3">. <text:line-break/><text:line-break/></text:span>個人遭遇或許還講個緣字<text:span text:style-name="T3">,</text:span>有著某種偶然成份<text:span text:style-name="T3">,</text:span>但政治上卻不會有那麼多偶然<text:span text:style-name="T3">. </text:span>比方說莫名其妙突然冒出一些什麼人權呼籲或什麼爭民主爭自由的<text:span text:style-name="T3">,</text:span>毫無疑問背後肯定有著無數牽扯不清的政治操作與炒作<text:span text:style-name="T3">.<text:line-break/><text:line-break/></text:span>這樣講很容易引起誤解<text:span text:style-name="T3">,</text:span>彷彿所有一切改變都是被刻意挑起<text:span text:style-name="T3">;</text:span>基本上其實我正是此意<text:span text:style-name="T3">,</text:span>但這倒也不是說一切建構全屬捏造或無中生有<text:span text:style-name="T3">. </text:span>這就好像當我們說知識是被建構時<text:span text:style-name="T3">,</text:span>並不是說其建構內涵全屬陰謀捏造<text:span text:style-name="T3">. <text:line-break/><text:line-break/></text:span>哪怕只是一封莫名其妙冒出來的什麼匿名人權呼籲<text:span text:style-name="T3">,</text:span>事實上都不會如其表面所呈現那般單純<text:span text:style-name="T3">. </text:span>這倒也不是說這全是<text:span text:style-name="T3">CIA</text:span>在搞鬼<text:span text:style-name="T3">,</text:span>但它至少反映了某種通常是居於主流地位的政治需要<text:span text:style-name="T3">. <text:line-break/><text:line-break/></text:span>特別是最近這十幾二十年<text:span text:style-name="T3">,</text:span>每次美國準備要<text:span text:style-name="T3"><text:s/>"</text:span>拯救<text:span text:style-name="T3">" </text:span>誰時<text:span text:style-name="T3">,</text:span>相關的各種<text:span text:style-name="T3"><text:s/>"</text:span>需要拯救<text:span text:style-name="T3">" </text:span>的言論或活動便會極其不尋常地大量出現<text:span text:style-name="T3">,</text:span>感覺就像在打廣告一樣<text:span text:style-name="T3">. </text:span>打廣告的目的不為別的<text:span text:style-name="T3">,</text:span>就是製造常識建立共識<text:span text:style-name="T3">,</text:span>使某種異常或異樣行為看起來變得好正常好合理甚至好偉大好動人<text:span text:style-name="T3">.<text:line-break/><text:line-break/></text:span>講這些跟喬治庫什麼尼的有啥關係<text:span text:style-name="T3">? </text:span>當然有關係<text:span text:style-name="T3">. </text:span>簡單說就是我不相信那只是一時的偶然<text:span text:style-name="T3">,</text:span>我更不相信那是個人行為<text:span text:style-name="T3">;</text:span>那肯定是整個廣告的一環<text:span text:style-name="T3">. </text:span>這不是陰謀論<text:span text:style-name="T3">,</text:span>這只是一種事物之所必然的陽謀<text:span text:style-name="T3">,</text:span>因為我們也一樣是在做廣告<text:span text:style-name="T3">,</text:span>差別只是在於我們廣告做輸人家而已<text:span text:style-name="T3">. </text:span></text:p>
      <text:p text:style-name="P1"><text:span text:style-name="T1">陳真</text:span><text:s/>  |  2012.03.23 02:49   |   <text:a xlink:type="simple" xlink:href="http://palinfo.habago.org/Entry?Command=Information_PrintForum&amp;iPage=512#FORUM31424"><text:span text:style-name="T2">#</text:span></text:a></text:p>
      <text:p text:style-name="P2">一種宣稱<text:span text:style-name="T3"><text:s/>A,</text:span>往往是做為另一種宣稱<text:span text:style-name="T3"><text:s/>B </text:span>的回應<text:span text:style-name="T3">;A</text:span>本身無法適當理解<text:span text:style-name="T3">,</text:span>除非<text:span text:style-name="T3"><text:s/>B </text:span>同時被關注<text:span text:style-name="T3">,</text:span>或者說<text:span text:style-name="T3">,A</text:span>的意義有個以<text:span text:style-name="T3"><text:s/>B </text:span>為參考架構的範圍<text:span text:style-name="T3">,</text:span>它只能在這個意義上被理解<text:span text:style-name="T3">. </text:span>一旦超出這個範圍<text:span text:style-name="T3">,A</text:span>便不再是原來那個<text:span text:style-name="T3">A.<text:line-break/><text:line-break/></text:span>一個概念或命題<text:span text:style-name="T3">,</text:span>理應不會憑空冒出才對<text:span text:style-name="T3">,</text:span>更不會冒出之後進而普照天下放諸四海皆準<text:span text:style-name="T3">. </text:span>別說四海<text:span text:style-name="T3">,</text:span>恐怕連一個原子的方圓都跨不出<text:span text:style-name="T3">. </text:span>我們當然不會只專注在這個細微之點上<text:span text:style-name="T3">,</text:span>那似乎是哲學家才會有的怪癖<text:span text:style-name="T3">,</text:span>但一般正常人恐怕不會這麼精準地看待一組命題或概念<text:span text:style-name="T3">,</text:span>於是無謂的紛爭往往由此而來<text:span text:style-name="T3">,</text:span>明明只是在某個細如原子的範圍上成立的意義<text:span text:style-name="T3">,</text:span>硬是被扯到另一個截然不同的五湖四海<text:span text:style-name="T3">.<text:line-break/><text:line-break/></text:span>這其實不但沒什麼不好<text:span text:style-name="T3">,</text:span>反倒才是語言運作的真實樣貌<text:span text:style-name="T3">. </text:span>原子般的邏輯精準很美<text:span text:style-name="T3">,</text:span>我很喜歡<text:span text:style-name="T3">,</text:span>正猶如我喜歡早期維根斯坦的<text:span text:style-name="T3"><text:s/>Tractatus,</text:span>但我同樣喜歡粗糙得簡直像自己跟自己在聊天講笑話的晚期著作例如<text:span text:style-name="T3">Philosophical Investigations,</text:span>例如<text:span text:style-name="T3">On Certainty.<text:line-break/><text:line-break/></text:span>我們其實不用刻意精準或刻意詩情畫意<text:span text:style-name="T3">,</text:span>順其自然即可<text:span text:style-name="T3">,</text:span>就算胡說八道也沒關係<text:span text:style-name="T3">. </text:span>唯一需要注意的是<text:span text:style-name="T3">: </text:span>當我們胡說八道時<text:span text:style-name="T3">,</text:span>我們該知道自己在胡說八道<text:span text:style-name="T3">. </text:span>一旦我們有此病識感<text:span text:style-name="T3">,</text:span>那麼<text:span text:style-name="T3">,</text:span>粗糙便不再是一種理性的缺陷<text:span text:style-name="T3">,</text:span>反倒成為一種美德<text:span text:style-name="T3">.<text:line-break/><text:line-break/></text:span>我不是發神經突然講起哲學課<text:span text:style-name="T3">,</text:span>我之所以講這些當然也是出於某種範疇<text:span text:style-name="T3">,</text:span>我是看到有位同學問說<text:span text:style-name="T3">: </text:span>把惡行一般化化是否意謂著某種合理化<text:span text:style-name="T3">? </text:span>我的回答之<text:span text:style-name="T3"><text:s/>"</text:span>概念版<text:span text:style-name="T3">" </text:span>如上述<text:span text:style-name="T3">,</text:span>至於實務版則大約可以這麼說<text:span text:style-name="T3">:<text:line-break/><text:line-break/></text:span>以納粹為例<text:span text:style-name="T3">,</text:span>後人對納粹的理解就是把他妖魔化<text:span text:style-name="T3">,</text:span>彷彿這是一群極其缺乏人性的怪物所幹下的惡行<text:span text:style-name="T3">. </text:span>但這樣的理解顯然太不了解人性<text:span text:style-name="T3">. </text:span>納粹其實就跟一般人沒兩樣<text:span text:style-name="T3">,</text:span>即便是那些執行屠殺命令的劊子手<text:span text:style-name="T3">,</text:span>恐怕慈眉善目得絲毫不亞於時下任何慈善機構<text:span text:style-name="T3">.<text:line-break/><text:line-break/></text:span>我並不是說納粹都秉持良善之心幹下惡事<text:span text:style-name="T3">,</text:span>但至少可以這麼說<text:span text:style-name="T3">: </text:span>即便他們之中有許多人很壞<text:span text:style-name="T3">,</text:span>但他們的壞也沒有壞到脫離常軌<text:span text:style-name="T3">,</text:span>那依然是你我正常人性的表現<text:span text:style-name="T3">,</text:span>把他們妖魔化是很反智的<text:span text:style-name="T3">. </text:span>盡量接近真實地去理解人性<text:span text:style-name="T3">,</text:span>至少是我們經歷各種悲劇的一種應有的回報<text:span text:style-name="T3">. <text:line-break/><text:line-break/></text:span>納粹如此<text:span text:style-name="T3">,</text:span>日軍美帝英軍法軍都一樣<text:span text:style-name="T3">,</text:span>他們並非妖魔<text:span text:style-name="T3">,</text:span>把他們妖魔化是愚蠢且自欺欺人的<text:span text:style-name="T3">. </text:span>今天若換做是台灣兵世界最強而所向無敵<text:span text:style-name="T3">,</text:span>完全可以為所欲為時<text:span text:style-name="T3">,</text:span>我敢保證所謂善良的台灣人同樣也會幹下人神共憤的暴行<text:span text:style-name="T3">,</text:span>不信看看台灣人每天怎麼糟蹋外勞或過去怎麼糟蹋原住民便知一二<text:span text:style-name="T3">.<text:line-break/><text:line-break/></text:span>我聽說<text:span text:style-name="T3">,</text:span>鎮壓車臣殘酷至極的普丁<text:span text:style-name="T3">,</text:span>據說當他看到車臣的鎮壓慘況影片時還流下眼淚<text:span text:style-name="T3">. </text:span>我不懷疑他的眼淚<text:span text:style-name="T3">,</text:span>但我同樣也不懷疑他鎮壓異議者的凶殘之心<text:span text:style-name="T3">.<text:line-break/><text:line-break/></text:span>指出善行與惡行同樣出於人性<text:span text:style-name="T3">,</text:span>當然不是為了要合理化暴行<text:span text:style-name="T3">,</text:span>而只是企圖反駁如雷灌耳的那樣一種反智的宣稱<text:span text:style-name="T3">,</text:span>硬是要把這些惡行給歸罪於少數<text:span text:style-name="T3"><text:s/>"</text:span>沒有人性<text:span text:style-name="T3">" </text:span>的害群之馬<text:span text:style-name="T3">,</text:span>但這完全不是事實<text:span text:style-name="T3">,</text:span>至少不是我所經驗到或認知到的事實<text:span text:style-name="T3">.<text:line-break/><text:line-break/></text:span>我相信<text:span text:style-name="T3">,</text:span>對於人性了解得越充份<text:span text:style-name="T3">,</text:span>意味著我們也越能了解各種悲劇的根由源頭<text:span text:style-name="T3">,</text:span>這不一定能起到什麼預防下一波悲劇的效果<text:span text:style-name="T3">,</text:span>但至少能撫慰某種不必要的敵我仇恨<text:span text:style-name="T3">,</text:span>因為你會發現敵我之間事實上沒有那麼大的差別<text:span text:style-name="T3">. </text:span>今天若換做我們自己上場演出<text:span text:style-name="T3">,</text:span>依然會幹出同樣規模的善惡美醜<text:span text:style-name="T3">.<text:line-break/><text:line-break/></text:span>有句老掉牙的話這麼說<text:span text:style-name="T3">: "</text:span>我們從歷史中學到的教訓就是我們從歷史中從未學到教訓<text:span text:style-name="T3">." </text:span>但我倒是常覺得<text:span text:style-name="T3">,</text:span>歷史的確教給了我們一件事<text:span text:style-name="T3">,</text:span>那就是歷史不曾改變<text:span text:style-name="T3">;</text:span>人性如何<text:span text:style-name="T3">,</text:span>歷史便也如何<text:span text:style-name="T3">. </text:span>人性若如萬古長河般地恆定<text:span text:style-name="T3">,</text:span>那麼歷史便永遠會演出同樣的戲碼<text:span text:style-name="T3">,</text:span>歷史不光是呈現種種偶然<text:span text:style-name="T3">,</text:span>更反映了一種人性的必然<text:span text:style-name="T3">. <text:line-break/><text:line-break/></text:span>也許你會說<text:span text:style-name="T3">: </text:span>既然如此<text:span text:style-name="T3">,</text:span>既然歷史不可能改變<text:span text:style-name="T3">,</text:span>至少不可能在億萬年內改變<text:span text:style-name="T3">,</text:span>那我們何必辛苦做這樣那樣一些事<text:span text:style-name="T3">,</text:span>彷彿美好的明天總有一天會來臨<text:span text:style-name="T3">. </text:span>我的想法是<text:span text:style-name="T3">: </text:span>我們雖然改變不了戲碼<text:span text:style-name="T3">,</text:span>但我們至少可以或多或少選擇自己在這亙古不變的戲碼中扮演什麼樣的角色<text:span text:style-name="T3">.<text:line-break/><text:line-break/></text:span>高達有句話我很喜歡<text:span text:style-name="T3">,</text:span>他說<text:span text:style-name="T3">: "</text:span>愛人者愛<text:span text:style-name="T3">,</text:span>殺人者殺<text:span text:style-name="T3">",</text:span>每種角色都只是在做他的角色所將做且應做的事<text:span text:style-name="T3">. </text:span>想當賊的就去偷吧<text:span text:style-name="T3">,</text:span>想做烈士的就去捨身<text:span text:style-name="T3">,</text:span>至於沒出息的就儘管去沒出息<text:span text:style-name="T3">,</text:span>你總得給自己選擇一條路<text:span text:style-name="T3">,</text:span>在<text:span text:style-name="T3"><text:s/>"</text:span>時間<text:span text:style-name="T3">" </text:span>這個大舞台上<text:span text:style-name="T3">,</text:span>大家各安其位演出亙古不變的一場戲<text:span text:style-name="T3">.<text:line-break/><text:line-break/></text:span>或許你可以給這齣短期內很難下檔的戲一個片名<text:span text:style-name="T3">: </text:span>歷史<text:span text:style-name="T3">.<text:line-break/><text:line-break/></text:span>若要說得更通俗一點<text:span text:style-name="T3">,</text:span>你光是看台灣的歷史就知道<text:span text:style-name="T3">,</text:span>一點也沒變<text:span text:style-name="T3">,</text:span>各種角色各種劇情都跟過去一模一樣<text:span text:style-name="T3">,</text:span>差別只是在於換人演出而已<text:span text:style-name="T3">. <text:line-break/><text:line-break/></text:span>年紀太輕<text:span text:style-name="T3">,</text:span>沒見過所謂威權時代的暴民或忠黨愛國份子的<text:span text:style-name="T3">,</text:span>請不用感到遺憾<text:span text:style-name="T3">,</text:span>因為歷史始終沒有成為過去<text:span text:style-name="T3">,</text:span>你只要看看時下那些愛台灣愛得張牙舞爪的男男女女<text:span text:style-name="T3">,</text:span>就知道過去糟蹋人心的痛苦悲劇是怎麼一回事<text:span text:style-name="T3">, </text:span>幾乎沒有任何改變<text:span text:style-name="T3">,</text:span>就連台詞有時都一模一樣<text:span text:style-name="T3">. <text:line-break/><text:line-break/></text:span>沒見過過去威權時代整天對異議者喊打喊殺睜眼說瞎話整天吃香喝辣的所謂御用文人御用學者或搖尾知識份子的<text:span text:style-name="T3">,</text:span>更不用感到遺憾<text:span text:style-name="T3">,</text:span>這類生物<text:span text:style-name="T3">,</text:span>我是說這類角色<text:span text:style-name="T3">,</text:span>同樣從不缺貨<text:span text:style-name="T3">,</text:span>甚且比過去還盛產<text:span text:style-name="T3">,</text:span>差別只是在於換了顏色而已<text:span text:style-name="T3">.<text:line-break/><text:line-break/></text:span>我年輕時曾傻到以為這樣一些事情應該改變也一定會改變<text:span text:style-name="T3">,</text:span>後來才明白這是妄想<text:span text:style-name="T3">. </text:span>歷史是不會變的<text:span text:style-name="T3">,</text:span>耶穌都已經上十字架兩千年<text:span text:style-name="T3">,</text:span>要變早就變了<text:span text:style-name="T3">. <text:line-break/><text:line-break/></text:span>我們能改變的不是歷史<text:span text:style-name="T3">,</text:span>而是改變你跟歷史的關係<text:span text:style-name="T3">,</text:span>或者說<text:span text:style-name="T3">,</text:span>改變你和句子之間的關係<text:span text:style-name="T3">. </text:span>句子就那些<text:span text:style-name="T3">,</text:span>由誰來說出並不重要<text:span text:style-name="T3">,</text:span>重要的是你跟句子的關係<text:span text:style-name="T3">. </text:span>世界就長這個樣<text:span text:style-name="T3">,</text:span>千百年來戲就演這一齣<text:span text:style-name="T3">,</text:span>看你想演出什麼樣的角色<text:span text:style-name="T3">,</text:span>選擇權終究是在你自己手上<text:span text:style-name="T3">.</text:span></text:p>
      <text:p text:style-name="P4"/>
      <text:p text:style-name="P1"><text:span text:style-name="T1">鄭啟承</text:span><text:s/>  |  2012.03.22 20:42   |   <text:a xlink:type="simple" xlink:href="http://palinfo.habago.org/Entry?Command=Information_PrintForum&amp;iPage=513#FORUM31423"><text:span text:style-name="T2">#</text:span></text:a></text:p>
      <text:p text:style-name="P2">王憶萱同學的留言依她的要求已刪除。</text:p>
      <text:p text:style-name="P1">J. Z.   |  2012.03.21 16:07   |   <text:a xlink:type="simple" xlink:href="http://palinfo.habago.org/Entry?Command=Information_PrintForum&amp;iPage=513#FORUM31420"><text:span text:style-name="T2">#</text:span></text:a></text:p>
      <text:p text:style-name="P3">有時我會覺得這些美國大兵的作為只是反映出一種人性中普遍存在的邪惡<text:span text:style-name="T3">, </text:span>無論換成是哪一國的阿兵哥恐怕都會幹出相同或是更可怕的事<text:span text:style-name="T3">.<text:line-break/></text:span>當一個人有權力造成別人的痛苦而不會受到任何制裁時誰不會想一試<text:span text:style-name="T3">?</text:span></text:p>
      <text:p text:style-name="P1"><text:span text:style-name="T1">仔仔</text:span><text:s/>  |  2012.03.21 01:43   |   <text:a xlink:type="simple" xlink:href="http://palinfo.habago.org/Entry?Command=Information_PrintForum&amp;iPage=513#FORUM31419"><text:span text:style-name="T2">#</text:span></text:a></text:p>
      <text:p text:style-name="P2">屢屢屠殺無辜平民<text:span text:style-name="T3"><text:s/></text:span>美國大兵如此瘋狂為哪般？<text:span text:style-name="T3"><text:line-break/><text:line-break/>2012</text:span>年<text:span text:style-name="T3">03</text:span>月<text:span text:style-name="T3">19</text:span>日<text:span text:style-name="T3"><text:s/>16:44:28 <text:line-break/></text:span>來源：<text:span text:style-name="T3"><text:s/></text:span>北京晚報<text:span text:style-name="T3"><text:s/></text:span>新華微博<text:span text:style-name="T3"><text:line-break/><text:line-break/></text:span>　　近日，美軍士兵羅伯特‧貝爾斯走出位于坎大哈省的軍事基地，闖入附近村莊，槍殺了<text:span text:style-name="T3">16</text:span>名正在睡夢中的阿富汗平民，這一惡性事件引起了世界各國媒體的廣泛關注。美軍被譽為世界上最強大的軍隊，但荷槍實彈的美軍士兵卻常常發生槍擊作戰地區平民的惡性事件。是霸權主義作祟，還是戰場和軍隊扭曲了人性？美國總統奧巴馬顯然已無暇思考這個問題，因為美軍槍殺<text:span text:style-name="T3">16</text:span>名阿富汗平民事件已經成為了阿富汗反美運動的新導火索。那麼，今天就讓我們先來分析一下個中原因。<text:span text:style-name="T3"><text:line-break/><text:line-break/></text:span>　　動輒拿平民開刀<text:span text:style-name="T3"><text:line-break/><text:line-break/></text:span>　　<text:span text:style-name="T3">“</text:span>美式屠殺<text:span text:style-name="T3">”</text:span>由來已久<text:span text:style-name="T3"> <text:line-break/><text:line-break/></text:span>　　沒有任何警告，屠殺就開始了。在越南美萊村的一座寺廟裏，大約<text:span text:style-name="T3">20</text:span>名婦女和兒童全部被從身後射來的步槍子彈打死。一名美軍士兵端著<text:span text:style-name="T3">M-16</text:span>步槍朝兩個正在走路的小男孩開槍，大一點的男孩倒在另一個男孩身上想保護他，士兵就朝他們不斷開槍，直到兩個男孩都死去。另外一群婦女兒童被命令沿著一條水渠排好，隨後美軍士兵把他們全部射倒。其中一個渾身是血的小男孩從水渠裏爬出來。美軍士兵追上他，把他扔進溝裏，又向他開槍<text:span text:style-name="T3">…… ——</text:span>美萊村大屠殺<text:span text:style-name="T3"><text:line-break/><text:line-break/></text:span>　　即便從西方媒體本身的報道來看，駐外美軍槍殺阿富汗平民的事件也不是一次兩次了。甚至可以說，美軍一線士兵動輒拿平民開刀的<text:span text:style-name="T3">“</text:span>泄憤<text:span text:style-name="T3">”</text:span>方式，已經成為一種惡劣的傳統。<text:span text:style-name="T3"><text:line-break/><text:line-break/></text:span>　　上面描述的就是發生在<text:span text:style-name="T3">1968</text:span>年<text:span text:style-name="T3">3</text:span>月的越戰美萊村大屠殺，是美軍槍殺平民的一個典型代表。當時一個連的美軍，在兩個連的掩護下，進入越南的美萊村，清剿所謂的<text:span text:style-name="T3">“</text:span>越南民族解放陣線第<text:span text:style-name="T3">48</text:span>營<text:span text:style-name="T3">”</text:span>，沒發現任何敵人。然而，由威廉‧凱利少尉率領的士兵，開始朝著他們認為有敵人的地方肆意地開槍。這場大屠殺曝光後，震驚了整個世界。美國官方的說法是槍殺了<text:span text:style-name="T3">128</text:span>人，而實際的數字有<text:span text:style-name="T3">500</text:span>人。<text:span text:style-name="T3"><text:line-break/><text:line-break/></text:span>　　不過，美萊村的大屠殺，只不過喚醒了世人：所謂美國這個民主國家的軍隊，照樣能幹出禽獸不如的事情。但從美軍本身來講，並沒有多大的改觀。只要美軍還在發動對外戰爭，只要美軍依然有海外基地，這種獸行就依然上演。反恐戰爭就開創了美軍屠殺平民的新階段。<text:span text:style-name="T3"><text:line-break/><text:line-break/></text:span>　　和克林頓政府時期的非接觸作戰相比，布什政府的反恐戰爭加入了大規模地面作戰的內容，這也為美軍屠殺平民創立了條件。實際上，這次美軍士兵槍殺阿富汗平民，是在美軍撤出伊拉克、急于恢復阿富汗局勢的條件下發生的，因此得到了世界關注。<text:span text:style-name="T3"><text:line-break/><text:line-break/></text:span>　　而在反恐戰爭初期，美軍大規模空中打擊和地面作戰，誤炸、殺害阿富汗、伊拉克的平民的事件常有發生，但由于次數太多和美國當局的刻意掩蓋已經被世人遺忘。在連綿不斷的反恐特種作戰中，美軍殺害平民早已成為司空見慣的常事。就連美國的私人承包商黑水公司，都能在<text:span text:style-name="T3">2007</text:span>年犯下槍殺<text:span text:style-name="T3">17</text:span>名巴格達平民的事情。<text:span text:style-name="T3"><text:line-break/><text:line-break/></text:span>　　此外，和美軍士兵直接槍殺平民相比，美國無處不在的空中打擊，更是屠殺平民的主要來源。而這方面的責任追究，幾乎為零<text:span text:style-name="T3"><text:line-break/></text:span>為何敢<text:span text:style-name="T3">“</text:span>一而再<text:span text:style-name="T3"><text:s/></text:span>再而三<text:span text:style-name="T3">”<text:line-break/><text:line-break/></text:span>　　霸權讓公正難堪<text:span text:style-name="T3"><text:line-break/><text:line-break/></text:span>　　以美萊村屠殺為例，血案在被媒體曝光後，美軍才迫不得已調查了相關美軍人員。總共有<text:span text:style-name="T3">26</text:span>人被起訴，最後有<text:span text:style-name="T3">25</text:span>人被釋放，僅有威廉‧凱利被判無期徒刑。而此人上訴後，居然被減刑至<text:span text:style-name="T3">4</text:span>個半月。<text:span text:style-name="T3"><text:line-break/><text:line-break/></text:span>　　佔領和被佔領，是美國與阿富汗、伊拉克的特殊國與國關係；小國面對霸權的無奈，忠實地反映了國際社會不平等的行為規則。這就造成美軍槍殺平民不斷，卻難以得到追究的奇特現象。<text:span text:style-name="T3"><text:line-break/><text:line-break/></text:span>　　據美國媒體<text:span text:style-name="T3">16</text:span>日報道，<text:span text:style-name="T3">3</text:span>月<text:span text:style-name="T3">11</text:span>日制造<text:span text:style-name="T3">16</text:span>名阿富汗平民死亡的美國士兵羅伯特‧貝爾斯已經送出阿富汗境內，押回美國關押。至于其能否受到公正的審判，就遙遙無期了。而且美軍公布了錄像來證明，制造屠殺的只有一人，這明顯與阿方指控多名美軍參與其中的看法不符。這也表明美軍方在掩蓋相關真相。<text:span text:style-name="T3"><text:line-break/><text:line-break/></text:span>　　出于所謂法治國家的狡辯，美國聲稱不把犯罪士兵交由當地國處理，是因為當地法制不健全，缺乏對嫌疑人的保護。但實際上，美國士兵制造的種種針對平民的屠殺行為，已經不能用普通的刑法來衡量，而是戰爭犯罪。然而對戰爭罪犯的審判，只有在戰場上打敗他們才有可能實現。紐倫堡、東京大審判都是如此。中國也是憑借戰勝國的身份，開始了對南京大屠殺戰爭罪犯的審判。而美軍作為超級大國、作為佔領者，是不可能接受這樣的後果的。一些西方國際組織還煞有介事地提出對美國總統和相關軍方高官的<text:span text:style-name="T3">“</text:span>戰爭罪行<text:span text:style-name="T3">”</text:span>訴訟，但只能成為證明西方偽善的遮羞布。<text:span text:style-name="T3"><text:line-break/><text:line-break/></text:span>　　霸權可以暫時讓正義難堪。但受害國人民不可能對此無動于衷。美國既然可以不顧法律道義，憑借軍力在佔領國肆意橫行，那麼受害民眾就可以尋求屬于自身的正義。在可以想見的未來，美軍在阿富汗甚至伊拉克的日子，並不會好過。<text:span text:style-name="T3"><text:line-break/><text:line-break/></text:span>　　殺平民<text:span text:style-name="T3"><text:s/></text:span>殺戰友<text:span text:style-name="T3"><text:s/></text:span>殺自己<text:span text:style-name="T3"><text:line-break/><text:line-break/></text:span>　　全金屬外殼在扭曲<text:span text:style-name="T3"><text:line-break/><text:line-break/></text:span>　　加入海軍陸戰隊的一群年輕人被剃了光頭，負責訓練他們的上校時常羞辱他們，還給他們取難聽的外號。<text:span text:style-name="T3">“</text:span>傻瓜比爾<text:span text:style-name="T3">”</text:span>由于是胖子，動作老是出錯，成為最經常被上校修理的人。就在出發前往戰場的那晚，<text:span text:style-name="T3">“</text:span>傻瓜比爾<text:span text:style-name="T3">”</text:span>在他的槍裏裝滿<text:span text:style-name="T3">“</text:span>全金屬外殼子彈<text:span text:style-name="T3">”</text:span>，一槍打死上校，然後含槍自殺；被編入新聞組的<text:span text:style-name="T3">“</text:span>班長小醜<text:span text:style-name="T3">”</text:span>，被長官派去前線採訪，他看見年輕的士兵們已經麻木，在屍體旁飲酒、一面笑一面在直升機上掃射逃走的村民<text:span text:style-name="T3">……——</text:span>《全金屬外殼》<text:span text:style-name="T3"><text:line-break/><text:line-break/></text:span>　　《全金屬外殼》是一部描述美國海軍陸戰隊參與越戰的經典影片，上文描述的就是電影中的情節。雖然現在的美軍和越戰時相比有了巨大變化，但該片依然顯示了美軍內部的<text:span text:style-name="T3">“</text:span>痼疾<text:span text:style-name="T3">”</text:span>。<text:span text:style-name="T3"><text:line-break/><text:line-break/></text:span>　　軍隊是特殊的武裝集團，有著自己的行為準則。而軍隊越是在不友好的地區、越是在佔領國，其神經就繃得越緊，就越容易發生針對平民的暴力事件。這在其他國家軍隊也有表現，例如韓國軍隊曾在參加越戰時，制造了死亡近<text:span text:style-name="T3">2000</text:span>人的延年<text:span text:style-name="T3">-</text:span>福平大屠殺；以色列軍隊也經常發生槍擊巴勒斯坦平民事件。<text:span text:style-name="T3"><text:line-break/><text:line-break/></text:span>　　然而美軍的特殊之處在于，二戰後至今的<text:span text:style-name="T3">60</text:span>多年，美軍已經深深楔入了全球事務之中。美軍士兵的身影出現在世界各地。尤其是冷戰之後，美軍的活動越來越頻繁。這種看不到盡頭的戰爭，對美軍士兵造成巨大的心理壓力。<text:span text:style-name="T3"><text:line-break/><text:line-break/></text:span>　　有美軍心理專家專門向國會作證稱，有<text:span text:style-name="T3">30%</text:span>的地面部隊在第三次部署時都會出現嚴重的心理問題。有人統計<text:span text:style-name="T3">10</text:span>萬名反恐戰爭美軍老兵，有三分之一患有心理疾病。<text:span text:style-name="T3">2007</text:span>年的美軍自殺率甚至創下了<text:span text:style-name="T3">1980</text:span>年以來的最高點。常年的徵戰，再加上陌生的環境、對當地人的不信任，這種種因素足以讓鏡頭面前分發糖果的美國大兵轉變成心理變態的惡魔。<text:span text:style-name="T3"><text:line-break/><text:line-break/></text:span>　　一些心理扭曲的美軍官兵不但殺平民，就連自己人也照樣下手。美軍中女兵被強姦、士兵被虐殺事件層出不窮。華裔美軍士兵陳宇暉、廖梓源不堪受辱自殺就是典型的例證。<text:span text:style-name="T3"><text:line-break/><text:line-break/></text:span>　　而且，美軍戰場管理漏洞大。軍隊參戰，就有戰場管理的問題。就拿槍殺<text:span text:style-name="T3">16</text:span>名平民的美軍士兵羅伯特‧貝爾斯來說，他的戰友、班長、排長當時在哪裏？羅伯特‧貝爾斯攜槍獨自離開軍事基地，怎麼會無人知曉？<text:span text:style-name="T3"><text:line-break/><text:line-break/></text:span>　　殺平民、殺戰友、甚至自殺，顯示了當前美軍極為糟糕的心理狀態。但這不能把美軍打扮成戰爭受害者，更不能成為美軍逃避懲罰的理由，因為戰爭是美國強加給別人的。美國大規模、有組織的戰爭犯罪如果得不到制止，遲早有一天會給美國乃至世界安全帶來重大危害。鄭文浩<text:span text:style-name="T3"><text:line-break/><text:line-break/></text:span>　多少平民死于槍下<text:span text:style-name="T3"><text:line-break/><text:line-break/></text:span>　　轟炸南聯盟<text:span text:style-name="T3"><text:line-break/><text:line-break/></text:span>　　<text:span text:style-name="T3">500</text:span>多人<text:span text:style-name="T3"><text:line-break/><text:line-break/></text:span>　　以美國為首的北約<text:span text:style-name="T3">1999</text:span>年對南聯盟的轟炸持續了<text:span text:style-name="T3">78</text:span>天，在<text:span text:style-name="T3">10</text:span>萬多平方公裏的土地上投下了大約<text:span text:style-name="T3">80000</text:span>枚炸彈。<text:span text:style-name="T3"><text:line-break/><text:line-break/></text:span>　　阿富汗戰爭<text:span text:style-name="T3"><text:line-break/><text:line-break/></text:span>　　<text:span text:style-name="T3">6000</text:span>至<text:span text:style-name="T3">9000</text:span>人<text:span text:style-name="T3"><text:line-break/><text:line-break/></text:span>　　這個統計有三個主要數據，新罕布什爾大學教授認為直接死于聯軍的阿富汗平民達到<text:span text:style-name="T3">8300</text:span>人以上，<text:span text:style-name="T3">“</text:span>人權觀察<text:span text:style-name="T3">”</text:span>組織的統計是<text:span text:style-name="T3">6000</text:span>人以上，聯合國阿富汗援助團的統計為<text:span text:style-name="T3">5500</text:span>至<text:span text:style-name="T3">6500</text:span>人。<text:span text:style-name="T3"><text:line-break/><text:line-break/></text:span>　　伊拉克戰爭<text:span text:style-name="T3"><text:line-break/><text:line-break/></text:span>　　<text:span text:style-name="T3">66081</text:span>人以上<text:span text:style-name="T3"><text:line-break/><text:line-break/></text:span>　　數據來自維基解密文件。文件將死亡人群分為四類：<text:span text:style-name="T3">66081</text:span>名平民；<text:span text:style-name="T3">23984</text:span>名<text:span text:style-name="T3">“</text:span>敵軍<text:span text:style-name="T3">”</text:span>；<text:span text:style-name="T3">15196</text:span>名伊拉克士兵；<text:span text:style-name="T3">3771</text:span>名美軍和聯軍士兵。可見死亡最多的是平民。<text:span text:style-name="T3"><text:line-break/><text:line-break/></text:span>　　最近十多年<text:span text:style-name="T3"><text:line-break/><text:line-break/></text:span>　　約<text:span text:style-name="T3">8</text:span>萬人<text:span text:style-name="T3"><text:line-break/><text:line-break/></text:span>　　鑒于對利比亞平民的死亡尚無統計數字，從目前的零星統計看，聯軍轟炸很可能已導致上百平民死亡。由此估算，從南聯盟軍事幹預至今，已致死平民約<text:span text:style-name="T3">8</text:span>萬人。<text:span text:style-name="T3"><text:line-break/><text:line-break/>http://big5.xinhuanet.com/gate/big5/news.xinhuanet.com/world/2012-03/19/c_122853999_3.htm</text:span></text:p>
      <text:p text:style-name="P1"><text:span text:style-name="T1">陳真</text:span><text:s/>  |  2012.03.21 01:24   |   <text:a xlink:type="simple" xlink:href="http://palinfo.habago.org/Entry?Command=Information_PrintForum&amp;iPage=513#FORUM31418"><text:span text:style-name="T2">#</text:span></text:a></text:p>
      <text:p text:style-name="P3">有個演員叫喬治庫什麼尼的<text:span text:style-name="T3">,</text:span>也就是曾經考慮出來選美國總統的那一位<text:span text:style-name="T3">,</text:span>最近在美國不知道什麼地方抗議蘇丹政府違反人道云云<text:span text:style-name="T3">,</text:span>呼籲美國介入救援<text:span text:style-name="T3">.<text:line-break/><text:line-break/></text:span>這樣一種<text:span text:style-name="T3"><text:s/>"</text:span>人道抗議<text:span text:style-name="T3">",</text:span>若非無知<text:span text:style-name="T3">,</text:span>便是無恥<text:span text:style-name="T3">;</text:span>更匪夷所思的是<text:span text:style-name="T3">,</text:span>就在他被捕的前一晚還在白宮和歐巴馬共進晚餐討論蘇丹問題呢<text:span text:style-name="T3">.<text:line-break/><text:line-break/></text:span>我對此人不了解<text:span text:style-name="T3">,</text:span>寧可相信其善意<text:span text:style-name="T3">,</text:span>只是無知的善意有時恰恰鋪成一條通向地獄的道路<text:span text:style-name="T3">. </text:span>雖說<text:span text:style-name="T3"><text:s/>"</text:span>無知<text:span text:style-name="T3">" </text:span>者無罪<text:span text:style-name="T3">,</text:span>但一個人要無知到這種等級倒也有點不可思議<text:span text:style-name="T3">. <text:line-break/><text:line-break/></text:span>我的意思是說<text:span text:style-name="T3">: </text:span>一個人<text:span text:style-name="T3">,</text:span>如果他不太關心某些事<text:span text:style-name="T3">,</text:span>那他自然就會對其一無所知<text:span text:style-name="T3">,</text:span>但很難想像一個人宣稱他很關心某些事務<text:span text:style-name="T3">,</text:span>甚至願意以身試法<text:span text:style-name="T3">,</text:span>但他卻竟然能夠呼籲一個四處殘害人權的邪惡帝國<text:span text:style-name="T3"><text:s/>"</text:span>人道介入<text:span text:style-name="T3">" </text:span>一個早已被他<text:span text:style-name="T3"><text:s/>"</text:span>人道介入<text:span text:style-name="T3">" </text:span>得東倒西歪的可悲貧窮國度<text:span text:style-name="T3">.<text:line-break/><text:line-break/></text:span>陳真<text:span text:style-name="T3"> <text:line-break/>========<text:line-break/></text:span>怒髮衝冠為蘇丹　庫隆尼父子華府被捕<text:span text:style-name="T3"><text:line-break/>TVBS – 2012</text:span>年<text:span text:style-name="T3">3</text:span>月<text:span text:style-name="T3">17</text:span>日<text:span text:style-name="T3"><text:line-break/><text:line-break/></text:span>好萊塢大帥哥喬治庫隆尼，前一天才剛參加完白宮晚宴，沒想到隔天跟父親一起參加一場為爭取蘇丹人權的抗議行動，因為抗議違法，遭警方逮捕。<text:span text:style-name="T3"><text:line-break/><text:line-break/></text:span>喬治庫隆尼被反手銬上塑膠束帶，在兩名員警的的陪同之下被帶往警局，雖然遭到逮捕，但這位好萊塢巨星，臉上還是保持迷人的微笑，喬治庫隆尼跟父親因為在華府的蘇丹大使館外，一同參加一場為蘇丹爭取權益的抗議活動，但卻因為跨越警方設下的警戒線，跟父親兩人雙雙遭到逮捕。<text:span text:style-name="T3"><text:line-break/><text:line-break/></text:span>其實事件發生前一晚，庫隆尼還參加歐巴馬白宮晚宴，也跟歐巴馬討論了蘇丹問題，沒想到隔天竟然被捕。<text:span text:style-name="T3"> <text:line-break/><text:line-break/>===========<text:line-break/></text:span>蘇丹危機<text:span text:style-name="T3"><text:s/></text:span>喬治克隆尼籲美介入<text:span text:style-name="T3"><text:line-break/>2012/03/19<text:line-break/><text:line-break/></text:span>（中央社記者廖漢原華盛頓<text:span text:style-name="T3">18</text:span>日專電）<text:span text:style-name="T3"><text:line-break/><text:line-break/></text:span>好萊塢影星喬治克隆尼（圖）<text:span text:style-name="T3">18</text:span>日指出，中國大陸掌控蘇丹和南蘇丹石油經濟命脈，但種族衝突仍在，他認為現在是美國以外交方式介入的時機。（中央社檔案照片）（中央社記者廖漢原華盛頓<text:span text:style-name="T3">18</text:span>日專電）好萊塢影星喬治克隆尼今天在美國國家廣播公司節目指出，中國大陸掌控蘇丹和南蘇丹石油經濟命脈，但種族衝突仍在，他認為現在是美國與國際社會外交介入的時機。<text:span text:style-name="T3"><text:line-break/><text:line-break/></text:span>克隆尼（<text:span text:style-name="T3">George Clooney</text:span>）在美國國家廣播公司（<text:span text:style-name="T3">NBC</text:span>）「會晤新聞界」（<text:span text:style-name="T3">Meet the Press</text:span>）晨間節目訪問指出，「蘇丹和獨立的南蘇丹已接近爆發內戰邊緣，需要國際外交斡旋，中國掌握南蘇丹<text:span text:style-name="T3">4</text:span>成以上石油出口，南蘇丹關上油閘，對中國的投資沒有好處。」<text:span text:style-name="T3"><text:line-break/><text:line-break/></text:span>克隆尼說：「對美國來說，現在是相當特殊的時機，以外交方式介入蘇丹危機。在與美國總統歐巴馬會面時，向他表達透過正確的經濟方式，各國合作，解決蘇丹種族衝突。」<text:span text:style-name="T3"><text:line-break/></text:span></text:p>
      <text:p text:style-name="P1"><text:span text:style-name="T1">學姊</text:span><text:s/>  |  2012.03.20 19:09   |   <text:a xlink:type="simple" xlink:href="http://palinfo.habago.org/Entry?Command=Information_PrintForum&amp;iPage=513#FORUM31417"><text:span text:style-name="T2">#</text:span></text:a></text:p>
      <text:p text:style-name="P5"><text:span text:style-name="T1">多謝懷軒。我會找來看看。</text:span><text:line-break/><text:line-break/><text:span text:style-name="T1">另良哲若會談到</text:span>Koni 2012, <text:span text:style-name="T1">我覺得可以參考這幾篇文章</text:span><text:line-break/><text:line-break/>http://wsws.org/articles/2012/mar2012/kony-m14.shtml<text:line-break/><text:line-break/>http://www.newstatesman.com/blogs/the-staggers/2012/03/africa-kony-uganda-military<text:line-break/><text:line-break/>http://www.aljazeera.com/indepth/opinion/2012/03/20123138139642455.html<text:line-break/><text:line-break/><text:span text:style-name="T1">這樣的影片，出現在這樣的時機，不僅在網路世界廣為流傳，也在西方主流媒體受到正面矚目，開始利用它大談非洲人權和兒童福利，絕對是我們應當警覺的</text:span>!<text:line-break/><text:line-break/><text:span text:style-name="T1">大家可以以我們之前翻譯的</text:span>John Pilger<text:span text:style-name="T1">文章做為背景來解讀這影片。</text:span><text:line-break/>http://palinfo.habago.org/archives/2011/10/31/10.34.35/</text:p>
      <text:p text:style-name="P1"><text:span text:style-name="T1">懷軒</text:span><text:s/>  |  2012.03.20 01:47   |   <text:a xlink:type="simple" xlink:href="http://palinfo.habago.org/Entry?Command=Information_PrintForum&amp;iPage=513#FORUM31416"><text:span text:style-name="T2">#</text:span></text:a></text:p>
      <text:p text:style-name="P3">學姊，<text:span text:style-name="T3"><text:line-break/><text:line-break/></text:span>今天跟妳提到的那本書書名是<text:span text:style-name="T3">"Hopes and Prospects"</text:span>，作者只有<text:span text:style-name="T3">Chomsky</text:span>本人，我記錯了。並不是新書，出版日期是<text:span text:style-name="T3">2010</text:span>年。<text:span text:style-name="T3"><text:line-break/><text:line-break/></text:span>懷軒</text:p>
      <text:p text:style-name="P1"><text:span text:style-name="T1">陳真</text:span><text:s/>  |  2012.03.15 15:57   |   <text:a xlink:type="simple" xlink:href="http://palinfo.habago.org/Entry?Command=Information_PrintForum&amp;iPage=513#FORUM31415"><text:span text:style-name="T2">#</text:span></text:a></text:p>
      <text:p text:style-name="P2">成功補習班的學生還真有勇氣<text:span text:style-name="T3">,</text:span>這種年代還抗議蔣公<text:span text:style-name="T3">,</text:span>真的有點好笑<text:span text:style-name="T3">,</text:span>這就像對著秦始皇或海珊的銅像潑油漆一樣<text:span text:style-name="T3">,</text:span>應該去抗議當下各式各樣不允許批評不允許質疑的政治正確例如什麼愛鄉土愛台灣之類的<text:span text:style-name="T3">,</text:span>而不是對著一個簡直就跟落水狗沒兩樣的死人銅像潑油漆<text:span text:style-name="T3">.<text:line-break/><text:line-break/></text:span>更好笑的是<text:span text:style-name="T3">,</text:span>潑完油漆還撒嬌說這是倫家的自由<text:span text:style-name="T3">,</text:span>怎麼可以給倫家記過處分<text:span text:style-name="T3">? </text:span>世界上任何一個地方都不會有這種自由<text:span text:style-name="T3">. </text:span>包括殺人放火在內<text:span text:style-name="T3">,</text:span>你要幹啥都行<text:span text:style-name="T3">,</text:span>重點是你應該坦然為自己的行為付出它所應付的代價<text:span text:style-name="T3">.<text:line-break/><text:line-break/></text:span>邱吉爾也是個混蛋<text:span text:style-name="T3">,</text:span>但你去給他的銅像潑油漆試試<text:span text:style-name="T3">,</text:span>看看會不會被罰款或被捕<text:span text:style-name="T3">? </text:span>肯定會的<text:span text:style-name="T3">, </text:span>但這本來就應該的不是嗎<text:span text:style-name="T3">? 2001</text:span>年美國第一次侵略伊拉克十周年<text:span text:style-name="T3">,</text:span>我們和一群英國人在倫敦國會附近的交通要道上以身擋車<text:span text:style-name="T3">,</text:span>躺在大馬路正中央刻意想癱瘓交通<text:span text:style-name="T3">. </text:span>英國警察氣沖沖跑過來說<text:span text:style-name="T3">: </text:span>你再不起來<text:span text:style-name="T3">,</text:span>依照圈圈叉叉條例第<text:span text:style-name="T3">108</text:span>條阻礙交通要道<text:span text:style-name="T3">,</text:span>我有權馬上逮捕你<text:span text:style-name="T3">.</text:span>你聽了<text:span text:style-name="T3">,</text:span>當然就是乖乖站起來趕快離開<text:span text:style-name="T3">,</text:span>要不就是繼續躺<text:span text:style-name="T3">,</text:span>等著他來逮捕<text:span text:style-name="T3">,</text:span>難道你要撒嬌抗議說怎麼可以這樣<text:span text:style-name="T3">,</text:span>這是倫家反帝國主義的自由<text:span text:style-name="T3">?<text:line-break/><text:line-break/></text:span>當然<text:span text:style-name="T3">,</text:span>每個人都有撒嬌的自由<text:span text:style-name="T3">,</text:span>也有窩囊沒出息的自由<text:span text:style-name="T3">,</text:span>只是別告訴我們說這是什麼<text:span text:style-name="T3"><text:s/>"</text:span>抗議<text:span text:style-name="T3">" </text:span>或什麼<text:span text:style-name="T3"><text:s/>"</text:span>反權威<text:span text:style-name="T3">" </text:span>或什麼<text:span text:style-name="T3"><text:s/>"</text:span>豐富人文意義<text:span text:style-name="T3">"</text:span>等等等<text:span text:style-name="T3">,</text:span>那也未免太低俗化這些早已被糟蹋得面目全非的字眼<text:span text:style-name="T3">.<text:line-break/><text:line-break/></text:span>至於說什麼設立陳文成銅像<text:span text:style-name="T3">,</text:span>那也只是跟過去一樣俗不可耐的政治品味的翻版<text:span text:style-name="T3">,</text:span>一樣是在宣揚什麼愛國情操<text:span text:style-name="T3">(</text:span>只是從這國改名變那國<text:span text:style-name="T3">),</text:span>一樣是在美化什麼吾黨精神<text:span text:style-name="T3">,</text:span>一樣是在壓迫人心<text:span text:style-name="T3">. <text:line-break/><text:line-break/></text:span>我常納悶<text:span text:style-name="T3">,</text:span>那些喜歡給領袖或黨代表們立銅像的<text:span text:style-name="T3">,</text:span>何不在自家院子或大門口多立幾座<text:span text:style-name="T3">,</text:span>豈不是更能彰顯吾黨愛國精神<text:span text:style-name="T3">? </text:span>何必污染公共場所<text:span text:style-name="T3">. </text:span>至於已經污染的<text:span text:style-name="T3">,</text:span>反正這些作古多年的偉人們都已經變成一種笑話<text:span text:style-name="T3">,</text:span>怎麼擺怎麼放其實都已經只是一種技術問題而非價值問題了<text:span text:style-name="T3">. </text:span>技術問題就交給行政人員去辦就好而不干我們的事了<text:span text:style-name="T3">. </text:span>就好像這年頭應當不會有人勇敢到說要反抗秦始皇暴政<text:span text:style-name="T3">,</text:span>然後執意要把萬里長城這個暴政的象徵給拆掉的吧<text:span text:style-name="T3">?<text:line-break/><text:line-break/></text:span>陳真<text:span text:style-name="T3"><text:line-break/>===============<text:line-break/><text:line-break/></text:span>成大生潑漆抗威權<text:span text:style-name="T3"><text:s/></text:span>學團聲援<text:span text:style-name="T3"><text:line-break/><text:line-break/></text:span>中央社<text:span text:style-name="T3"><text:s/>– 2012</text:span>年<text:span text:style-name="T3">3</text:span>月<text:span text:style-name="T3">12</text:span>日<text:span text:style-name="T3"><text:line-break/><text:line-break/></text:span>（中央社記者許秩維台北<text:span text:style-name="T3">12</text:span>日電）成功大學生日前在校園內蔣介石銅像前潑灑紅漆，抗議威權，成大校方打算依校規處理。大學學生權利評鑑小組今天出面聲援，支持學生應有表達意見權益，同時表達支持反威權。<text:span text:style-name="T3"><text:line-break/><text:line-break/></text:span>成功大學「零貳社」學生在<text:span text:style-name="T3">2</text:span>月<text:span text:style-name="T3">28</text:span>日凌晨，對著校內蔣公銅像潑灑紅油漆，以「血濺校園」寓意，表示抗議威權，並要求學校移除銅像，還給學校自由學風。<text:span text:style-name="T3"><text:line-break/><text:line-break/></text:span>由跨校學生組成的大學學生權利調查評鑑小組說，學生有表達意見的權利，成大學生只是透過行動表達反威權意識，學校如果依照破壞公物或校園整潔等名目來處理，可能過於牽強，因此學權小組特地出面聲援，如果校方執意要處分，不排除後續再發起其他聲援行動。<text:span text:style-name="T3"><text:line-break/><text:line-break/></text:span>成功大學校方表示，已交由學務處處理，暫時還未有決議，而學務處將根據各方面進行綜合評估再行處分。<text:span text:style-name="T3">1010312<text:line-break/><text:line-break/>=========<text:line-break/><text:line-break/></text:span>成大校方刁難零貳社<text:span text:style-name="T3"><text:s/></text:span>台大學生會批犬儒<text:span text:style-name="T3"><text:line-break/><text:line-break/>NewTalk </text:span>新頭殼<text:span text:style-name="T3"> <text:line-break/><text:line-break/>2012</text:span>年<text:span text:style-name="T3">3</text:span>月<text:span text:style-name="T3">7</text:span>日<text:span text:style-name="T3"><text:line-break/><text:line-break/></text:span>成大校方刁難零貳社<text:span text:style-name="T3"><text:s/></text:span>台大學生會批犬儒<text:span text:style-name="T3"><text:line-break/><text:line-break/></text:span>李雲深<text:span text:style-name="T3">/</text:span>台北報導<text:span text:style-name="T3"><text:line-break/><text:line-break/></text:span>聲援成功大學零貳社在蔣介石銅像前潑漆行動的台灣大學學生會，對於零貳社受到成大校方的刁難以及譴責，以及校方後續態度與做法，除了表示深感遺憾，並抨擊這是一種保守犬儒心態。<text:span text:style-name="T3"><text:line-break/><text:line-break/></text:span>有關立碑的問題，學生會以臺大校園為例，指蔣介石之銅像早於多年前被學生移除，最重要的校園地景，乃是為紀念傅斯年校長之衣冠塚和傅鐘，以感念其在威權統治下，悍然保衛學生言論自由；而今日學生團體尚在校園內奔走，爭取設立黨外運動殉難者陳文成博士的紀念碑坊。<text:span text:style-name="T3"><text:line-break/><text:line-break/></text:span>他們認為，現今的校園，理當尊重百分之百的言論與行動自由，具體的表現則是在公共空間的解放與詮釋上。<text:span text:style-name="T3"><text:line-break/><text:line-break/></text:span>聲明表示，「我們無法理解成大校方對於此事的保守犬儒態度，當威權的象徵未經群眾同意成為學術殿堂中的一處地景，為何學生不能在還原歷史真相的立基上，賦予空間更豐富的人文意義？」</text:p>
      <text:p text:style-name="P1"><text:span text:style-name="T1">陳真</text:span><text:s/>  |  2012.03.15 12:31   |   <text:a xlink:type="simple" xlink:href="http://palinfo.habago.org/Entry?Command=Information_PrintForum&amp;iPage=513#FORUM31414"><text:span text:style-name="T2">#</text:span></text:a></text:p>
      <text:p text:style-name="P3">這種故作驚訝狀的爛文章<text:span text:style-name="T3">,</text:span>觀點真是很奇特<text:span text:style-name="T3">,</text:span>我還以為是美國哪個智庫寫的文章說<text:span text:style-name="T3">. <text:line-break/><text:line-break/></text:span>這有點像對著一個姦殺擄掠無惡不作的的人渣大惡棍說<text:span text:style-name="T3">: </text:span>趕快回家做功課抱熊熊哦<text:span text:style-name="T3">,</text:span>你看你再這樣下去<text:span text:style-name="T3">,</text:span>衣服都弄髒了<text:span text:style-name="T3">,</text:span>羞羞臉<text:span text:style-name="T3">,</text:span>人家隔壁小明看你髒髒都在看笑話了<text:span text:style-name="T3">,</text:span>你想變成小髒髒第二啊<text:span text:style-name="T3">? </text:span>還不快回家洗澡澡<text:span text:style-name="T3">,</text:span>看到血血都不會怕怕呀<text:span text:style-name="T3">? </text:span>小心晚上做噩夢<text:span text:style-name="T3">,</text:span>你看你<text:span text:style-name="T3">,</text:span>膝蓋都破皮了<text:span text:style-name="T3">,</text:span>奶奶看到會心疼唷<text:span text:style-name="T3">~<text:line-break/><text:line-break/></text:span>這文章差不多就是在講這個意思<text:span text:style-name="T3">. </text:span>看得出來<text:span text:style-name="T3">,</text:span>不但溫良恭儉讓<text:span text:style-name="T3">,</text:span>家教相當良好<text:span text:style-name="T3">,</text:span>而且十分溫馨體貼<text:span text:style-name="T3">,</text:span>重要的是展現出人性天真爛漫的美好一面<text:span text:style-name="T3">,</text:span>把一種普遍且體制性並行之多年足足有半個多世紀的帝國侵略與大屠殺惡行給簡化美化成一種純屬極少數個人的心理失控或寂寞等等<text:span text:style-name="T3">. <text:line-break/><text:line-break/></text:span>不過呢<text:span text:style-name="T3">,</text:span>隨便大家啦<text:span text:style-name="T3">,</text:span>各位開心就好<text:span text:style-name="T3">. </text:span>反正人都有胡說八道或裝可愛的自由<text:span text:style-name="T3">.</text:span>有時我也很想混入人群中取暖<text:span text:style-name="T3">,</text:span>盡量跟大家看齊<text:span text:style-name="T3">,</text:span>學大家講話<text:span text:style-name="T3">,</text:span>學大家怎麼想<text:span text:style-name="T3">,</text:span>學大家怎麼寫<text:span text:style-name="T3"><text:s/>"</text:span>有說等於沒說<text:span text:style-name="T3">" </text:span>的寫字方式<text:span text:style-name="T3">,</text:span>學怎麼寫<text:span text:style-name="T3"><text:s/>"</text:span>講了很多但不知道到底要說什麼<text:span text:style-name="T3">" </text:span>的空靈表達方式<text:span text:style-name="T3">,</text:span>根本上來講就是學文明一點<text:span text:style-name="T3">,</text:span>溫馨一點<text:span text:style-name="T3">,</text:span>但天性難移似乎就是學不來<text:span text:style-name="T3">.<text:line-break/><text:line-break/></text:span>最近一直躲在洞穴裏療傷止痛<text:span text:style-name="T3">,</text:span>沒辦法<text:span text:style-name="T3">,</text:span>人盡可妻<text:span text:style-name="T3">(</text:span>妻當被動動詞<text:span text:style-name="T3">),</text:span>靈肉盡失<text:span text:style-name="T3">,</text:span>每次接完客就會這樣<text:span text:style-name="T3">,</text:span>不但讓人玩肉<text:span text:style-name="T3">,</text:span>我是說玩時間的意思啦<text:span text:style-name="T3">,</text:span>而且連靈魂也玩<text:span text:style-name="T3">,</text:span>這肯定是人生最痛苦的事之一了<text:span text:style-name="T3">.<text:line-break/><text:line-break/></text:span>高達在<text:span text:style-name="T3"><text:s/>"</text:span>愛的禮讚<text:span text:style-name="T3">" </text:span>裏<text:span text:style-name="T3">,</text:span>有個反美反帝很有進步觀點不知道是哪個名校高材生的女生<text:span text:style-name="T3">,</text:span>氣呼呼對著當年是反抗納粹的阿嬤罵說<text:span text:style-name="T3">: </text:span>妳怎麼把妳的故事賣給好萊塢那些帝國主義混蛋啊<text:span text:style-name="T3">,</text:span>這樣多可恥妳知道嗎<text:span text:style-name="T3">? </text:span>妳難道會相信這些人渣會認真看待妳跟阿公過去那些可歌可泣的英勇事蹟<text:span text:style-name="T3">? (</text:span>以上對白是我重新闡釋的<text:span text:style-name="T3">,</text:span>高達應該不會講這麼白話的對白才對<text:span text:style-name="T3">)<text:line-break/><text:line-break/></text:span>阿嬤已經不太會講話了<text:span text:style-name="T3">,</text:span>被孫女唸得一愣一愣<text:span text:style-name="T3">,</text:span>一語不發<text:span text:style-name="T3">,</text:span>但她顯然比已經很有深度的孫女還要深沉許多<text:span text:style-name="T3">,</text:span>阿嬤腦海此時浮出一些畫面<text:span text:style-name="T3">: </text:span>一片美麗的海<text:span text:style-name="T3">,</text:span>彩色的浪頭呼號<text:span text:style-name="T3">,</text:span>幾隻海鳥靜靜地飛在海面上<text:span text:style-name="T3">. <text:line-break/><text:line-break/></text:span>高達認為<text:span text:style-name="T3">,</text:span>這就是歷史<text:span text:style-name="T3">,</text:span>這就是時間<text:span text:style-name="T3">,</text:span>我們的歷史<text:span text:style-name="T3">,</text:span>一個大寫的歷史<text:span text:style-name="T3">;</text:span>時間在每個人身上穿越而過<text:span text:style-name="T3">,</text:span>留下不可思議的痕跡<text:span text:style-name="T3">,</text:span>就像變魔術那樣<text:span text:style-name="T3">,</text:span>一堆血肉進去了<text:span text:style-name="T3">,</text:span>卻跑出一片汪洋<text:span text:style-name="T3">,</text:span>跑出一種燦爛的顏色<text:span text:style-name="T3">,</text:span>跑出一些音符<text:span text:style-name="T3">. </text:span>高達說<text:span text:style-name="T3">: </text:span>我們都是魔術師<text:span text:style-name="T3">.<text:line-break/><text:line-break/></text:span>但也許有些人不想當魔術師<text:span text:style-name="T3">,</text:span>而比較喜歡當八卦婆或專家男<text:span text:style-name="T3">,</text:span>而他們所說的那些東西實在離真實太遠離生命太遠<text:span text:style-name="T3">,</text:span>那不是歷史<text:span text:style-name="T3">,</text:span>那只是一種極端無聊空洞的噪音<text:span text:style-name="T3">.<text:line-break/><text:line-break/>x</text:span>它<text:span text:style-name="T3">x</text:span>的我有時真的會擔心自己死後會成名<text:span text:style-name="T3">,</text:span>後人這些蠢蛋不知道會怎麼糟蹋我<text:span text:style-name="T3">,</text:span>會不會把我扁平化扭曲化成跟他們一樣的傻逼<text:span text:style-name="T3">. </text:span>唯一值得安慰的是<text:span text:style-name="T3">,</text:span>當一個人死後<text:span text:style-name="T3">,</text:span>那一切其實都跟他無關了<text:span text:style-name="T3">.</text:span>生前的煩惱都煩惱不完了<text:span text:style-name="T3">,</text:span>還擔心死後<text:span text:style-name="T3">.<text:line-break/><text:line-break/></text:span>生老病死家起家落等等這些尋常事你有我也有<text:span text:style-name="T3">,</text:span>但我還煩惱一點別人恐怕不太會有的煩惱<text:span text:style-name="T3">,</text:span>至少在這方面我目前一時還找不到幾個知音<text:span text:style-name="T3">. </text:span>特別是回到台南之後<text:span text:style-name="T3">,</text:span>不只是煩惱<text:span text:style-name="T3">,</text:span>簡直是每天難逃的噩夢<text:span text:style-name="T3">.<text:line-break/><text:line-break/></text:span>比方說吵鬧<text:span text:style-name="T3">,</text:span>每天只要一出大門<text:span text:style-name="T3">,</text:span>只要有同胞出沒的地方就是吵翻天<text:span text:style-name="T3">,</text:span>不管你做什麼<text:span text:style-name="T3">,</text:span>包括看電影買書吃飯<text:span text:style-name="T3">,</text:span>不管你走到哪<text:span text:style-name="T3">,</text:span>甚至連來到深夜的海邊也一樣<text:span text:style-name="T3">,</text:span>伴隨你的永遠是巨量的噪音<text:span text:style-name="T3">,</text:span>人聲車聲喇叭聲<text:span text:style-name="T3"><text:s/>"</text:span>音樂聲<text:span text:style-name="T3">" (</text:span>那樣一些低級到爆的流行歌也能算是音樂<text:span text:style-name="T3">?),</text:span>好像不這樣就不足以顯示出什麼<text:span text:style-name="T3"><text:s/>"</text:span>人氣<text:span text:style-name="T3">". <text:line-break/><text:line-break/></text:span>特別是巨量<text:span text:style-name="T3"><text:s/>"</text:span>音樂<text:span text:style-name="T3">",</text:span>根本就是心靈刑求<text:span text:style-name="T3">,</text:span>真難想像世界上真的會有人覺得這些流行歌好聽<text:span text:style-name="T3">,</text:span>就好像我也無法想像怎麼會有人覺得那些大賣座的大爛片好看一樣<text:span text:style-name="T3">,</text:span>正如我也無法理解怎麼會有人喜歡吃大便聞屎味<text:span text:style-name="T3">,</text:span>難道我們是演化上的不同物種<text:span text:style-name="T3">?<text:line-break/><text:line-break/></text:span>目前除了台南文學館裏頭一家聽說是法國人開的西式餐點勉勉強強噪音量要低於七十分貝之外<text:span text:style-name="T3">,</text:span>其他我還找不到一個能夠好好安靜吃頓飯的地方<text:span text:style-name="T3">,</text:span>要不然就得花大錢上高級餐廳<text:span text:style-name="T3">. </text:span>但文學館常有知識份子或假洋鬼子出沒<text:span text:style-name="T3">,</text:span>一樣是拉大嗓門高談闊論<text:span text:style-name="T3">. <text:line-break/><text:line-break/></text:span>我平常講話<text:span text:style-name="T3">,</text:span>不管人再多或再怎麼安靜的場合<text:span text:style-name="T3">,</text:span>我都會控制音量到讓只有對方一人能聽見<text:span text:style-name="T3">,</text:span>因為讓不認識的第三者被迫收聽我的任何一句談話<text:span text:style-name="T3">,</text:span>我都會覺得很羞恥<text:span text:style-name="T3">,</text:span>彷彿侵略了他人<text:span text:style-name="T3">,</text:span>而且就像當眾大便給大家看那種窩囊感<text:span text:style-name="T3">.<text:line-break/><text:line-break/></text:span>除了吵就是髒<text:span text:style-name="T3">. </text:span>最難忍受的就是屁<text:span text:style-name="T3">. </text:span>因為具體的髒<text:span text:style-name="T3">,</text:span>你還能閉上眼睛盡量眼不見為淨<text:span text:style-name="T3">,</text:span>太吵你能一直摀著耳朵<text:span text:style-name="T3">,</text:span>但你總不能一直都不呼吸<text:span text:style-name="T3">,</text:span>而且屁這東西來無影去無蹤<text:span text:style-name="T3">,</text:span>就像游擊隊那樣<text:span text:style-name="T3">,</text:span>你不知道它何時會發動攻擊<text:span text:style-name="T3">,</text:span>搞得很緊張<text:span text:style-name="T3">,</text:span>隨時得戒備<text:span text:style-name="T3">.<text:line-break/><text:line-break/></text:span>每次搭車<text:span text:style-name="T3">,</text:span>最怕的就是同一車廂裏坐著一些不斷放屁的人<text:span text:style-name="T3">,</text:span>特別是長途旅行<text:span text:style-name="T3">,</text:span>真是苦不堪言<text:span text:style-name="T3">. </text:span>以前的公車或遊覽車或火車都可以開窗吹風<text:span text:style-name="T3">,</text:span>因此<text:span text:style-name="T3">,</text:span>只要是密閉吹冷氣的那種車子我就盡量不搭<text:span text:style-name="T3">,</text:span>因為實在太臭了<text:span text:style-name="T3">. <text:line-break/><text:line-break/></text:span>就算屁非放不可<text:span text:style-name="T3">,</text:span>難道不能找個更為適當的時機或空間釋放<text:span text:style-name="T3">? </text:span>而不是直接打賞給鄰座與你無冤無仇的人<text:span text:style-name="T3">. </text:span>難道你也會直接大便在褲子裏<text:span text:style-name="T3">? </text:span>你當然不會<text:span text:style-name="T3">,</text:span>因為你知道這對你自己不利<text:span text:style-name="T3">;</text:span>但是當一件事對你無妨卻對別人有傷時<text:span text:style-name="T3">,</text:span>難道你不能為別人多著想一些<text:span text:style-name="T3">?<text:line-break/><text:line-break/></text:span>除了屁<text:span text:style-name="T3">,</text:span>食物味道也一樣<text:span text:style-name="T3">. </text:span>最近去看許鞍華的桃姐<text:span text:style-name="T3">,</text:span>九成五是學生模樣的一些混蛋男女<text:span text:style-name="T3">,</text:span>個個端著一堆食物<text:span text:style-name="T3">,</text:span>我真不知道為什麼台灣人這麼低俗而且這麼愛吃<text:span text:style-name="T3">,</text:span>上課吃<text:span text:style-name="T3">,</text:span>開會吃<text:span text:style-name="T3">,</text:span>看電影也要吃<text:span text:style-name="T3">,</text:span>隨時隨地都要吃<text:span text:style-name="T3">,</text:span>難道以後連音樂會也可以這樣端著盤子裝滿熱狗薯條鹹酥雞進場<text:span text:style-name="T3">,</text:span>邊吃邊看邊聽<text:span text:style-name="T3">? <text:line-break/><text:line-break/></text:span>一定要這樣才會爽嗎<text:span text:style-name="T3">? </text:span>一定要以刺鼻的大蒜雞腿豬排一路從頭到尾臭翻全場才能滿足你的食慾嗎<text:span text:style-name="T3">? </text:span>你有餓成這樣嗎<text:span text:style-name="T3">? </text:span>你的食慾在這種心靈時刻不能暫停一下下嗎<text:span text:style-name="T3">? </text:span>難道你跟阿那達親熱時也要一邊啃雞腿吃烤香腸一邊接吻愛撫<text:span text:style-name="T3">? </text:span>看電影時如果怕有低血糖問題或真的兩小時不吃會死<text:span text:style-name="T3">,</text:span>難道不能像我一樣帶一些糖果或芒果干之類不影響他人的食物嗎<text:span text:style-name="T3">? </text:span>我決定以後如果是看那種會有不少觀眾的電影<text:span text:style-name="T3">,</text:span>我就只好戴口罩抹綠油精看戲<text:span text:style-name="T3">,</text:span>希望不要逼我戴上防毒面具<text:span text:style-name="T3">.<text:line-break/><text:line-break/></text:span>一個社會發生革命<text:span text:style-name="T3">,</text:span>多少總是因為內部有著某種難以忍受的痛苦<text:span text:style-name="T3">,</text:span>對於上述這樣一些吵鬧髒亂或是交通亂七八糟橫行無阻為所欲為的事情<text:span text:style-name="T3">,</text:span>在我的道德觀裏<text:span text:style-name="T3">,</text:span>這已經到了一種即便因此發動流血革命都不為過的地步<text:span text:style-name="T3">. <text:line-break/><text:line-break/></text:span>你一定以為我是在開玩笑<text:span text:style-name="T3">,</text:span>但我完全不是<text:span text:style-name="T3">. </text:span>我只是不相信暴力<text:span text:style-name="T3">,</text:span>所以不會真的希望看到流血革命<text:span text:style-name="T3">, </text:span>但我相信這依然需要一種不流血的革命<text:span text:style-name="T3">,</text:span>要不然<text:span text:style-name="T3">,</text:span>我們似乎只能慢慢慢慢慢慢慢慢等演化<text:span text:style-name="T3">,</text:span>期待千萬年之後看能不能演化出一種比較沒那麼自私低俗窩囊<text:span text:style-name="T3">,</text:span>比較沒那麼侵略性<text:span text:style-name="T3">,</text:span>稍微能為別人著想的台灣人物種出來<text:span text:style-name="T3">.</text:span></text:p>
      <text:p text:style-name="P1"><text:span text:style-name="T1">李秉叡</text:span><text:s/>  |  2012.03.14 14:51   |   <text:a xlink:type="simple" xlink:href="http://palinfo.habago.org/Entry?Command=Information_PrintForum&amp;iPage=513#FORUM31413"><text:span text:style-name="T2">#</text:span></text:a></text:p>
      <text:p text:style-name="P2">都發生這種事了，要撤軍就快點撤軍，一直在那裡拖拖拉拉的，很難看ㄝ。<text:span text:style-name="T3"><text:line-break/>=============================================<text:line-break/></text:span>林博文專欄－歐巴馬會變成詹森第二？<text:span text:style-name="T3"><text:line-break/>2012-03-14 01:14 </text:span>中國時報<text:span text:style-name="T3"><text:s/></text:span>【本報訊】<text:span text:style-name="T3"> <text:line-break/></text:span>　卅八歲的駐阿富汗美軍半夜摸黑攜帶數百發子彈走一英里路，趁大家還在酣睡時，挨戶挨家掃射，至少殺了十六個村民，其中包括九個兒童、三名婦女。周日從ＣＢＳ無線電台聽到這則令人憤怒的新聞，我馬上想到了越戰時代的兩件大事，一是美軍卡萊（<text:span text:style-name="T3">William L.Calley</text:span>）中尉排長在一九六八年三月十六日率領一支步兵排屠戮越南美萊（<text:span text:style-name="T3">My Lai</text:span>）村三百至五百無辜村民。二是越戰激起全美反戰浪潮，反戰青年每天對著白宮大喊：「嘿嘿嘿，林登．詹森，你今天到底殺了多少個小孩？」<text:span text:style-name="T3"> <text:line-break/><text:line-break/></text:span>　從二月廿一日美軍焚燒可蘭經到三月十一日美軍士官的濫殺，印證了一些政論家和軍事評論家所擔心的：阿富汗戰爭很可能變成歐巴馬的越戰，歐巴馬將像詹森一樣掉進阿富汗戰爭的泥淖中而無從脫身。歐巴馬接獲美軍濫殺平民的消息後，仍表示美軍不會提早撤退，而將按照預定的時間表於二○一四年撤軍。當年詹森和尼克森都對越戰束手無措，詹森被越戰拖垮，放棄競選連任。尼克森靠選民反戰、反民主黨（韓福瑞）及求和心切的渴望，當選總統。這個「狡猾的狄克」（<text:span text:style-name="T3">Tricky Dick</text:span>，尼克森的綽號）欺騙選民說他會儘快結束越戰，會獲致「光榮的和平」（<text:span text:style-name="T3">Peace With Honour</text:span>）。結果是，他上台後，越戰至少多打了四年，最後一批美軍於一九七三年三月廿九日撤出越南，一九七五年四月卅日越南淪陷。五萬八千美軍在越戰戰死，其中在尼克森時代陣亡的有二萬人。<text:span text:style-name="T3"> <text:line-break/><text:line-break/></text:span>　歐巴馬如不及早結束毫無意義的阿富汗戰爭，阿戰就會變成他的越戰，他自己亦多次向人表示，絕不會讓阿戰成為他的越戰。但從他的決策和美國歷任總統都不敢從戰場上撤退的史實來看，阿戰終會變成他的一大負擔。現有十三萬北約盟軍駐防阿富汗，美軍即占了九萬多。從二○○一年十一月出征阿富汗，追剿賓拉登和他的基地組織，到二○○三年三月侵略伊拉克，美軍早已出現師老兵疲、不知為何而打、不知為誰而戰的窘態。此次半夜殺人的美軍士官，已去過三次伊拉克，看過精神科醫生。他的任務是要和阿富汗村民建立友好關係，要安撫群眾，結果他自己是個大屠夫。<text:span text:style-name="T3"> <text:line-break/><text:line-break/></text:span>　這次屠殺事件凸顯了不少問題。一是連年征戰不停的美軍，出現了極為嚴重而又普遍的戰鬥心理創傷症，有些人在營區殺人洩恨，有些人退伍還鄉後不能適應而淪為殺人犯。美軍內部的致命霸凌事件接二連三發生，紐約華裔子弟陳宇暉（<text:span text:style-name="T3">Danny Chen</text:span>）就是一個受害者。在阿富汗南部坎達哈省殺人的美軍，原係駐防華盛頓州西雅圖附近的路易士─麥朝德大營區，這個營區約有六萬美軍，是美西幾個營區裡軍紀最壞、士氣最差、罪案最多的一個。營區士兵在營區內殺人又跑到營區外殺人的事件，層出不窮，附近的平民都有「與鬼為鄰」的恐懼感。難怪這樣的營區會出產殺人狂。<text:span text:style-name="T3"> <text:line-break/><text:line-break/></text:span>　角逐共和黨總統候選人提名的前眾議院議長金瑞契就此次殺人事件所發表的談話，最有見地。他強調阿戰不必再打了，已沒有什麼崇高的目的了。再打下去，美軍也打不贏，現在是撤軍的時候了。兩場戰爭已把美國國力耗損得差不多了，賓拉登亦已被打死，九萬美軍該回國了，阿富汗永遠是西方帝國（十九世紀的英國和今天的美國）及俄帝的大墳場。政府腐化，總統無能是阿富汗的事情，就讓阿富汗人自己去料理。美軍要負責培訓卅五萬阿富汗軍隊，其中百分之八十是文盲，他們也不喜歡美軍和其他北約軍隊。就讓阿富汗人面對他們自己的命運，不管是基地成員回籠還是神學士徒眾再奪取政權，中亞亂局絕不是外國勢力所能擺平的。<text:span text:style-name="T3"> <text:line-break/><text:line-break/></text:span>　當年卡萊中尉率隊屠殺越南美萊村民，他一個人就殺了廿二人。他因搜尋越共游擊隊無所獲，乃遷怒美萊村民。美萊事件後廿個月，才被調查記者西摩．赫希（<text:span text:style-name="T3">Seymo Hersh</text:span>）揭發出來。卡萊只被判在家軟禁四十個月。他一直沒有悔意，亦拒絕道歉。直至二○○九年八月十九日在喬治亞州哥倫布鎮演說時才首次公開懺悔、認錯，距他率領部屬殺人已過了四十一年！美軍在越戰時代所犯下的暴行，早已有好幾本書記載，甚至有人以美軍暴行撰寫博士論文。ＮＢＣ的五角大廈記者吉姆．米克拉塞斯基表示，美軍士官在阿富汗的殺人事件，等同於一九六八年越共所發動的「春節攻勢」（<text:span text:style-name="T3">Tet Offensive</text:span>）。越戰史家皆認為「春節攻勢」是越戰的轉捩點，從此越共游擊隊和北越共軍開始占上風，而美軍則愈打愈糟，國內反戰活動激增，終迫使詹森公開宣布退隱。<text:span text:style-name="T3"> <text:line-break/><text:line-break/></text:span>　歐巴馬如不想當「詹森第二」，他就應斷然提早撤軍，美國子女不必白死，更不會再濫殺無辜，一年亦可省下百億軍費！<text:span text:style-name="T3"><text:line-break/></text:span></text:p>
      <text:p text:style-name="P1"><text:span text:style-name="T1">陳真</text:span><text:s/>  |  2012.03.07 16:49   |   <text:a xlink:type="simple" xlink:href="http://palinfo.habago.org/Entry?Command=Information_PrintForum&amp;iPage=513#FORUM31412"><text:span text:style-name="T2">#</text:span></text:a></text:p>
      <text:p text:style-name="P3"><text:span text:style-name="T3">(</text:span>續<text:span text:style-name="T3">)<text:line-break/><text:line-break/></text:span>有些東西你只要<text:span text:style-name="T3"><text:s/>"</text:span>知道<text:span text:style-name="T3">" (knowing)</text:span>就夠了<text:span text:style-name="T3">,</text:span>你無須<text:span text:style-name="T3"><text:s/>"</text:span>感覺<text:span text:style-name="T3">"(feeling),</text:span>就如我若要演算一加一等於多少<text:span text:style-name="T3">,</text:span>只須懂得演算方法<text:span text:style-name="T3">,</text:span>我便能知道一加一答案為二<text:span text:style-name="T3">,</text:span>我就算對此毫無感覺<text:span text:style-name="T3">,</text:span>頂多也只是我沒辦法成為一個哲學家而已<text:span text:style-name="T3">,</text:span>但我照樣能掌握算數這門學問<text:span text:style-name="T3">.<text:line-break/><text:line-break/></text:span>但有些東西光是知道還不夠<text:span text:style-name="T3">,</text:span>你還得有所感覺<text:span text:style-name="T3">;</text:span>因為你不可能<text:span text:style-name="T3"><text:s/>"</text:span>無所感覺地知道<text:span text:style-name="T3">"(knowing without feeling). </text:span>比方說你能知道一個人的各種資料<text:span text:style-name="T3">,</text:span>但你不可能認識一個人卻不需要對他有感覺<text:span text:style-name="T3">;</text:span>比方說戰爭<text:span text:style-name="T3">,</text:span>你能知道戰爭的一切細節<text:span text:style-name="T3">,</text:span>但你不可能了解戰爭<text:span text:style-name="T3">,</text:span>除非你對它有感覺<text:span text:style-name="T3">;</text:span>這就好像一個人不可能關起門來研究愛情<text:span text:style-name="T3">,</text:span>他不可能光是<text:span text:style-name="T3"><text:s/>"</text:span>知道<text:span text:style-name="T3">" </text:span>愛卻沒有愛的<text:span text:style-name="T3"><text:s/>"</text:span>感覺<text:span text:style-name="T3">". <text:line-break/><text:line-break/></text:span>宗教也一樣<text:span text:style-name="T3">,</text:span>我把聖經背得滾瓜爛熟了也沒用<text:span text:style-name="T3">,</text:span>永遠都不會成為一個真正意義上的基督徒<text:span text:style-name="T3">,</text:span>除非我對基督的教義有感覺<text:span text:style-name="T3">.<text:line-break/><text:line-break/></text:span>這也是為什麼我們<text:span text:style-name="T3">(</text:span>至少是我<text:span text:style-name="T3">)</text:span>不會輕易跟人談論或討論某些東西的原因<text:span text:style-name="T3">,</text:span>因為那些東西沒什麼好談的<text:span text:style-name="T3">;</text:span>除非你對它有感覺<text:span text:style-name="T3">,</text:span>否則談起來只是吃人豆腐<text:span text:style-name="T3">. </text:span>我寧願對著牆壁對著電腦自言自語<text:span text:style-name="T3">,</text:span>也不會想跟一個對它沒感覺的人談論那些需要感覺的東西<text:span text:style-name="T3">.<text:line-break/><text:line-break/></text:span>反過來說其實也一樣<text:span text:style-name="T3">,</text:span>今天你要是真的在乎你想討論的那些東西<text:span text:style-name="T3">,</text:span>那你絕不可能會是那樣一種程度<text:span text:style-name="T3">. </text:span>比方說<text:span text:style-name="T3">,</text:span>一個人如果姿態高到可以扯上道德腔<text:span text:style-name="T3">,</text:span>指正一道微積分演算<text:span text:style-name="T3">,</text:span>那他表現出來的數學能力卻連加減乘除好像都很陌生很外行<text:span text:style-name="T3">,</text:span>那我們會懷疑他究竟知不知道自己在說什麼<text:span text:style-name="T3">,</text:span>是不是智能有問題<text:span text:style-name="T3">.<text:line-break/><text:line-break/></text:span>或者比方說<text:span text:style-name="T3">,</text:span>有人很迷影歌星<text:span text:style-name="T3">,</text:span>那他自然就會知道明星們的各種個人資料與八卦細節<text:span text:style-name="T3">,</text:span>甚至連對方一天上幾次廁所都知道<text:span text:style-name="T3">;</text:span>但我回台灣之前<text:span text:style-name="T3">,</text:span>確實不知道誰是周杰倫<text:span text:style-name="T3">,</text:span>蔡依林這三個字更是連聽都沒聽過<text:span text:style-name="T3">,</text:span>至於林志玲也只是耳聞<text:span text:style-name="T3">,</text:span>究竟何方人士或幹些什麼行業則一無所知<text:span text:style-name="T3">. <text:line-break/><text:line-break/></text:span>不知道明星<text:span text:style-name="T3">,</text:span>這沒什麼<text:span text:style-name="T3">. </text:span>這只意味著我根本不關心也不想知道這些人<text:span text:style-name="T3">. </text:span>重點是<text:span text:style-name="T3">: </text:span>我不會明明一無所知而且興趣缺缺<text:span text:style-name="T3">,</text:span>卻以為自己是個明星八卦專家<text:span text:style-name="T3">,</text:span>因為我們的理性再怎麼低基本上還是可以意識到理性自身的狀況<text:span text:style-name="T3">. <text:line-break/><text:line-break/></text:span>比方說我不會開飛機<text:span text:style-name="T3">,</text:span>也沒什麼興趣學<text:span text:style-name="T3">,</text:span>這沒什麼<text:span text:style-name="T3">,</text:span>但我不至於愚蠢到以為自己是個開飛機高手<text:span text:style-name="T3">,</text:span>甚至進而以高姿態想指導一個開飛機開了幾十年的機長應該怎麼開<text:span text:style-name="T3">.<text:line-break/><text:line-break/></text:span>我不太相信人的理性會低劣到連這樣的<text:span text:style-name="T3"><text:s/>insight</text:span>都沒有<text:span text:style-name="T3">,</text:span>很顯然這不光是理性出了問題<text:span text:style-name="T3">,</text:span>同時更是品性上的問題<text:span text:style-name="T3">. </text:span>簡單說就是虛榮<text:span text:style-name="T3">,</text:span>對一種自己其實所知無幾而且缺乏感情的東西<text:span text:style-name="T3">,</text:span>卻硬要自欺欺人擺出一種專家姿態<text:span text:style-name="T3">,</text:span>好像自己很懂很內行似的<text:span text:style-name="T3">.<text:line-break/><text:line-break/></text:span>一個人<text:span text:style-name="T3">,</text:span>你光是看他寫幾個字大約就能看出此人端倪<text:span text:style-name="T3">. </text:span>比方說<text:span text:style-name="T3">,</text:span>你只要看一個人寫字講話硬是要吊書袋<text:span text:style-name="T3">,</text:span>或是一個簡單到爆的意思<text:span text:style-name="T3">,</text:span>他卻故意要講得好像很有學問很艱澀<text:span text:style-name="T3">,</text:span>那麼<text:span text:style-name="T3">,</text:span>毫無疑問<text:span text:style-name="T3">,</text:span>這個人的理性與品性大概都令人難以恭維<text:span text:style-name="T3">.<text:line-break/><text:line-break/></text:span>理性程度高者<text:span text:style-name="T3">,</text:span>總是能想辦法把一個艱難的概念用較為簡單且盡量不扭曲的方式說出<text:span text:style-name="T3">;</text:span>但理性程度低者卻恰恰相反<text:span text:style-name="T3">,</text:span>一個明明是簡單到爆毫無任何表達難度的東西<text:span text:style-name="T3">,</text:span>他卻總是故意要用一些彆彆扭扭的概念或造句來把它講得好像很難很專業<text:span text:style-name="T3">,</text:span>以便讓旁人看了佩服<text:span text:style-name="T3">. <text:line-break/><text:line-break/></text:span>這樣一種造作<text:span text:style-name="T3">,</text:span>在一個缺乏鑑賞能力的社會例如台灣<text:span text:style-name="T3">,</text:span>的確都能奏效<text:span text:style-name="T3">,</text:span>但言行操弄上的奏效<text:span text:style-name="T3">,</text:span>卻絲毫無助於理性與感性之不足或理性與品性上低劣的事實<text:span text:style-name="T3">.</text:span></text:p>
      <text:p text:style-name="P1"><text:span text:style-name="T1">鑑慧</text:span><text:s/>  |  2012.03.07 16:39   |   <text:a xlink:type="simple" xlink:href="http://palinfo.habago.org/Entry?Command=Information_PrintForum&amp;iPage=513#FORUM31411"><text:span text:style-name="T2">#</text:span></text:a></text:p>
      <text:p text:style-name="P2">有些驚訝，衛報剛放上一個民意調查，問大家是否是空襲敘利亞的時機了，我隨手投了一票，跑出統計後才發現自己竟然是少數，支持出兵者竟佔了<text:span text:style-name="T3">80%</text:span>。以為許多事情應該再清楚不過，原來效忠強權的主流媒體宣傳力量還是遠超過我們所能想像。</text:p>
      <text:p text:style-name="P4"/>
      <text:p text:style-name="P1"><text:span text:style-name="T1">陳真</text:span><text:s/>  |  2012.03.07 03:21   |   <text:a xlink:type="simple" xlink:href="http://palinfo.habago.org/Entry?Command=Information_PrintForum&amp;iPage=514#FORUM31410"><text:span text:style-name="T2">#</text:span></text:a></text:p>
      <text:p text:style-name="P2"><text:span text:style-name="T3">(</text:span>續<text:span text:style-name="T3">)<text:line-break/><text:line-break/></text:span>何止多情總被無情惱<text:span text:style-name="T3">,</text:span>我看聰明也常被阿西惱<text:span text:style-name="T3">. </text:span>情感的事就無法勉強了<text:span text:style-name="T3">,</text:span>總不可能要求每個人都要為遠在天邊的戰爭長夜痛哭吧<text:span text:style-name="T3">,</text:span>但<text:span text:style-name="T3"><text:s/>"</text:span>理性<text:span text:style-name="T3">" </text:span>總該有點對於<text:span text:style-name="T3"><text:s/>"</text:span>理性自身<text:span text:style-name="T3">" </text:span>的理解<text:span text:style-name="T3">,</text:span>否則我不知道這哪稱得上理性<text:span text:style-name="T3">. <text:line-break/><text:line-break/></text:span>我常看著我們家阿憨<text:span text:style-name="T3">,</text:span>心裏常想<text:span text:style-name="T3">: </text:span>究竟牠知不知道自己很笨<text:span text:style-name="T3">? <text:line-break/><text:line-break/></text:span>知道自己笨是需要很高的智力的<text:span text:style-name="T3">,</text:span>貓狗大概很難有這種理性程度<text:span text:style-name="T3">,</text:span>但人理應比較不會有這個問題才對<text:span text:style-name="T3">,</text:span>但事實卻不然<text:span text:style-name="T3">. </text:span>很多人<text:span text:style-name="T3">,</text:span>比方說很多台灣的讀書人<text:span text:style-name="T3">,</text:span>明明理性程度很差<text:span text:style-name="T3">,</text:span>但他卻似乎沒辦法意識到這一點<text:span text:style-name="T3">,</text:span>許多時候還以為自己聰明絕頂呢<text:span text:style-name="T3">.<text:line-break/><text:line-break/></text:span>做為一個非理性主義者<text:span text:style-name="T3">,</text:span>我完全沒有半點推崇理性的意思<text:span text:style-name="T3">,</text:span>我只是想描述理性之所以可能<text:span text:style-name="T3"><text:s/>(</text:span>或之所以具有理性意義<text:span text:style-name="T3">)</text:span>的某種底線<text:span text:style-name="T3">.<text:line-break/><text:line-break/></text:span>每次在桌球館裏打球<text:span text:style-name="T3">,</text:span>對於技術上的東西<text:span text:style-name="T3">,</text:span>我幾乎什麼話也不敢講<text:span text:style-name="T3">;</text:span>甚至在旁人面前打球常會讓我感到有點難堪<text:span text:style-name="T3">,</text:span>因為我知道自己打得太爛了<text:span text:style-name="T3">.</text:span>要是有比我更爛的人要我教他<text:span text:style-name="T3">,</text:span>我真的不好意思教<text:span text:style-name="T3">,</text:span>若真要厚著臉皮教<text:span text:style-name="T3">,</text:span>我也會趁周遭十公尺內沒有人時我才敢小聲講兩句有關球技的蠢話<text:span text:style-name="T3">.<text:line-break/><text:line-break/></text:span>我之所以這麼低調並不是因為我很謙虛<text:span text:style-name="T3">,</text:span>而是因為我仍然具有最低層次的理性<text:span text:style-name="T3">,</text:span>不至於笨到連自己<text:span text:style-name="T3"><text:s/>"</text:span>球打不好<text:span text:style-name="T3">" </text:span>這個事實也認不清<text:span text:style-name="T3">. </text:span>若要給理性一個低標<text:span text:style-name="T3">,</text:span>或許那就是<text:span text:style-name="T3">: </text:span>理性之所以存在的證據就在於它能意識到<text:span text:style-name="T3"><text:s/>"</text:span>理性自身<text:span text:style-name="T3">" </text:span>的狀況<text:span text:style-name="T3">.</text:span></text:p>
      <text:p text:style-name="P1"><text:span text:style-name="T1">陳真</text:span><text:s/>  |  2012.03.07 02:58   |   <text:a xlink:type="simple" xlink:href="http://palinfo.habago.org/Entry?Command=Information_PrintForum&amp;iPage=514#FORUM31409"><text:span text:style-name="T2">#</text:span></text:a></text:p>
      <text:p text:style-name="P3">這是剛寫的一封<text:span text:style-name="T3"><text:s/>EMAIL.</text:span>老是寫這種東西很無奈<text:span text:style-name="T3">,</text:span>但既然寫了就寫了<text:span text:style-name="T3">, </text:span>貼出來讓大家再溫習一遍<text:span text:style-name="T3">.<text:line-break/><text:line-break/></text:span>這事的前因後果我不想提<text:span text:style-name="T3">,</text:span>因為我不想教任何人任何一種事物或知識的細節<text:span text:style-name="T3">, </text:span>太累了<text:span text:style-name="T3">. </text:span>再說<text:span text:style-name="T3">,</text:span>各位如果真的對什麼事有興趣或很在乎<text:span text:style-name="T3">,</text:span>大概也就不可能會講出這樣那樣一些很好笑很外行的話來了<text:span text:style-name="T3">. </text:span>所謂多情總被無情惱或許就是這樣<text:span text:style-name="T3">.<text:line-break/><text:line-break/></text:span>底下是我寫的那封<text:span text:style-name="T3"><text:s/>EMAIL:<text:line-break/><text:line-break/></text:span>我常感覺<text:span text:style-name="T3">, </text:span>台灣人的嘴巴比頭腦要靈活快速許多<text:span text:style-name="T3">, </text:span>姿態則比知識或思想更要高出不知道幾億光年<text:span text:style-name="T3">. </text:span>特別是在網路上<text:span text:style-name="T3">, </text:span>特別是一些研究生<text:span text:style-name="T3">, </text:span>似乎更是如此<text:span text:style-name="T3">.<text:line-break/><text:line-break/></text:span>質疑是好事<text:span text:style-name="T3">, </text:span>擺出姿態來質疑當然也稱得上好事一樁<text:span text:style-name="T3">, </text:span>但前提是程度要能跟得上態度<text:span text:style-name="T3">, </text:span>否則只會貽笑大方<text:span text:style-name="T3">. </text:span>而且<text:span text:style-name="T3">, </text:span>我們總不可能每次都要以寫上一本書那樣的規模來教導這類半調子響叮噹的所謂質疑<text:span text:style-name="T3">. <text:line-break/><text:line-break/></text:span>簡單說<text:span text:style-name="T3">, "</text:span>討論<text:span text:style-name="T3">" </text:span>是需要一種程度上的對等的<text:span text:style-name="T3">, </text:span>否則就只能說是<text:span text:style-name="T3"><text:s/>"</text:span>請教<text:span text:style-name="T3">", </text:span>若是請教就更應客氣<text:span text:style-name="T3">, </text:span>而不是什麼都不懂就唱起高調做起道德教訓來<text:span text:style-name="T3">. <text:line-break/><text:line-break/></text:span>而且<text:span text:style-name="T3">, </text:span>就算是請教<text:span text:style-name="T3">, </text:span>自己仍然需要先好好用功個三年五年再來發言也不遲<text:span text:style-name="T3">, </text:span>總是應該具備一定的程度之後<text:span text:style-name="T3">, </text:span>教導也才有可能<text:span text:style-name="T3">. </text:span>比方說一個連加法都不會的人卻質疑起某個微積分的演算來<text:span text:style-name="T3">, </text:span>對方就算再有耐心恐怕也無從教起<text:span text:style-name="T3">, </text:span>難道要為他寫上幾本書然後花幾年時間一個字一個字念給他聽<text:span text:style-name="T3">?<text:line-break/><text:line-break/></text:span>至於所謂質疑<text:span text:style-name="T3">, </text:span>至少應先學會把話說清楚<text:span text:style-name="T3">, </text:span>而不是沒頭沒腦的連在質疑什麼也說不清楚卻擺起道德姿態來<text:span text:style-name="T3">. <text:line-break/><text:line-break/></text:span>比方說<text:span text:style-name="T3">, </text:span>包括我在內<text:span text:style-name="T3">, </text:span>許多人認為美麗島事件是國民黨一手策劃<text:span text:style-name="T3">, </text:span>相關證據或疑點多到可以寫成一本三千頁的書<text:span text:style-name="T3">, </text:span>如果你覺得不是國民黨幹的<text:span text:style-name="T3">, </text:span>那就應該具體一一去反駁這無數的疑點或證詞<text:span text:style-name="T3">, </text:span>而不是只會講空話<text:span text:style-name="T3">, </text:span>更不是故做客觀理性狀卻毫無理性深度可言<text:span text:style-name="T3">.<text:line-break/><text:line-break/></text:span>歷史不是數學演算<text:span text:style-name="T3">, </text:span>它的證據和數學的證據長得完全不一樣<text:span text:style-name="T3">. </text:span>如果有人連這一點都搞不清楚卻要裝模作樣故做客觀理性狀<text:span text:style-name="T3">, </text:span>那我會懷疑他到底有沒有可能吸收人文知識或社會科學的知識<text:span text:style-name="T3">, </text:span>更不用說創造更多這方面的知識了<text:span text:style-name="T3">.<text:line-break/><text:line-break/></text:span>如果有人真要裝模作樣故做科學嚴謹狀<text:span text:style-name="T3">, </text:span>那他大概連自己眼前有幾根電線桿都不應該有任何結論了<text:span text:style-name="T3">, </text:span>因為據以得到結論的那樣一些訴諸感官經驗的證據是根本站不住腳的<text:span text:style-name="T3">.</text:span>如果是這樣<text:span text:style-name="T3">, </text:span>人類的知識大概就只能剩下邏輯與數學等等這些不是知識的知識<text:span text:style-name="T3">.<text:line-break/><text:line-break/></text:span>另外<text:span text:style-name="T3">, </text:span>假設今天我說我從台南一路走路走了十天上台北來站樁<text:span text:style-name="T3">, </text:span>你聽了覺得不可思議<text:span text:style-name="T3">, </text:span>於是找出無數的證據<text:span text:style-name="T3">, </text:span>比方說證據顯示我昨天還剛在台南某個電影院出現<text:span text:style-name="T3">, "</text:span>十天<text:span text:style-name="T3">" </text:span>之說顯然撒謊<text:span text:style-name="T3">. <text:line-break/><text:line-break/></text:span>這時候<text:span text:style-name="T3">, </text:span>來了一個裝模作樣故做理性客觀狀的阿西卻說<text:span text:style-name="T3">: "</text:span>明明很多人有看到陳真來台北<text:span text:style-name="T3">, </text:span>而且還看到他走路真的很快<text:span text:style-name="T3">", </text:span>進而說別人之質疑乃是缺乏證據不夠客觀<text:span text:style-name="T3">, </text:span>然後講起道德經來<text:span text:style-name="T3">, </text:span>你聽了<text:span text:style-name="T3">, </text:span>是會覺得這個阿西很理性很聰明<text:span text:style-name="T3">? </text:span>還是會覺得他是不是少了一根筋<text:span text:style-name="T3">? </text:span>是不是會覺得他怎麼理解事情的能力這麼粗糙啊<text:span text:style-name="T3">? <text:line-break/><text:line-break/></text:span>無冒犯之意<text:span text:style-name="T3">, </text:span>但有教導之意<text:span text:style-name="T3">, </text:span>若有得罪<text:span text:style-name="T3">,</text:span>還請見諒<text:span text:style-name="T3">. </text:span>我時間少<text:span text:style-name="T3">, </text:span>不想浪費時間老是反覆講這些同樣的話<text:span text:style-name="T3">. </text:span>所以我就言盡於此<text:span text:style-name="T3">, </text:span>大概也不會再回覆了<text:span text:style-name="T3">.</text:span></text:p>
      <text:p text:style-name="P1"><text:span text:style-name="T1">陳真</text:span><text:s/>  |  2012.03.06 04:09   |   <text:a xlink:type="simple" xlink:href="http://palinfo.habago.org/Entry?Command=Information_PrintForum&amp;iPage=514#FORUM31408"><text:span text:style-name="T2">#</text:span></text:a></text:p>
      <text:p text:style-name="P2"><text:span text:style-name="T3">(</text:span>再續<text:span text:style-name="T3">)<text:line-break/><text:line-break/></text:span>看過陸川的<text:span text:style-name="T3"><text:s/>"</text:span>南京<text:span text:style-name="T3"><text:s/></text:span>南京<text:span text:style-name="T3">",</text:span>如果要我再看一遍<text:span text:style-name="T3">,</text:span>我是不會想看的<text:span text:style-name="T3">,</text:span>因為那電影很寫實<text:span text:style-name="T3">,</text:span>道德腔很重<text:span text:style-name="T3">,</text:span>但我們通常並不會想要把殘酷事實再複習一遍<text:span text:style-name="T3">,</text:span>對我而言<text:span text:style-name="T3">,</text:span>更不需要從殘酷事實中吸取所謂教訓<text:span text:style-name="T3">. <text:line-break/><text:line-break/></text:span>我當然不需要<text:span text:style-name="T3">,</text:span>但我想你也不會需要<text:span text:style-name="T3">,</text:span>沒有人真的需要什麼道德教訓<text:span text:style-name="T3">;</text:span>我們迫切需要的<text:span text:style-name="T3">,</text:span>強烈渴望的<text:span text:style-name="T3">,</text:span>難以忘懷的<text:span text:style-name="T3">,</text:span>不外就是一些美麗的東西<text:span text:style-name="T3">,</text:span>而不會是什麼忠義教條或道德結論<text:span text:style-name="T3">,</text:span>當然更不會是那些根本不想記住也無須記住的痛苦事實本身<text:span text:style-name="T3">.<text:line-break/><text:line-break/></text:span>我已經不太記得當年賣血求生的屈辱與痛苦了<text:span text:style-name="T3">,</text:span>就算記得<text:span text:style-name="T3">,</text:span>對我也沒有任何殺傷力<text:span text:style-name="T3">,</text:span>但我倒是一直記得一位幫我抽血的護士碰觸著我瘦巴巴的手臂時那份友善與不捨的眼神<text:span text:style-name="T3">. </text:span>也許當哪一天<text:span text:style-name="T3">,</text:span>我得了老年失智<text:span text:style-name="T3">,</text:span>幾乎把所有事都給忘了<text:span text:style-name="T3">,</text:span>但我肯定還是會記得一種美麗的感覺<text:span text:style-name="T3">.<text:line-break/><text:line-break/></text:span>在痛苦中<text:span text:style-name="T3">,</text:span>當痛苦過後<text:span text:style-name="T3">,</text:span>如果可能的話<text:span text:style-name="T3">,</text:span>我們總會記住那些美麗的東西<text:span text:style-name="T3">,</text:span>哪怕只是一瞬間<text:span text:style-name="T3">,</text:span>甚至哪怕只是一種幻想<text:span text:style-name="T3">,</text:span>而這或許也才是悲劇的根源<text:span text:style-name="T3">,</text:span>因為我們總是忘不了那些曾經美好的人事物<text:span text:style-name="T3">,</text:span>但現實生活卻非一貫如此<text:span text:style-name="T3">.<text:line-break/><text:line-break/></text:span>聽說原著小說的結局相當悲慘<text:span text:style-name="T3">,</text:span>於是有人問張藝謀為何不拍結局而留個完全的空白<text:span text:style-name="T3">? </text:span>我覺得張藝謀回答得很好<text:span text:style-name="T3">,</text:span>他說<text:span text:style-name="T3">:<text:line-break/><text:line-break/>"</text:span>其實大家都可以想到結尾，那個年代如果能僥倖活下來，也是去當慰安婦。我不想拍這樣慘烈的結局，我想透過書娟的眼睛去看這個世界，如果孟書娟活到現在，可能她很多事情都不記得了，但她一定記得那些美麗的女人，我就想展示人性的美麗。<text:span text:style-name="T3">"<text:line-break/><text:line-break/></text:span>張藝謀說<text:span text:style-name="T3">,"</text:span>長大後的書娟一定會記住那個色彩斑斕的瞬間，因爲它如此美好。<text:span text:style-name="T3">" </text:span>他說<text:span text:style-name="T3">:“</text:span>我沒拍結局，主要還是要看書娟願意記住什麽，這代表了我們後來人想記住的還是那個人性的美好。<text:span text:style-name="T3">”<text:line-break/><text:line-break/></text:span>這或許也是這電影特別感人<text:span text:style-name="T3">(</text:span>至少是特別感動我<text:span text:style-name="T3">)</text:span>的原因<text:span text:style-name="T3">. </text:span>陸川的<text:span text:style-name="T3"><text:s/>"</text:span>南京<text:span text:style-name="T3"><text:s/></text:span>南京<text:span text:style-name="T3">" </text:span>我不會想再看一遍<text:span text:style-name="T3">,</text:span>但金陵十三釵我倒是可以看一百遍都沒問題<text:span text:style-name="T3">,</text:span>特別是那些女學生專注地看著十三釵唱歌的那一段<text:span text:style-name="T3">,</text:span>我肯定可以每天看到死都沒問題<text:span text:style-name="T3">.</text:span></text:p>
      <text:p text:style-name="P1"><text:span text:style-name="T1">懷軒</text:span><text:s/>  |  2012.03.06 01:50   |   <text:a xlink:type="simple" xlink:href="http://palinfo.habago.org/Entry?Command=Information_PrintForum&amp;iPage=514#FORUM31407"><text:span text:style-name="T2">#</text:span></text:a></text:p>
      <text:p text:style-name="P3">姑且不論是不是場面話，中國對敘利亞的態度，還比較像個大國的樣子。<text:span text:style-name="T3"><text:line-break/><text:line-break/></text:span>懷軒<text:span text:style-name="T3"><text:line-break/>**********************************<text:line-break/><text:line-break/></text:span>外交部：中方涉敘利亞新談話為化解危機提供思路<text:span text:style-name="T3"><text:line-break/>2012-03-05 21:41:28 </text:span>　來源：國際線上專稿<text:span text:style-name="T3"><text:s/></text:span>　編輯：李喆<text:span text:style-name="T3"><text:line-break/><text:line-break/></text:span>原文網址：<text:span text:style-name="T3">http://big5.chinabroadcast.cn/gate/big5/gb.cri.cn/27824/2012/03/05/2625s3586418.htm<text:line-break/><text:line-break/></text:span>國際線上報道：據外交部網站報道，<text:span text:style-name="T3">3</text:span>月<text:span text:style-name="T3">5</text:span>日，外交部發言人劉為民主持例行記者會。<text:span text:style-name="T3"><text:line-break/><text:line-break/></text:span>　　問：外交部負責人日前發表談話，進一步闡述了中方對政治解決敘利亞問題的主張。請問中方為何時隔不久又做進一步闡述？此外，中方反對任何人借<text:span text:style-name="T3">“</text:span>人道主義<text:span text:style-name="T3">”</text:span>問題之名行干涉敘利亞內部事務之實。如何界定人道主義援助與干涉敘內部事務？<text:span text:style-name="T3"><text:line-break/><text:line-break/></text:span>　　答：當前敘利亞形勢持續升溫，更趨複雜嚴峻，敘有關各方的矛盾依然突出，國際社會對如何儘快化解敘危機也存在不同看法。這既不利於危機的早日妥善解決，也不利於國際社會的團結協作。為此，中方認為有必要根據近來敘形勢的發展變化，進一步闡述有關政策主張，一方面尋求國際社會有關各方對敘問題立場的最大公約數，凝聚更為廣泛的國際共識，另一方面也為化解敘危機提供一些具體思路和途徑。這充分體現了中方在敘利亞問題上始終秉持負責任和建設性態度。中方願通過實際行動，為早日尋求一條公正、現實、能為各方接受的危機解決出路作出自己的貢獻。李華新大使此次訪敘也再次體現中方願為積極尋求解決敘利亞危機作出自己的貢獻。<text:span text:style-name="T3"><text:line-break/><text:line-break/></text:span>　　關於第二個問題。中方支援聯合國發揮主導作用，協調人道主義救援努力。即在尊重敘利亞主權的前提下，由聯合國或各方都可接受的中立機構對敘利亞人道主義狀況進行客觀、全面評估，確保人道主義援助物資運送和分發。我們反對任何人借<text:span text:style-name="T3">“</text:span>人道主義<text:span text:style-name="T3">”</text:span>問題之名行干涉敘利亞內部事務之實。中方在這個問題上的立場非常清楚。<text:span text:style-name="T3"><text:line-break/><text:line-break/></text:span>　　問：中方此次涉敘利亞問題的談話內容與之前有何不同之處？<text:span text:style-name="T3"><text:line-break/><text:line-break/></text:span>　　答：中方在敘利亞問題上的立場是明確和一貫的，最近兩次關於敘問題立場的全面闡述也是一脈相承的。我們始終主張停止暴力是當務之急，通過對話尋求政治解決是唯一正確途徑，應尊重敘的主權和敘人民的自主選擇，國際社會應在敘問題上發揮積極和建設性作用。我們始終反對外部實施武力干預或強行推動所謂<text:span text:style-name="T3">“</text:span>政權更疊<text:span text:style-name="T3">”</text:span>。<text:span text:style-name="T3"><text:line-break/><text:line-break/></text:span>　　此次，中方結合形勢的最新發展，提出了一些具體的解決思路和辦法。如根據近來敘部分地區人道主義狀況日益突出的現實，主張由聯合國或各方都可接受的中立機構對敘人道主義狀況進行客觀、全面評估，確保人道主義援助物資的運送和分發。同時表明中方願向敘人民提供人道主義援助。<text:span text:style-name="T3"><text:line-break/><text:line-break/></text:span>又如，針對近來聯合國－阿盟共同任命了敘危機聯合特使，中方表示支援在其公正斡旋下，敘政府和各派別立即開啟包容性政治對話。中方還表明安理會成員國就政治解決敘危機進行的磋商應是平等、耐心和充分的，這有利於維護安理會的團結。</text:p>
      <text:p text:style-name="P1"><text:span text:style-name="T1">陳真</text:span><text:s/>  |  2012.03.06 01:13   |   <text:a xlink:type="simple" xlink:href="http://palinfo.habago.org/Entry?Command=Information_PrintForum&amp;iPage=514#FORUM31406"><text:span text:style-name="T2">#</text:span></text:a></text:p>
      <text:p text:style-name="P2"><text:span text:style-name="T3">(</text:span>再續<text:span text:style-name="T3">)<text:line-break/><text:line-break/></text:span>雖然有人說我的哲學傾向與著作是<text:span text:style-name="T3"><text:s/>ahistorical,</text:span>去歷史或非歷史的<text:span text:style-name="T3">,</text:span>完全沒有任何歷史成份<text:span text:style-name="T3">,</text:span>甚至排斥概念間的歷史連結<text:span text:style-name="T3">,</text:span>對此我不否認<text:span text:style-name="T3">,</text:span>但這絲毫不意味著我缺乏歷史感<text:span text:style-name="T3">. </text:span>恰好相反<text:span text:style-name="T3">,</text:span>我的歷史感敏銳得異於常人<text:span text:style-name="T3">,</text:span>凡是與時間有關的東西我常能敏感察覺<text:span text:style-name="T3">. </text:span>在一般人眼裏沒什麼重要性的日常廢紙廢物<text:span text:style-name="T3">,</text:span>我總能迅速穿越時空<text:span text:style-name="T3">,"</text:span>看見<text:span text:style-name="T3">" </text:span>它未來應有的模樣與價值<text:span text:style-name="T3">. <text:line-break/><text:line-break/></text:span>不管你喜不喜歡<text:span text:style-name="T3">,</text:span>時間就是如此這般<text:span text:style-name="T3">. </text:span>人事滄桑只是一種偶然<text:span text:style-name="T3">,</text:span>唯有時間必然<text:span text:style-name="T3">;</text:span>時間的洪流把所有乍看不相干的萬事萬物全推到一塊<text:span text:style-name="T3">. <text:line-break/><text:line-break/></text:span>有一天<text:span text:style-name="T3">,</text:span>我走在西班牙地中海濱一個古羅馬競技場上<text:span text:style-name="T3">,</text:span>像個夢<text:span text:style-name="T3">,</text:span>多少人與野獸曾在此廝殺<text:span text:style-name="T3">,</text:span>而這千年舊夢不光是別人的<text:span text:style-name="T3">,</text:span>同時也是我的<text:span text:style-name="T3">;</text:span>在時間的永恆國度裏<text:span text:style-name="T3">,</text:span>我們全成為它的子民<text:span text:style-name="T3">. </text:span>這千年之夢若不是我的<text:span text:style-name="T3">,</text:span>難道我飄脫在時間之外化身為神或成為一縷游魂<text:span text:style-name="T3">?<text:line-break/><text:line-break/></text:span>小學三年級時<text:span text:style-name="T3">,</text:span>台南永福國小因為某位老師是業餘的考古學家<text:span text:style-name="T3">,</text:span>曾促成舉辦一次古文物展<text:span text:style-name="T3">;</text:span>記得看到一把三千年前戰國時代的匕首<text:span text:style-name="T3">,</text:span>十分震撼<text:span text:style-name="T3">,</text:span>三千年的時光竟倏忽來到眼前<text:span text:style-name="T3">;</text:span>三千年前這把短劍的主人<text:span text:style-name="T3">,</text:span>能不能想像三千年後他的劍竟如此感動一個小孩<text:span text:style-name="T3">?<text:line-break/><text:line-break/></text:span>我很喜歡梭羅<text:span text:style-name="T3">,</text:span>覺得自己跟他性格很像<text:span text:style-name="T3">,</text:span>除了一點之外<text:span text:style-name="T3">,</text:span>那就是我不是宅男<text:span text:style-name="T3">;</text:span>我要是有錢有時間能往外跑<text:span text:style-name="T3">,</text:span>我就一點也不會想窩在室內<text:span text:style-name="T3">,</text:span>更不會想枯坐與人交談現實<text:span text:style-name="T3">;</text:span>能走多遠我就走多遠<text:span text:style-name="T3">.</text:span>哪天我要能飛<text:span text:style-name="T3">,</text:span>便直飛星際<text:span text:style-name="T3">,</text:span>把地球拋諸腦後<text:span text:style-name="T3">. <text:line-break/><text:line-break/></text:span>出門或飛上天幹啥呢<text:span text:style-name="T3">? </text:span>沿著前人足跡或追著自己的想像或幻想<text:span text:style-name="T3">,</text:span>看看跟<text:span text:style-name="T3"><text:s/>"</text:span>這樣<text:span text:style-name="T3">" </text:span>不一樣的<text:span text:style-name="T3"><text:s/>"</text:span>那樣<text:span text:style-name="T3">",</text:span>試試沒有地心引力的世界<text:span text:style-name="T3">,</text:span>聽聽同一個大寫的故事用如何不同的方式訴說<text:span text:style-name="T3">.<text:line-break/><text:line-break/></text:span>世界是無法理解的<text:span text:style-name="T3">,</text:span>因為它根本沒有東西需要被理解<text:span text:style-name="T3">,</text:span>直到時間的畫筆在它身上寫下各種故事<text:span text:style-name="T3">. </text:span>或者套用<text:span text:style-name="T3"><text:s/>"</text:span>小王子<text:span text:style-name="T3">" </text:span>的話來說<text:span text:style-name="T3">,</text:span>直到你來把它<text:span text:style-name="T3"><text:s/>"</text:span>馴化<text:span text:style-name="T3">" </text:span>成為<text:span text:style-name="T3"><text:s/>"</text:span>你的<text:span text:style-name="T3">" </text:span>歷史<text:span text:style-name="T3">, "</text:span>你的<text:span text:style-name="T3">" </text:span>世界<text:span text:style-name="T3">,</text:span>你的點點點<text:span text:style-name="T3">....</text:span>否則世界根本空無一物<text:span text:style-name="T3">. <text:line-break/><text:line-break/></text:span>現在路過台南醫院都挺熱鬧<text:span text:style-name="T3">,</text:span>一堆攤販與各種街頭演出<text:span text:style-name="T3">,</text:span>吃吃喝喝吵吵鬧鬧<text:span text:style-name="T3">. </text:span>但你知道嗎<text:span text:style-name="T3">? </text:span>二十幾年前<text:span text:style-name="T3">,</text:span>有個餓成皮包骨的窮學生幾次深夜來到這裏賣血<text:span text:style-name="T3">,</text:span>一西西五塊錢<text:span text:style-name="T3">. </text:span>那時的夜<text:span text:style-name="T3">,</text:span>靜得可悲<text:span text:style-name="T3">.<text:line-break/><text:line-break/></text:span>旗津是什麼<text:span text:style-name="T3">? </text:span>不過是個髒亂海灘<text:span text:style-name="T3">,</text:span>但同樣是二十幾年前<text:span text:style-name="T3">,</text:span>那個幾乎從不去上課的學生<text:span text:style-name="T3">,</text:span>每到黃昏<text:span text:style-name="T3">,</text:span>老是像座銅像一樣孤獨坐在海邊<text:span text:style-name="T3">,</text:span>直到月黑風高<text:span text:style-name="T3">.<text:line-break/><text:line-break/></text:span>台南安平現在變成一到假日便水瀉不通的吃喝聖地<text:span text:style-name="T3">,</text:span>但更早的三四十年前<text:span text:style-name="T3">,</text:span>有個有家歸不得的熱情少年<text:span text:style-name="T3">,</text:span>經常就睡在至今依然還在的那片墓地裏<text:span text:style-name="T3">,</text:span>夜裏看著星星<text:span text:style-name="T3">,</text:span>胸中總有無數感動<text:span text:style-name="T3">. </text:span>當時那附近常有許多羊<text:span text:style-name="T3">,</text:span>想不到三十幾年後的今天羊群還在<text:span text:style-name="T3">,</text:span>只是較為稀疏<text:span text:style-name="T3">.<text:line-break/><text:line-break/></text:span>至於台北中山北路那個馬偕醫院呢<text:span text:style-name="T3">,</text:span>不過就是一家滿口仁義道德的醫院<text:span text:style-name="T3">,</text:span>但在我眼裏<text:span text:style-name="T3">,</text:span>它卻十分特別<text:span text:style-name="T3">,</text:span>波波和她的小孩就是在這裏被環保局的壞人抓走的<text:span text:style-name="T3">. </text:span>牠的家和客廳<text:span text:style-name="T3">,</text:span>如今已經不見蹤影<text:span text:style-name="T3">,</text:span>但我每次經過醫院大門口<text:span text:style-name="T3">,</text:span>仍然會想起波波<text:span text:style-name="T3">,</text:span>想像波波的家如果還在<text:span text:style-name="T3">,</text:span>應該是在哪個位置<text:span text:style-name="T3">.<text:line-break/><text:line-break/></text:span>上個月站樁<text:span text:style-name="T3">,</text:span>依例搭早上六點半的統聯北上<text:span text:style-name="T3">,</text:span>買了幾塊電影<text:span text:style-name="T3">DVD,</text:span>然後去了一趟台大圖書館<text:span text:style-name="T3">,</text:span>之後沒事便特地跑來馬偕醫院<text:span text:style-name="T3">,</text:span>不是要來找同事<text:span text:style-name="T3">,</text:span>而只是想再看看那個曾經屬於波波的角落<text:span text:style-name="T3">.<text:line-break/><text:line-break/></text:span>齊克果說得對<text:span text:style-name="T3">,"</text:span>生命一直往前走<text:span text:style-name="T3">,</text:span>但它的意義卻只能回首時光往後去理解<text:span text:style-name="T3">." ;</text:span>時間讓乾枯的事實變成各種故事<text:span text:style-name="T3">. </text:span>有些人確實不是依靠世俗糧食過活<text:span text:style-name="T3">,</text:span>而是活在故事裏<text:span text:style-name="T3">,</text:span>過去的<text:span text:style-name="T3">,</text:span>現在的<text:span text:style-name="T3">,</text:span>未來的<text:span text:style-name="T3">. </text:span>不信<text:span text:style-name="T3">,</text:span>我把你帶到窗邊<text:span text:style-name="T3">,</text:span>即便只是窗外一點似有若無的微風拂過<text:span text:style-name="T3">,</text:span>我都能告訴你這風裏的故事<text:span text:style-name="T3">.</text:span></text:p>
      <text:p text:style-name="P1"><text:span text:style-name="T1">陳真</text:span><text:s/>  |  2012.03.05 17:41   |   <text:a xlink:type="simple" xlink:href="http://palinfo.habago.org/Entry?Command=Information_PrintForum&amp;iPage=514#FORUM31405"><text:span text:style-name="T2">#</text:span></text:a></text:p>
      <text:p text:style-name="P3"><text:span text:style-name="T3">(</text:span>續<text:span text:style-name="T3">)<text:line-break/><text:line-break/></text:span>印象中<text:span text:style-name="T3">,</text:span>火車站就是火車站<text:span text:style-name="T3">,</text:span>站外總是亂七八糟的一堆人潮車潮<text:span text:style-name="T3">. </text:span>那年來到南京<text:span text:style-name="T3">,</text:span>沒料到一出車站外頭竟是這麼大而寧靜的一個湖<text:span text:style-name="T3">. </text:span>我地理沒唸好<text:span text:style-name="T3">,</text:span>不知道原來玄武湖就在這<text:span text:style-name="T3">.<text:line-break/><text:line-break/></text:span>高達說<text:span text:style-name="T3">,</text:span>重點不是在這個人或那個人<text:span text:style-name="T3">,</text:span>也不是此地彼地<text:span text:style-name="T3">;</text:span>重點是時間<text:span text:style-name="T3">,</text:span>時間穿過某種人事物<text:span text:style-name="T3">,</text:span>留下它的軌跡<text:span text:style-name="T3">. <text:line-break/><text:line-break/></text:span>沿著某種軌跡<text:span text:style-name="T3">,</text:span>我來到南京<text:span text:style-name="T3">,</text:span>走在街道上<text:span text:style-name="T3">,</text:span>彷彿進入一個電影場景<text:span text:style-name="T3">,</text:span>似真若幻<text:span text:style-name="T3">. </text:span>一路看見總統府<text:span text:style-name="T3">,</text:span>兒童醫院<text:span text:style-name="T3">,</text:span>看見南京師範大學<text:span text:style-name="T3">(</text:span>即金陵女子學院舊址<text:span text:style-name="T3">?),</text:span>最後來到了中山陵<text:span text:style-name="T3">. </text:span>這陵寢很大<text:span text:style-name="T3">,</text:span>走了很長時間才進到大廳<text:span text:style-name="T3">,</text:span>遠方入口處有一片不起眼的小草地<text:span text:style-name="T3">,</text:span>地上插個牌子寫著<text:span text:style-name="T3">: "</text:span>草木無語<text:span text:style-name="T3">,</text:span>請善待之<text:span text:style-name="T3">." <text:line-break/><text:line-break/></text:span>整個南京市繞了一會<text:span text:style-name="T3">,</text:span>我總努力貼著窗子往外看<text:span text:style-name="T3">,</text:span>想像<text:span text:style-name="T3"><text:s/>"</text:span>時間<text:span text:style-name="T3">" </text:span>在這座美麗城市走過的足跡<text:span text:style-name="T3">. </text:span>曾聽柏楊說起那個年代<text:span text:style-name="T3">,</text:span>生命可悲<text:span text:style-name="T3">,</text:span>家破人亡只是尋常事<text:span text:style-name="T3">;</text:span>運氣好的<text:span text:style-name="T3">,</text:span>有個好死<text:span text:style-name="T3">,</text:span>運氣差一點的活了下來<text:span text:style-name="T3">,</text:span>想辦法求個茍活<text:span text:style-name="T3">. <text:line-break/><text:line-break/></text:span>他說<text:span text:style-name="T3">,</text:span>逃難時<text:span text:style-name="T3">,</text:span>有些女學生沒東西吃<text:span text:style-name="T3">,</text:span>活不下去了<text:span text:style-name="T3">,</text:span>於是就在街上朝著逃難人潮裏隨便攔了個人求對方帶她一起走<text:span text:style-name="T3">,</text:span>正所謂<text:span text:style-name="T3">"</text:span>舊時王謝堂前燕<text:span text:style-name="T3">,</text:span>飛入尋常百姓家<text:span text:style-name="T3">",</text:span>當那美好的時光消逝<text:span text:style-name="T3">,</text:span>人事已非<text:span text:style-name="T3">,</text:span>大概也顧不了什麼尊與卑<text:span text:style-name="T3">,</text:span>榮與辱了<text:span text:style-name="T3">.<text:line-break/><text:line-break/></text:span>晚上沿著真是哀愁到爆的浪漫秦淮河<text:span text:style-name="T3">,</text:span>來到夫子廟夜市<text:span text:style-name="T3">,"</text:span>舊時王謝堂前燕<text:span text:style-name="T3">,</text:span>飛入尋常百姓家<text:span text:style-name="T3">" </text:span>這首詩的兩名主角<text:span text:style-name="T3">--</text:span>東晉<text:span text:style-name="T3">(?)</text:span>的王導和謝安的故居就在夫子廟旁<text:span text:style-name="T3">.<text:line-break/><text:line-break/></text:span>大陸同胞跟我們在某種品味上真的很相近<text:span text:style-name="T3">,</text:span>比方說都很喜歡吃吃喝喝<text:span text:style-name="T3">.</text:span>喜歡花花綠綠吵吵鬧鬧<text:span text:style-name="T3">,</text:span>一個地方一旦成為某種名勝古蹟<text:span text:style-name="T3">,</text:span>那就慘了<text:span text:style-name="T3">,</text:span>往往要儘可能地搞得很商業很吵鬧很人工化<text:span text:style-name="T3">,</text:span>彷彿這樣你才不會打瞌睡<text:span text:style-name="T3">,</text:span>才會覺得好玩<text:span text:style-name="T3">. </text:span>受不了這種商業氣息觀光作風的<text:span text:style-name="T3">,</text:span>就只好忍耐<text:span text:style-name="T3">,</text:span>自己往那沒被污染的細微處去觀看<text:span text:style-name="T3">.<text:line-break/><text:line-break/></text:span>金陵十三釵就來自秦淮河畔<text:span text:style-name="T3">,</text:span>這電影把我的憂鬱指數一下拉得很高<text:span text:style-name="T3">,</text:span>要是我家現在還有個電影院<text:span text:style-name="T3">,</text:span>算準時間<text:span text:style-name="T3">,</text:span>每一場戲只要唱起<text:span text:style-name="T3"><text:s/>"</text:span>秦淮景<text:span text:style-name="T3">",</text:span>我恐怕都會風雨無阻地準時出現在電影院裏<text:span text:style-name="T3">.<text:line-break/><text:line-break/></text:span>嗓子很好聽的大陸著名歌手韓紅<text:span text:style-name="T3">,</text:span>看報紙上說<text:span text:style-name="T3">,</text:span>她看完電影金陵十三釵後公開留言對日本人罵<text:span text:style-name="T3"><text:s/>"</text:span>操你媽<text:span text:style-name="T3">",</text:span>並誓言要跟日本人<text:span text:style-name="T3"><text:s/>"</text:span>永世為敵<text:span text:style-name="T3">". <text:line-break/><text:line-break/></text:span>而我呢<text:span text:style-name="T3">? "</text:span>我有一段情<text:span text:style-name="T3">,</text:span>唱給諸公聽<text:span text:style-name="T3">".</text:span>永世為敵談不上<text:span text:style-name="T3">,</text:span>但光我這一世<text:span text:style-name="T3">,</text:span>恐怕就得註定抱著某種難以言喻的悲傷憂愁進棺材<text:span text:style-name="T3">.</text:span>可我仍然還是常會想到高達在<text:span text:style-name="T3"><text:s/>"</text:span>愛的禮讚<text:span text:style-name="T3">" </text:span>裏所隱喻的那些話<text:span text:style-name="T3">: </text:span>時間才是主角<text:span text:style-name="T3">,</text:span>穿透各種現象畫下它的印跡<text:span text:style-name="T3">. </text:span>有了藍就會有黑<text:span text:style-name="T3">,</text:span>有快樂必然就有悲傷<text:span text:style-name="T3">;</text:span>人生可憫<text:span text:style-name="T3">,</text:span>不管扮演何種角色<text:span text:style-name="T3">,</text:span>其實都一樣可悲<text:span text:style-name="T3">,</text:span>也許千言萬語到頭來最重要的不外就只是求神<text:span text:style-name="T3"><text:s/>"</text:span>憐憫我們<text:span text:style-name="T3">" </text:span>這幾個字<text:span text:style-name="T3">.</text:span></text:p>
      <text:p text:style-name="P1"><text:span text:style-name="T1">陳真</text:span><text:s/>  |  2012.03.04 02:07   |   <text:a xlink:type="simple" xlink:href="http://palinfo.habago.org/Entry?Command=Information_PrintForum&amp;iPage=514#FORUM31404"><text:span text:style-name="T2">#</text:span></text:a></text:p>
      <text:p text:style-name="P2"><text:span text:style-name="T3">"</text:span>金陵十三釵<text:span text:style-name="T3">" </text:span>拍得很美<text:span text:style-name="T3">,</text:span>但我不想用<text:span text:style-name="T3"><text:s/>"</text:span>推薦<text:span text:style-name="T3">" </text:span>大家去看這樣的字眼<text:span text:style-name="T3">,</text:span>畢竟這是一齣悲劇<text:span text:style-name="T3">,</text:span>講<text:span text:style-name="T3"><text:s/>"</text:span>推薦<text:span text:style-name="T3">" </text:span>太低俗<text:span text:style-name="T3">. <text:line-break/><text:line-break/></text:span>雖說是愛情史詩<text:span text:style-name="T3">,</text:span>但此愛甚廣<text:span text:style-name="T3">,</text:span>非僅男女<text:span text:style-name="T3">,</text:span>像是一種憐憫<text:span text:style-name="T3">.<text:line-break/><text:line-break/></text:span>做為一種哲學動物<text:span text:style-name="T3">,</text:span>腦袋裏塞滿概念符號<text:span text:style-name="T3">,</text:span>與現實無涉<text:span text:style-name="T3">,</text:span>但就像音符本身沒有故事一樣<text:span text:style-name="T3">,</text:span>若無血肉<text:span text:style-name="T3">,</text:span>音符存在何用<text:span text:style-name="T3">? </text:span>同樣地<text:span text:style-name="T3">,</text:span>若非背後有著某種活的東西<text:span text:style-name="T3">,</text:span>我不知道操弄那些艱澀抽象的哲學符號有何意義<text:span text:style-name="T3">? <text:line-break/><text:line-break/></text:span>高達說得對<text:span text:style-name="T3">,</text:span>當我說出<text:span text:style-name="T3">something,</text:span>是因為我想到<text:span text:style-name="T3">something else;</text:span>當我說出某事某物<text:span text:style-name="T3">,</text:span>是因為我想到一點別的什麼<text:span text:style-name="T3">. </text:span>這個<text:span text:style-name="T3"><text:s/>"</text:span>什麼<text:span text:style-name="T3">",</text:span>或許太<text:span text:style-name="T3">....,</text:span>太怎樣說不上來<text:span text:style-name="T3">,</text:span>於是我們就只好說點別的<text:span text:style-name="T3">. <text:line-break/><text:line-break/></text:span>當我們看著一條河一片海<text:span text:style-name="T3">,</text:span>進而成為它的專家<text:span text:style-name="T3">,</text:span>講起河流海洋來滔滔不絕<text:span text:style-name="T3">,</text:span>但是說到底<text:span text:style-name="T3">,</text:span>我們想說的不外仍然是現實生命裏那幾個關鍵字<text:span text:style-name="T3">.<text:line-break/><text:line-break/></text:span>家裏有個幫傭<text:span text:style-name="T3">,</text:span>從我出生那一刻起便把我帶大<text:span text:style-name="T3">,</text:span>直到我成為一名經常翹家離家在海邊遊蕩在墓地過夜的少年<text:span text:style-name="T3">.<text:line-break/><text:line-break/></text:span>她已去世將近三十年<text:span text:style-name="T3">. </text:span>來到我們家之前沒有其他家人<text:span text:style-name="T3">,</text:span>聽說從很年輕時就被賣到妓院<text:span text:style-name="T3">,</text:span>後來約莫五十歲健康差了<text:span text:style-name="T3">,</text:span>便成為我們家中一員<text:span text:style-name="T3">,</text:span>而且恐怕也是世上唯一一個能隨便揍我的人<text:span text:style-name="T3">. </text:span>兄弟姐妹們<text:span text:style-name="T3">,</text:span>包括鄰家小孩<text:span text:style-name="T3">,</text:span>都很怕她<text:span text:style-name="T3">,</text:span>大家叫她<text:span text:style-name="T3"><text:s/>"</text:span>大摳歐肉桑<text:span text:style-name="T3">",</text:span>大摳就是台語的<text:span text:style-name="T3"><text:s/>"</text:span>胖<text:span text:style-name="T3">",</text:span>因為她長得很胖<text:span text:style-name="T3">.<text:line-break/><text:line-break/></text:span>她不識字<text:span text:style-name="T3">,</text:span>卻熟悉封神榜西遊記水滸傳及三國演義等等民間小說<text:span text:style-name="T3">,</text:span>從小跟我反覆講述<text:span text:style-name="T3">. </text:span>我不知道她為什麼那麼喜歡講那些故事<text:span text:style-name="T3">,</text:span>或許這些故事裏頭有著她想說卻說不上來的東西<text:span text:style-name="T3">;</text:span>或許我也一樣<text:span text:style-name="T3">,</text:span>若不是有些故事壓在心頭<text:span text:style-name="T3">,</text:span>誰還在乎<text:span text:style-name="T3"><text:s/>"</text:span>我怎麼知道這是我的手<text:span text:style-name="T3">"?,</text:span>誰還管什麼<text:span text:style-name="T3"><text:s/>"</text:span>為何深藍比淺藍更深<text:span text:style-name="T3">?".<text:line-break/><text:line-break/></text:span>我記得她跟我提到一種<text:span text:style-name="T3"><text:s/>"</text:span>風俗<text:span text:style-name="T3">",</text:span>說是女生要被賣掉接客的前夕<text:span text:style-name="T3">,</text:span>會把某個常用的個人物品<text:span text:style-name="T3"><text:s/>(</text:span>例如鏡子<text:span text:style-name="T3">) </text:span>給摔破或打壞<text:span text:style-name="T3">,</text:span>表示一種與往日美好時光的徹底告別<text:span text:style-name="T3">. <text:line-break/><text:line-break/></text:span>要是她還活在<text:span text:style-name="T3">,</text:span>現在已經差不多一百歲了<text:span text:style-name="T3">;</text:span>年齡足足大我半個多世紀<text:span text:style-name="T3">,</text:span>只記得她很愛打小孩<text:span text:style-name="T3">,</text:span>講起粗話髒話很流利<text:span text:style-name="T3">,</text:span>經常喜歡反覆講那些我不知聽了幾百次聽到都會背的中國章回小說<text:span text:style-name="T3">,</text:span>還有就是會講一些黑街暗巷的術語<text:span text:style-name="T3">.<text:line-break/><text:line-break/></text:span>例如她會罵小孩若不用功<text:span text:style-name="T3">,</text:span>以後長大就只能去撿便所紙<text:span text:style-name="T3">,</text:span>便所就是廁所<text:span text:style-name="T3">,</text:span>那時候聽不懂撿便所紙是什麼職業<text:span text:style-name="T3">,</text:span>後來長大後慢慢才明白原來指的是妓院裏負責清潔與安全秩序的<text:span text:style-name="T3"><text:s/>"</text:span>大哥<text:span text:style-name="T3">",</text:span>棉紙或便所紙指的是客人射精後擦拭丟棄在地上或床上的衛生紙<text:span text:style-name="T3">,</text:span>需要有人立即清理<text:span text:style-name="T3">. <text:line-break/><text:line-break/></text:span>在她生前<text:span text:style-name="T3">,</text:span>我對她理解不多<text:span text:style-name="T3">;</text:span>直到死後<text:span text:style-name="T3">,</text:span>她才像個謎底逐漸解開<text:span text:style-name="T3">. </text:span>當我經歷了一點人事<text:span text:style-name="T3">,</text:span>我似乎才慢慢稍微理解了生命深層那份難以言喻的悲歡<text:span text:style-name="T3">.<text:line-break/><text:line-break/></text:span>我是在始自日據時期全台灣最富盛名的紅燈區長大<text:span text:style-name="T3">,</text:span>台南人叫新町<text:span text:style-name="T3">. </text:span>全盛時期<text:span text:style-name="T3">,</text:span>我家方圓這一兩公里內聽說有上百家妓院<text:span text:style-name="T3">. </text:span>每天一入夜<text:span text:style-name="T3">,</text:span>燈火明媚<text:span text:style-name="T3">,</text:span>十分壯觀<text:span text:style-name="T3">.</text:span>那些倚門摳指甲一邊撥弄頭髮一邊招呼客人進門尋歡的姐姐們<text:span text:style-name="T3">,</text:span>見我路過<text:span text:style-name="T3">,</text:span>有幾個常會把我叫過去摸頭或問我一些哄小孩的傻問題<text:span text:style-name="T3">. <text:line-break/><text:line-break/></text:span>或許也正因為這份感情<text:span text:style-name="T3">,</text:span>當距我家僅有幾步之遙幾百坪大的<text:span text:style-name="T3"><text:s/>"</text:span>真花園<text:span text:style-name="T3">" </text:span>於幾年前被拆除時<text:span text:style-name="T3">,</text:span>不免悵然<text:span text:style-name="T3">. </text:span>當年最風光的<text:span text:style-name="T3"><text:s/>"</text:span>夜來香<text:span text:style-name="T3">" </text:span>更是早在二十幾年前便已煙消雲散<text:span text:style-name="T3">,</text:span>就在我家正對面<text:span text:style-name="T3">,</text:span>現在變成一家便利超商<text:span text:style-name="T3">. <text:line-break/><text:line-break/></text:span>唸國中時<text:span text:style-name="T3">,</text:span>幾乎每天晚上都會在這個龍蛇雜處有著上百個地攤的夜市玩耍<text:span text:style-name="T3">,</text:span>每個攤位每天要講些什麼招徠觀眾的台詞我都能比他們搶先一步說出<text:span text:style-name="T3">,</text:span>因為每天聽<text:span text:style-name="T3">,</text:span>聽了千百回<text:span text:style-name="T3">.<text:line-break/><text:line-break/></text:span>比方說當觀眾覺得無聊<text:span text:style-name="T3">,</text:span>要散了<text:span text:style-name="T3">,</text:span>賣藥的就會說<text:span text:style-name="T3"><text:s/>"</text:span>好<text:span text:style-name="T3">!</text:span>廢話少說<text:span text:style-name="T3">,</text:span>現在我們就來給他表演<text:span text:style-name="T3">(</text:span>脫衣舞<text:span text:style-name="T3">)",</text:span>然後就會假裝對穿著清涼的助理小姐說<text:span text:style-name="T3">: "</text:span>趕快去準備一下<text:span text:style-name="T3">,</text:span>不要再拖了<text:span text:style-name="T3">,</text:span>今天天氣真熱<text:span text:style-name="T3">,</text:span>該穿的穿<text:span text:style-name="T3">,</text:span>不用穿的可以不用穿沒關係<text:span text:style-name="T3">". <text:line-break/><text:line-break/></text:span>或是故意對觀眾說<text:span text:style-name="T3">: "</text:span>等一下如果看到好看的<text:span text:style-name="T3">,</text:span>請千萬不要拍手<text:span text:style-name="T3">,</text:span>怕戴帽子的會來<text:span text:style-name="T3">(</text:span>戴帽子的即警察<text:span text:style-name="T3">)",</text:span>或是說<text:span text:style-name="T3"><text:s/>"</text:span>囝仔兄不要看<text:span text:style-name="T3">,</text:span>回去叫你阿爸來看<text:span text:style-name="T3">","</text:span>那個戴眼鏡的<text:span text:style-name="T3">,</text:span>你度數夠嗎<text:span text:style-name="T3">?" </text:span>有時還會故意對某些常來的觀眾說<text:span text:style-name="T3"><text:s/>"</text:span>喂<text:span text:style-name="T3">,</text:span>這位大哥<text:span text:style-name="T3">,</text:span>你每天來<text:span text:style-name="T3">,</text:span>出門有報備嗎<text:span text:style-name="T3">? </text:span>還不趕快回去<text:span text:style-name="T3">,</text:span>你太太拿菜刀現在在門口等你<text:span text:style-name="T3">" ...<text:line-break/><text:line-break/></text:span>講一堆有的沒的<text:span text:style-name="T3">,</text:span>從小對我的文化素養與文學造旨真是幫助非常大<text:span text:style-name="T3">,</text:span>難怪我從小就是作文高手<text:span text:style-name="T3">.</text:span>我差不多可以把這類台詞或吸引顧客花招編列成一本書<text:span text:style-name="T3">.<text:line-break/><text:line-break/></text:span>其實<text:span text:style-name="T3">,</text:span>當觀眾因此聚攏過來時<text:span text:style-name="T3">,</text:span>他就會開始又話鋒一轉<text:span text:style-name="T3">,</text:span>講起他要賣的那些神奇藥物<text:span text:style-name="T3">. </text:span>若真要看<text:span text:style-name="T3"><text:s/>"</text:span>脫衣舞<text:span text:style-name="T3">",</text:span>你要會抓時間<text:span text:style-name="T3">,</text:span>差不多十一點多夜深人靜快收攤時過去看才看得到<text:span text:style-name="T3">,</text:span>但通常只有十幾秒鐘或更短的時間<text:span text:style-name="T3">.<text:line-break/><text:line-break/></text:span>除了脫衣舞<text:span text:style-name="T3">,</text:span>還有表演蛇和貓鼬<text:span text:style-name="T3">(?)</text:span>大戰或蛇活吞小雞<text:span text:style-name="T3">,</text:span>或是猴子抽煙敬禮跳繩等等<text:span text:style-name="T3">. </text:span>有一次還運來一頭熊<text:span text:style-name="T3">,</text:span>我親眼看到一隻猴子在鐵籠外捉弄那頭熊<text:span text:style-name="T3">,</text:span>結果被熊伸出籠外一個巴掌給打在胸口<text:span text:style-name="T3">,</text:span>那潑猴立即血流如注倒地死掉<text:span text:style-name="T3">,</text:span>胸口破了一個窟窿<text:span text:style-name="T3">.<text:line-break/><text:line-break/></text:span>另外還有一攤是表演魔術<text:span text:style-name="T3">,</text:span>我每天左看右看就是無法破解<text:span text:style-name="T3">,</text:span>百思不解實在很痛苦<text:span text:style-name="T3">.</text:span>後來<text:span text:style-name="T3">,</text:span>唸國一時<text:span text:style-name="T3">,</text:span>有個同學說他手頭有點錢<text:span text:style-name="T3">,</text:span>於是我們就花了兩百元跑去跟那個路邊攤魔術師買謎底<text:span text:style-name="T3">,</text:span>買回來幾樣魔術用的道具<text:span text:style-name="T3">.<text:line-break/><text:line-break/></text:span>最常去的一個攤位是夜來香大門口有個說書人<text:span text:style-name="T3">,</text:span>他的攤位最簡單<text:span text:style-name="T3">,</text:span>就只有幾把椅子和一張小桌子<text:span text:style-name="T3">,</text:span>桌上放著一盞蠟燭<text:span text:style-name="T3">,</text:span>手裏拿著一塊包公判案用的那種驚堂木<text:span text:style-name="T3">,</text:span>一邊說書<text:span text:style-name="T3">,</text:span>一邊用驚堂木配合劇情製造音效<text:span text:style-name="T3">.</text:span>講的也是封神榜和三國演義那些故事<text:span text:style-name="T3">. </text:span>如果聽眾覺得他覺得不錯<text:span text:style-name="T3">,</text:span>就可以往他桌上有個碗裏丟錢<text:span text:style-name="T3">. <text:line-break/><text:line-break/></text:span>雖然這些故事聽了許多回<text:span text:style-name="T3">,</text:span>但我不是為了故事本身經常跑去聽<text:span text:style-name="T3">,</text:span>而是喜歡昏暗燈光下一群人或蹲或坐專心聽故事的感覺<text:span text:style-name="T3">;</text:span>有些人聽到不平處還會因此對著空氣罵兩句<text:span text:style-name="T3">,</text:span>非常入戲<text:span text:style-name="T3">.<text:line-break/><text:line-break/></text:span>說書攤就擺在名聞遐邇的<text:span text:style-name="T3"><text:s/>"</text:span>夜來香<text:span text:style-name="T3">" </text:span>門口<text:span text:style-name="T3">. </text:span>這家妓女戶生意真是好到不行<text:span text:style-name="T3">,</text:span>那時的人出入這類場所似乎都很自然<text:span text:style-name="T3">,</text:span>就像去看電影一樣<text:span text:style-name="T3">. </text:span>夜來香因為生意實在太好<text:span text:style-name="T3">,</text:span>於是幾乎每天大門口都會蹲著一些人在排隊等候<text:span text:style-name="T3">. <text:line-break/><text:line-break/></text:span>我不知道這些嫖客為什麼部不站著等而喜歡蹲著<text:span text:style-name="T3">,</text:span>而且常咬著烤香腸或嘴裏轉動著一根牙籤<text:span text:style-name="T3">,</text:span>一邊等一邊罵<text:span text:style-name="T3">,</text:span>好像很痛苦的表情<text:span text:style-name="T3">,</text:span>經常看到有人大概是等太久受不了了<text:span text:style-name="T3">,</text:span>就會去用力拍打窗戶叫裏面的人動作快一點<text:span text:style-name="T3">,</text:span>他們會罵說<text:span text:style-name="T3">: "</text:span>卡緊咧啦<text:span text:style-name="T3">,x</text:span>伊娘內底是係咧創啥曉啊這麼會拖<text:span text:style-name="T3">"(</text:span>翻成國語就是<text:span text:style-name="T3">:</text:span>快一點啦<text:span text:style-name="T3">,</text:span>裏面是<text:span text:style-name="T3">x</text:span>它媽的是在幹什麼這麼會拖<text:span text:style-name="T3">).<text:line-break/><text:line-break/>"</text:span>真花園<text:span text:style-name="T3">" </text:span>不久前拆了<text:span text:style-name="T3">,</text:span>名聞全台的<text:span text:style-name="T3"><text:s/>"</text:span>夜來香<text:span text:style-name="T3">" </text:span>因為道路拓寬拆得最早<text:span text:style-name="T3">,</text:span>但<text:span text:style-name="T3"><text:s/>"</text:span>夜巴黎<text:span text:style-name="T3">" </text:span>倒是至今還在<text:span text:style-name="T3">,</text:span>也是在我家對面<text:span text:style-name="T3">,</text:span>只是不知道還有沒有在營業<text:span text:style-name="T3">,</text:span>看不見裏頭有小姐了<text:span text:style-name="T3">,</text:span>只見到幾個年邁的阿嬤經常面無表情地拿把矮凳坐在門口乘涼<text:span text:style-name="T3">,</text:span>或許她們其中就有著當年曾摸我頭給我口香糖吃十分友善的<text:span text:style-name="T3"><text:s/>"</text:span>姐姐<text:span text:style-name="T3">" </text:span>們<text:span text:style-name="T3">,</text:span>但緬懷這些早已逝去的時光<text:span text:style-name="T3">,</text:span>究竟還能有多少意義<text:span text:style-name="T3">?<text:line-break/><text:line-break/></text:span>這一切對旁人來說或許很無聊的往事告白<text:span text:style-name="T3">,</text:span>全因金陵十三釵這部電影而來<text:span text:style-name="T3">,</text:span>但我就算不去說它<text:span text:style-name="T3">,</text:span>它依然起著作用<text:span text:style-name="T3">,</text:span>就像沈從文說的<text:span text:style-name="T3">,</text:span>當一個人心頭被幾百個這樣的故事給壓著時<text:span text:style-name="T3">,</text:span>天曉得他是用什麼樣的一種心情過活<text:span text:style-name="T3">.<text:line-break/><text:line-break/></text:span>我不曾經歷戰火<text:span text:style-name="T3">,</text:span>卻似乎略知它一二<text:span text:style-name="T3">,</text:span>更因它而受傷<text:span text:style-name="T3">. </text:span>每一場戰爭對我來說都只是南京大屠殺的一個延續<text:span text:style-name="T3">. </text:span>那場屠殺<text:span text:style-name="T3">,</text:span>是我了解戰爭的一個起點<text:span text:style-name="T3">,</text:span>卻非終點<text:span text:style-name="T3">;</text:span>高中時所見的那些記錄影像<text:span text:style-name="T3">,</text:span>就像個種子<text:span text:style-name="T3">,</text:span>埋進我這人的血肉深處<text:span text:style-name="T3">. </text:span>但我絕不願跟任何人討論任何戰爭<text:span text:style-name="T3">,</text:span>因為這些東西不該是一種話題<text:span text:style-name="T3">.</text:span>惟有在某種孤獨的時光裏<text:span text:style-name="T3">,</text:span>我卻常希望能有個跟我一樣因戰爭而受了傷的人<text:span text:style-name="T3">,</text:span>就像<text:span text:style-name="T3"><text:s/>"</text:span>大摳歐肉桑<text:span text:style-name="T3">" </text:span>那樣<text:span text:style-name="T3">,</text:span>告訴我戰爭究竟是怎麼一回事<text:span text:style-name="T3">.</text:span></text:p>
      <text:p text:style-name="P1"><text:span text:style-name="T1">陳真</text:span><text:s/>  |  2012.03.02 04:55   |   <text:a xlink:type="simple" xlink:href="http://palinfo.habago.org/Entry?Command=Information_PrintForum&amp;iPage=514#FORUM31403"><text:span text:style-name="T2">#</text:span></text:a></text:p>
      <text:p text:style-name="P3"><text:span text:style-name="T3">(</text:span>續<text:span text:style-name="T3">)<text:line-break/><text:line-break/></text:span>我們一般人<text:span text:style-name="T3">,</text:span>每天辛苦工作<text:span text:style-name="T3">,</text:span>費盡青春<text:span text:style-name="T3">,</text:span>傷害健康<text:span text:style-name="T3">,</text:span>一分一毫賺的都是血汗錢<text:span text:style-name="T3">. </text:span>一輩子下來<text:span text:style-name="T3">,</text:span>不過就是賺那幾十萬幾百萬或頂多幾千萬<text:span text:style-name="T3">,</text:span>等於是拿一條命來換取這麼一點錢養家活口<text:span text:style-name="T3">. <text:line-break/><text:line-break/></text:span>但政客卻不然<text:span text:style-name="T3">,</text:span>他們在談笑風生間<text:span text:style-name="T3">,</text:span>左擁右抱之際<text:span text:style-name="T3">,</text:span>或許打幾通電話<text:span text:style-name="T3">,</text:span>或許動動原子筆<text:span text:style-name="T3">,</text:span>推個法案<text:span text:style-name="T3">,</text:span>開個空頭公司<text:span text:style-name="T3">,</text:span>或是關說兩句<text:span text:style-name="T3">,</text:span>馬上就能輕鬆合法或非法地賺進動輒以億計算的巨款<text:span text:style-name="T3">. <text:line-break/><text:line-break/></text:span>而且<text:span text:style-name="T3">,</text:span>就算東窗事發<text:span text:style-name="T3">,</text:span>通常也不會有事<text:span text:style-name="T3">;</text:span>就算有事<text:span text:style-name="T3">,</text:span>也會盡量拖到等大家都得了老年失智才三審定讞<text:span text:style-name="T3">,</text:span>就算定讞<text:span text:style-name="T3">,</text:span>也不一定會坐牢<text:span text:style-name="T3">,</text:span>總會有各種優待辦法<text:span text:style-name="T3">;</text:span>萬一很不幸真的要坐牢<text:span text:style-name="T3">,</text:span>往往也是意思意思一下就出來<text:span text:style-name="T3">,</text:span>然後有幾億鉅款等著享用<text:span text:style-name="T3">.<text:line-break/><text:line-break/></text:span>事實上<text:span text:style-name="T3">,</text:span>不瞞各位<text:span text:style-name="T3">,</text:span>阿扁真的是英雄<text:span text:style-name="T3">,</text:span>他不但代表一家人坐牢<text:span text:style-name="T3">,</text:span>也代表著許多同志坐牢<text:span text:style-name="T3">;</text:span>如他自己所說<text:span text:style-name="T3">,</text:span>真的是跟耶穌差不多<text:span text:style-name="T3">,</text:span>扛起眾人的十字架<text:span text:style-name="T3">. </text:span>有他在牢裏頭<text:span text:style-name="T3">,</text:span>牢外的許多案子都會被輕輕放過<text:span text:style-name="T3">. <text:line-break/><text:line-break/></text:span>但一般人卻完全不是這樣喔<text:span text:style-name="T3">,</text:span>不信你貪污個幾萬塊看看<text:span text:style-name="T3">,</text:span>保證把你關到鬍鬚白<text:span text:style-name="T3">,</text:span>關到生蝨母<text:span text:style-name="T3">.<text:line-break/><text:line-break/></text:span>最蠢的是那些很外圍很外圍對於政治一無所知但卻又動輒蠢血沸騰的人<text:span text:style-name="T3">,</text:span>他們如果這麼喜歡政治<text:span text:style-name="T3">,</text:span>這麼喜歡搖旗吶喊<text:span text:style-name="T3">,</text:span>就應該靠政治近一點<text:span text:style-name="T3">,</text:span>最好就進入那個圈子裏頭<text:span text:style-name="T3">,</text:span>近距離看看這些整天愛國愛民愛鄉愛土的政客們及其周邊一票幫傭一票武棍文膽是不是真的那麼乾淨純潔充滿理想<text:span text:style-name="T3">.</text:span></text:p>
      <text:p text:style-name="P1"><text:span text:style-name="T1">陳真</text:span><text:s/>  |  2012.03.01 14:27   |   <text:a xlink:type="simple" xlink:href="http://palinfo.habago.org/Entry?Command=Information_PrintForum&amp;iPage=514#FORUM31402"><text:span text:style-name="T2">#</text:span></text:a></text:p>
      <text:p text:style-name="P2">這是今天的蘋果頭條<text:span text:style-name="T3">,</text:span>吳乃仁不用說了<text:span text:style-name="T3">,</text:span>但洪奇昌卻是這個爛黨裏頭最乾淨的人之一<text:span text:style-name="T3">. </text:span>即便這案子屬實<text:span text:style-name="T3">,</text:span>但是跟其它爛到爆的爛咖相比<text:span text:style-name="T3">,</text:span>洪奇昌恐怕還是這個黨裏頭已幾乎快絕跡的清流之一<text:span text:style-name="T3">.<text:line-break/><text:line-break/></text:span>我要說的是<text:span text:style-name="T3">,</text:span>即便是清流也只不過是這樣<text:span text:style-name="T3">. </text:span>說來慚愧<text:span text:style-name="T3">,</text:span>二十幾年前<text:span text:style-name="T3">,</text:span>在白色恐怖的尾聲<text:span text:style-name="T3">,</text:span>我甚至還是洪奇昌的某個選舉後援會會長<text:span text:style-name="T3">. </text:span>但慢慢地我就清醒了<text:span text:style-name="T3">,</text:span>基本上我還是相信他的品性<text:span text:style-name="T3">,</text:span>但在一團集體巨大污穢之中<text:span text:style-name="T3">,</text:span>我不太能相信有多少人的個性強烈到足以抗拒這一切污染而能使自己清清白白<text:span text:style-name="T3">. <text:line-break/><text:line-break/></text:span>政客大約就跟醫生一樣<text:span text:style-name="T3">,</text:span>藥商每天想盡辦法要給你各種好處<text:span text:style-name="T3">,</text:span>幾個醫生的個性或信念強烈到足以反抗這一切誘惑<text:span text:style-name="T3">,</text:span>甘願做為一種與眾不同的怪物而能做到徹底清白<text:span text:style-name="T3">?<text:line-break/><text:line-break/></text:span>陳真<text:span text:style-name="T3"><text:line-break/>=========<text:line-break/></text:span>蘋果日報<text:span text:style-name="T3"><text:line-break/>2012. 03. 01.<text:line-break/><text:line-break/></text:span>【許淑惠╱綜合報導】<text:span text:style-name="T3"><text:line-break/><text:line-break/></text:span>民進黨前祕書長吳乃仁<text:span text:style-name="T3">9</text:span>年前擔任台糖董事長時，涉嫌接受該黨立委洪奇昌關說，由洪出面收受春龍公司<text:span text:style-name="T3">1310</text:span>萬元政治獻金，吳再把台糖位於台中霧峰工業區土地轉租為賣，讓春龍賤價取得台糖土地，導致台糖損失<text:span text:style-name="T3">4.1</text:span>億元。<text:span text:style-name="T3"><text:line-break/><text:line-break/>2006</text:span>年，台糖資產管理處處長邱有進上任，春龍贈送一只<text:span text:style-name="T3">20</text:span>多萬元的勞力士金錶，邱直覺有異拒收，並在政風人員陪同下退還金錶，檢調循線調查，台糖土地遭賤賣醜聞因此遭揭發。台中地院昨依背信罪重判吳乃仁、洪奇昌各<text:span text:style-name="T3">3</text:span>年<text:span text:style-name="T3">10</text:span>月、<text:span text:style-name="T3">2</text:span>年<text:span text:style-name="T3">4</text:span>月徒刑。全案可上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